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A0000000A0E264F8BB.png"/>
  <manifest:file-entry manifest:media-type="image/png" manifest:full-path="Pictures/10000201000000A0000000A08AD969B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Mangal" svg:font-family="Mangal" style:font-pitch="variable"/>
    <style:font-face style:name="Microsoft YaHei" svg:font-family="'Microsoft YaHei'" style:font-pitch="variable"/>
    <style:font-face style:name="Arial" svg:font-family="Arial" style:font-family-generic="swiss" style:font-pitch="variable"/>
  </office:font-face-decls>
  <office:automatic-styles>
    <style:style style:name="P1" style:family="paragraph" style:parent-style-name="Standard">
      <style:paragraph-properties fo:margin-top="0in" fo:margin-bottom="0.139in" fo:line-height="115%"/>
      <style:text-properties fo:color="#ff6ff2" fo:font-size="11pt" fo:language="en" fo:country="none" fo:font-weight="bold" style:font-size-asian="11pt" style:font-weight-asian="bold" style:font-size-complex="11pt" style:font-weight-complex="bold"/>
    </style:style>
    <style:style style:name="P2" style:family="paragraph" style:parent-style-name="Standard">
      <style:paragraph-properties fo:margin-top="0in" fo:margin-bottom="0.139in" fo:line-height="115%"/>
      <style:text-properties fo:color="#ff6ff2" fo:font-size="16pt" fo:language="en" fo:country="none" fo:font-weight="bold" style:font-size-asian="16pt" style:font-weight-asian="bold" style:font-size-complex="16pt" style:font-weight-complex="bold"/>
    </style:style>
    <style:style style:name="P3" style:family="paragraph" style:parent-style-name="Standard" style:master-page-name="Standard">
      <style:paragraph-properties fo:margin-top="0in" fo:margin-bottom="0.139in" fo:line-height="115%" style:page-number="auto"/>
      <style:text-properties fo:color="#ff6ff2" fo:font-size="16pt" fo:language="en" fo:country="none" fo:font-weight="bold" style:font-size-asian="16pt" style:font-weight-asian="bold" style:font-size-complex="16pt" style:font-weight-complex="bold"/>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ct 1</text:p>
      <text:p text:style-name="P1">_</text:p>
      <text:p text:style-name="P2">Act 2</text:p>
      <text:p text:style-name="P1">_</text:p>
      <text:p text:style-name="P2">Act 3</text:p>
      <text:p text:style-name="P1">_</text:p>
      <text:p text:style-name="P2">Intermission</text:p>
      <text:p text:style-name="P1">_</text:p>
      <text:p text:style-name="P2">Act 4</text:p>
      <text:p text:style-name="P1">_</text:p>
      <text:p text:style-name="P2">Act 5</text:p>
      <text:p text:style-name="P1">_</text:p>
      <text:p text:style-name="P2">Act 5 Act 2</text:p>
      <text:p text:style-name="P1">_</text:p>
      <text:p text:style-name="P2">Act 6</text:p>
      <text:p text:style-name="P1">_</text:p>
      <text:p text:style-name="P1">1. JC1: =006056</text:p>
      <text:p text:style-name="P1">jane</text:p>
      <text:p text:style-name="P1">hey</text:p>
      <text:p text:style-name="P1">jaaaney</text:p>
      <text:p text:style-name="P1">ansrew plz</text:p>
      <text:p text:style-name="P1">*answer</text:p>
      <text:p text:style-name="P1">jaaaaaaaaaane</text:p>
      <text:p text:style-name="P1">nowhere just chilling here</text:p>
      <text:p text:style-name="P1"><text:soft-page-break/>when all of the sudden</text:p>
      <text:p text:style-name="P1">when all of the sudden</text:p>
      <text:p text:style-name="P1">it hits me</text:p>
      <text:p text:style-name="P1">thaf we have somethig really fuckin important to talk about</text:p>
      <text:p text:style-name="P1">it hits me that</text:p>
      <text:p text:style-name="P1">jakes bday is coming up really soon</text:p>
      <text:p text:style-name="P1">just a few days before mine remembr</text:p>
      <text:p text:style-name="P1">or i guess it would be if it wasnt for the end of the world thats about to happen</text:p>
      <text:p text:style-name="P1">i just wanted your advice on what to get him</text:p>
      <text:p text:style-name="P1">something sentimental i guess? but i mean im mostly tapped out of precious heirlooms atm so idk</text:p>
      <text:p text:style-name="P1">but not like anything coming on too strong</text:p>
      <text:p text:style-name="P1">something that says</text:p>
      <text:p text:style-name="P1">this is totes platonic and everything</text:p>
      <text:p text:style-name="P1">no eyebrow raising funnybiz is goin on over here</text:p>
      <text:p text:style-name="P1">but still says you know</text:p>
      <text:p text:style-name="P1">call me</text:p>
      <text:p text:style-name="P1">if you wanna</text:p>
      <text:p text:style-name="P1">ahaha</text:p>
      <text:p text:style-name="P1">yeah</text:p>
      <text:p text:style-name="P1">the goat getting thing i mean</text:p>
      <text:p text:style-name="P1">but joking oh no i think not</text:p>
      <text:p text:style-name="P1">u dont think that if i didnt say he was off limits on account of you being my best friend</text:p>
      <text:p text:style-name="P1">i wouldnt be all the hell over that????</text:p>
      <text:p text:style-name="P1">daaaaamn</text:p>
      <text:p text:style-name="P1">that rugged senseof adventure</text:p>
      <text:p text:style-name="P1"><text:soft-page-break/>the delightful silly vernacular thats like</text:p>
      <text:p text:style-name="P1">weirdly and bewitchingly not self aware</text:p>
      <text:p text:style-name="P1">those adorbable teeth</text:p>
      <text:p text:style-name="P1">swoooooooooon &lt;3</text:p>
      <text:p text:style-name="P1">well shit jane</text:p>
      <text:p text:style-name="P1">what am i even supposed to do</text:p>
      <text:p text:style-name="P1">i cant hit on anybody and appaprently i can entertain nary a frisky THOUGHT about anyboby because apparentley evrybodies OFF LIMITS!!!!!</text:p>
      <text:p text:style-name="P1">*buncha goddamn typos</text:p>
      <text:p text:style-name="P1">shit suuucks</text:p>
      <text:p text:style-name="P1">you dont even let me say your dad is hot even though we both know he way the fuck is i mean come one</text:p>
      <text:p text:style-name="P1">*one</text:p>
      <text:p text:style-name="P1">*on</text:p>
      <text:p text:style-name="P1">correction</text:p>
      <text:p text:style-name="P1">drinking</text:p>
      <text:p text:style-name="P1">prensent tense</text:p>
      <text:p text:style-name="P1">grammar jane</text:p>
      <text:p text:style-name="P1">oh jane</text:p>
      <text:p text:style-name="P1">so naive</text:p>
      <text:p text:style-name="P1">soooo niaev</text:p>
      <text:p text:style-name="P1">you forget we live in very different time zones</text:p>
      <text:p text:style-name="P1">its a lot later here</text:p>
      <text:p text:style-name="P1">youd would be amazed</text:p>
      <text:p text:style-name="P1">how much can happen</text:p>
      <text:p text:style-name="P1">in 3 hours</text:p>
      <text:p text:style-name="P1">p sure she wouldnt give a shit</text:p>
      <text:p text:style-name="P1"><text:soft-page-break/>i mean</text:p>
      <text:p text:style-name="P1">shes the one who stocked thegod damn liquor cabinets in the firts place</text:p>
      <text:p text:style-name="P1">i dont even think she ever had a drop in her life probably</text:p>
      <text:p text:style-name="P1">so why else is she puttin it there it was like</text:p>
      <text:p text:style-name="P1">a passive aggrassive dare for me</text:p>
      <text:p text:style-name="P1">*aggressive</text:p>
      <text:p text:style-name="P1">jut the sort of mind game she would play</text:p>
      <text:p text:style-name="P1">yuuuuuuuuuuuup</text:p>
      <text:p text:style-name="P1">pppp mcuh</text:p>
      <text:p text:style-name="P1">watcha waiting for</text:p>
      <text:p text:style-name="P1">in the mail</text:p>
      <text:p text:style-name="P1">is something happening today or something</text:p>
      <text:p text:style-name="P1">oh yeah</text:p>
      <text:p text:style-name="P1">that thing</text:p>
      <text:p text:style-name="P1">i guess</text:p>
      <text:p text:style-name="P1">but</text:p>
      <text:p text:style-name="P1">you sure you even want to play this thing</text:p>
      <text:p text:style-name="P1">u know its just what the batterwitch wants you to do</text:p>
      <text:p text:style-name="P1">if you want to go ahead and be a chump jane its ur call im just saying</text:p>
      <text:p text:style-name="P1">i know what a chump looks like</text:p>
      <text:p text:style-name="P1">and you dont look like no chump i ever saw</text:p>
      <text:p text:style-name="P1">if you go thru with this ill have to add your porfile to my chump roll</text:p>
      <text:p text:style-name="P1">which is like this real actual thing i maintain</text:p>
      <text:p text:style-name="P1">intsead of being a joke</text:p>
      <text:p text:style-name="P1">is that waht you want</text:p>
      <text:p text:style-name="P1"><text:soft-page-break/>*want</text:p>
      <text:p text:style-name="P1">right</text:p>
      <text:p text:style-name="P1">as</text:p>
      <text:p text:style-name="P1">you know</text:p>
      <text:p text:style-name="P1">an alter ego</text:p>
      <text:p text:style-name="P1">for somethig more sinister</text:p>
      <text:p text:style-name="P1">um</text:p>
      <text:p text:style-name="P1">heh</text:p>
      <text:p text:style-name="P1">yes "obtianed"</text:p>
      <text:p text:style-name="P1">suuure did</text:p>
      <text:p text:style-name="P1">oh you bet</text:p>
      <text:p text:style-name="P1">hacked the SHIT out of those TIGHT mainframes and all</text:p>
      <text:p text:style-name="P1">said jackpot like</text:p>
      <text:p text:style-name="P1">a BUNCH of times</text:p>
      <text:p text:style-name="P1">all those</text:p>
      <text:p text:style-name="P1">cyhpers and bobbytraps</text:p>
      <text:p text:style-name="P1">backdoor trojans and what not</text:p>
      <text:p text:style-name="P1">were no match</text:p>
      <text:p text:style-name="P1">4 mai codez</text:p>
      <text:p text:style-name="P1">snicker</text:p>
      <text:p text:style-name="P1">ok jane what im saying is that</text:p>
      <text:p text:style-name="P1">in the parlance of baking cause i know that is what gets you off</text:p>
      <text:p text:style-name="P1">is that</text:p>
      <text:p text:style-name="P1">it was a fuckin cakewake</text:p>
      <text:p text:style-name="P1">**cakewalk</text:p>
      <text:p text:style-name="P1">like by wich i mean not to say hur hur im hottest shit haxxor bitch you ever knew</text:p>
      <text:p text:style-name="P1"><text:soft-page-break/>as deadlay to the corporate grid ass she is beatuiful</text:p>
      <text:p text:style-name="P1">which i AM but</text:p>
      <text:p text:style-name="P1">what i mean is shit wasnt even guarded</text:p>
      <text:p text:style-name="P1">it was just</text:p>
      <text:p text:style-name="P1">some files</text:p>
      <text:p text:style-name="P1">that were there</text:p>
      <text:p text:style-name="P1">unsecured</text:p>
      <text:p text:style-name="P1">and i took them</text:p>
      <text:p text:style-name="P1">jacked them right offa that intraweb telematrice</text:p>
      <text:p text:style-name="P1">then applied lipstick</text:p>
      <text:p text:style-name="P1">femme fatale style</text:p>
      <text:p text:style-name="P1">and was like shit yes i ALL KINDS of know how to use my web browser to download serveral files</text:p>
      <text:p text:style-name="P1">yeah</text:p>
      <text:p text:style-name="P1">so now</text:p>
      <text:p text:style-name="P1">i got it</text:p>
      <text:p text:style-name="P1">if u really wanna play</text:p>
      <text:p text:style-name="P1">which you shouldnt</text:p>
      <text:p text:style-name="P1">i told you</text:p>
      <text:p text:style-name="P1">she wants you to play</text:p>
      <text:p text:style-name="P1">wants us all to</text:p>
      <text:p text:style-name="P1">part of her BIG PLANS</text:p>
      <text:p text:style-name="P1">and ur playing right into em</text:p>
      <text:p text:style-name="P1">like</text:p>
      <text:p text:style-name="P1">a</text:p>
      <text:p text:style-name="P1">chhhhhhhhhhhhh....</text:p>
      <text:p text:style-name="P1">dunno</text:p>
      <text:p text:style-name="P1"><text:soft-page-break/>someone out their wants the stock price to take a hit?</text:p>
      <text:p text:style-name="P1">orrrr</text:p>
      <text:p text:style-name="P1">its just more connivings of the witch</text:p>
      <text:p text:style-name="P1">wouldnt put it past her</text:p>
      <text:p text:style-name="P1">makes you feel perpsecuted</text:p>
      <text:p text:style-name="P1">redoubles your determination to play</text:p>
      <text:p text:style-name="P1">u advance her plans in whatever incomprehensible way</text:p>
      <text:p text:style-name="P1">until suddenly you did evrything she needed you to</text:p>
      <text:p text:style-name="P1">at which point you become craaaaazy expendable yo</text:p>
      <text:p text:style-name="P1">and then</text:p>
      <text:p text:style-name="P1">she expends you</text:p>
      <text:p text:style-name="P1">like a wad of boondollars on shitty bc merch</text:p>
      <text:p text:style-name="P1">w/e alls im saying is a bunch of stuff thats def true to the max</text:p>
      <text:p text:style-name="P1">ill send this file to you tho and what you do wiht its up to you</text:p>
      <text:p text:style-name="P1">so you want it now or what</text:p>
      <text:p text:style-name="P1">my drunk butts tune will stay as unchanged as it will remain un not drunk</text:p>
      <text:p text:style-name="P1">makr my barley corerent words</text:p>
      <text:p text:style-name="P1">jane</text:p>
      <text:p text:style-name="P1">jaaaane</text:p>
      <text:p text:style-name="P1">jane</text:p>
      <text:p text:style-name="P1">did u know</text:p>
      <text:p text:style-name="P1">that i am uttrely</text:p>
      <text:p text:style-name="P1">IN LOVE</text:p>
      <text:p text:style-name="P1">with the fact that</text:p>
      <text:p text:style-name="P1">i have a best friend</text:p>
      <text:p text:style-name="P1">who says things</text:p>
      <text:p text:style-name="P1"><text:soft-page-break/>like</text:p>
      <text:p text:style-name="P1">shucks buster</text:p>
      <text:p text:style-name="P1">wtf</text:p>
      <text:p text:style-name="P1">_</text:p>
      <text:p text:style-name="P1">2. JC2: =006057</text:p>
      <text:p text:style-name="P1">wut</text:p>
      <text:p text:style-name="P1">breathe crocker</text:p>
      <text:p text:style-name="P1">slow breaths like this</text:p>
      <text:p text:style-name="P1">(im breathin regular fyi)</text:p>
      <text:p text:style-name="P1">i dont get a lotta mail out here and im no mail expret</text:p>
      <text:p text:style-name="P1">*expert</text:p>
      <text:p text:style-name="P1">but</text:p>
      <text:p text:style-name="P1">doesnt that mean not the right thing</text:p>
      <text:p text:style-name="P1">like ur susposed to put it up if you want something taken away not have the guy put it up if mail comes</text:p>
      <text:p text:style-name="P1">i think your mail man is quiet possibly a dumbass </text:p>
      <text:p text:style-name="P1">lma so fucking o @ this</text:p>
      <text:p text:style-name="P1">_</text:p>
      <text:p text:style-name="P1">3. JaEn1: =006125</text:p>
      <text:p text:style-name="P1">holy shit jaaaje</text:p>
      <text:p text:style-name="P1">lol *k</text:p>
      <text:p text:style-name="P1">nothin</text:p>
      <text:p text:style-name="P1">just your basic run o the mill holy shit</text:p>
      <text:p text:style-name="P1">and also</text:p>
      <text:p text:style-name="P1">hi</text:p>
      <text:p text:style-name="P1">also</text:p>
      <text:p text:style-name="P1">want 2 know</text:p>
      <text:p text:style-name="P1"><text:soft-page-break/>what do you want for ur wigglin day</text:p>
      <text:p text:style-name="P1">ys</text:p>
      <text:p text:style-name="P1">eeaauuuuurghh you are so fuckin adorable</text:p>
      <text:p text:style-name="P1">YOINK nabs kerfief an stops RPing for rest of chat</text:p>
      <text:p text:style-name="P1">i was only bringing it up so much in advance because</text:p>
      <text:p text:style-name="P1">of the end of the world about to happen and all</text:p>
      <text:p text:style-name="P1">and then</text:p>
      <text:p text:style-name="P1">i wouldnt get the chance</text:p>
      <text:p text:style-name="P1">unless we play this game like a bunch ofsuckers obviously</text:p>
      <text:p text:style-name="P1">and all meet up in there and everything</text:p>
      <text:p text:style-name="P1">which would toytes kick ass</text:p>
      <text:p text:style-name="P1">*totes</text:p>
      <text:p text:style-name="P1">but</text:p>
      <text:p text:style-name="P1">if you want 2 know what i think.......... </text:p>
      <text:p text:style-name="P1">do ya?</text:p>
      <text:p text:style-name="P1">best dude ^^^</text:p>
      <text:p text:style-name="P1">neway</text:p>
      <text:p text:style-name="P1">i really dont think we should</text:p>
      <text:p text:style-name="P1">play the game</text:p>
      <text:p text:style-name="P1">the barnoness wants us to</text:p>
      <text:p text:style-name="P1">* baroness</text:p>
      <text:p text:style-name="P1">i dont know why</text:p>
      <text:p text:style-name="P1">everything i know about it says it should be a good game and real important and itll let us all get togehter and do somethin great and be besf friends for maybe eternity?</text:p>
      <text:p text:style-name="P1">but she took all that and twisted it somehow</text:p>
      <text:p text:style-name="P1">all i know is shes banking on us doing this and if she needs us to do this than its got to be to make somethin fucking hoorible <text:soft-page-break/>happen</text:p>
      <text:p text:style-name="P1">* horbible</text:p>
      <text:p text:style-name="P1">* whore bible</text:p>
      <text:p text:style-name="P1">^ bullseye</text:p>
      <text:p text:style-name="P1">i guess not</text:p>
      <text:p text:style-name="P1">i just have a bad feelin</text:p>
      <text:p text:style-name="P1">maybay im just like this nutty ass bitsh twirling yarn from a shitwizards nappy brown beard but i cant bring myself to trust a cake sellin genocidal alien overlard sea queen</text:p>
      <text:p text:style-name="P1">* overl...</text:p>
      <text:p text:style-name="P1">n/m that santence chx out </text:p>
      <text:p text:style-name="P1">so what is the itinerary again</text:p>
      <text:p text:style-name="P1">regarding the game</text:p>
      <text:p text:style-name="P1">whosplaying in what order etc</text:p>
      <text:p text:style-name="P1">yeah i think so i think its going like</text:p>
      <text:p text:style-name="P1">i start with jane and bring her in the session</text:p>
      <text:p text:style-name="P1">then ds brings me in and you bring him in and them jane does you and closes the loop</text:p>
      <text:p text:style-name="P1">nah dont worry about it</text:p>
      <text:p text:style-name="P1">do you want me to set u up w the files now</text:p>
      <text:p text:style-name="P1">ahahah i love that you were barely even joking with that statement bup yeah basically</text:p>
      <text:p text:style-name="P1">ffffffffff &lt;3</text:p>
      <text:p text:style-name="P1">k ill send it but</text:p>
      <text:p text:style-name="P1">jake</text:p>
      <text:p text:style-name="P1">jjjjjaaake</text:p>
      <text:p text:style-name="P1">youre wearin one of ur dumb computers now arent you</text:p>
      <text:p text:style-name="P1">you are all thinktyping at me right now while wearing something rudiculous</text:p>
      <text:p text:style-name="P1"><text:soft-page-break/>* RUDEdiculous (hi five 2 self)</text:p>
      <text:p text:style-name="P1">_</text:p>
      <text:p text:style-name="P1">4. JaEn2: =006126</text:p>
      <text:p text:style-name="P1">im not letting either of you run this file on your shitty brainwashy propaganda helmets or anything else u got to wear to run</text:p>
      <text:p text:style-name="P1">tis my one condition</text:p>
      <text:p text:style-name="P1">ys</text:p>
      <text:p text:style-name="P1">i dunno i guess</text:p>
      <text:p text:style-name="P1">dont all bravo @ me man youre just bravoing a big ass shrug</text:p>
      <text:p text:style-name="P1">i mean maybe</text:p>
      <text:p text:style-name="P1">i have every reason to want to play it</text:p>
      <text:p text:style-name="P1">im actually dying to play it ok</text:p>
      <text:p text:style-name="P1">i mean</text:p>
      <text:p text:style-name="P1">you believe me right</text:p>
      <text:p text:style-name="P1">about the bad shit that could hapen</text:p>
      <text:p text:style-name="P1">ok well</text:p>
      <text:p text:style-name="P1">dont say that to jabe</text:p>
      <text:p text:style-name="P1">*n</text:p>
      <text:p text:style-name="P1">ahh CHRIST waht a geneltman</text:p>
      <text:p text:style-name="P1">*fixfix</text:p>
      <text:p text:style-name="P1">i mean god daaaaaaaaamn</text:p>
      <text:p text:style-name="P1">but thats the thing with you</text:p>
      <text:p text:style-name="P1">you belvieve in people and also the things they tell you</text:p>
      <text:p text:style-name="P1">jane never believed my crap</text:p>
      <text:p text:style-name="P1">never any of my warnings about the baroness</text:p>
      <text:p text:style-name="P1">didnt believe any of the stuff about my mom</text:p>
      <text:p text:style-name="P1"><text:soft-page-break/>and so on and so on and soon</text:p>
      <text:p text:style-name="P1">til after awhile i just stopped even trying to convince her hard or bring up any crazy shit</text:p>
      <text:p text:style-name="P1">because u know doing a lot of songs and dances to convince somebody who thinks youre jush shitting them all the time kind of wears on a friendship</text:p>
      <text:p text:style-name="P1">and who even needs that</text:p>
      <text:p text:style-name="P1">but you believe in stuff</text:p>
      <text:p text:style-name="P1">probbly because the more crazy fake shit you believe in the more open the world gets and the more chance there is for adventures being real right </text:p>
      <text:p text:style-name="P1">yeah</text:p>
      <text:p text:style-name="P1">exaxly what im talkin about</text:p>
      <text:p text:style-name="P1">*exsexily *wonk</text:p>
      <text:p text:style-name="P1">*wink</text:p>
      <text:p text:style-name="P1">its one of those things jane likes about u so much</text:p>
      <text:p text:style-name="P1">which</text:p>
      <text:p text:style-name="P1">errrrrrrrrrrrrrrrr im not supposed to talk about 2 u evr so nm</text:p>
      <text:p text:style-name="P1">nope</text:p>
      <text:p text:style-name="P1">no nope</text:p>
      <text:p text:style-name="P1">nope nope nope nope nope nope</text:p>
      <text:p text:style-name="P1">hey look who didnt say nothin about that why it is this silly fuckin drunk girl over here</text:p>
      <text:p text:style-name="P1">ooof jake jake no please</text:p>
      <text:p text:style-name="P1">this is a conversation that cant happen cause i started it and i blew it by saying stuff so u have to foroget it</text:p>
      <text:p text:style-name="P1">* 4get it</text:p>
      <text:p text:style-name="P1">whew</text:p>
      <text:p text:style-name="P1">ok ont this topic</text:p>
      <text:p text:style-name="P1">i am now an forever</text:p>
      <text:p text:style-name="P1"><text:soft-page-break/>miss zupperlips</text:p>
      <text:p text:style-name="P1">* zupperlups</text:p>
      <text:p text:style-name="P1">* ziperlups</text:p>
      <text:p text:style-name="P1">sjkhfskjf</text:p>
      <text:p text:style-name="P1">* MISS ZUIPPERPIPS</text:p>
      <text:p text:style-name="P1">fuck</text:p>
      <text:p text:style-name="P1">k this is me 4 futref</text:p>
      <text:p text:style-name="P1">ZIIIIIIIP</text:p>
      <text:p text:style-name="P1">^+++++++^</text:p>
      <text:p text:style-name="P1">mmmmrrmmmnnmmm </text:p>
      <text:p text:style-name="P1">mrrmmrmmnnnmnmnmnmrnrmrnmmmm!!!!!! </text:p>
      <text:p text:style-name="P1">mrm?</text:p>
      <text:p text:style-name="P1">rm</text:p>
      <text:p text:style-name="P1">unzip yeah of course</text:p>
      <text:p text:style-name="P1">im totals your bee eff effsy jake</text:p>
      <text:p text:style-name="P1">i am like</text:p>
      <text:p text:style-name="P1">AT PEACE with that reality fromerly known as a raw fuckin deal for what avenues it closes betewen u and i that bein your bffsy has got to mean but yeah</text:p>
      <text:p text:style-name="P1">i am just chill as fuck about being a pale friend to all varieties of cute and eligible as hell peeps</text:p>
      <text:p text:style-name="P1">do you see my shoulder and how it says hey friend plz deposit tears here?</text:p>
      <text:p text:style-name="P1">that is a LEGIT invite and is like sincere as fuckin BANANAS</text:p>
      <text:p text:style-name="P1">no i know im just saying</text:p>
      <text:p text:style-name="P1">that</text:p>
      <text:p text:style-name="P1">ok im now spinning my wheels like a motherfucker but yeah the answer is yes</text:p>
      <text:p text:style-name="P1">and not that im back pebbling but what about your best bro</text:p>
      <text:p text:style-name="P1"><text:soft-page-break/>dont you get 2 talkin to him about girl troubles ever</text:p>
      <text:p text:style-name="P1">prinkly pears</text:p>
      <text:p text:style-name="P1">riiiight</text:p>
      <text:p text:style-name="P1">snickrz</text:p>
      <text:p text:style-name="P1">poor jake</text:p>
      <text:p text:style-name="P1">up to his neck in</text:p>
      <text:p text:style-name="P1">all the wopes</text:p>
      <text:p text:style-name="P1">* woes</text:p>
      <text:p text:style-name="P1">speaking of which</text:p>
      <text:p text:style-name="P1">i heard hes making u track down his roboself</text:p>
      <text:p text:style-name="P1">to kill it or something for uranimum</text:p>
      <text:p text:style-name="P1">and</text:p>
      <text:p text:style-name="P1">the AR disabled the novice setting???</text:p>
      <text:p text:style-name="P1">hahahahahahhahahahshshshjsjsj</text:p>
      <text:p text:style-name="P1">*hahaha</text:p>
      <text:p text:style-name="P1">u r so fucked</text:p>
      <text:p text:style-name="P1">wab wut</text:p>
      <text:p text:style-name="P1">oh fuck yeay</text:p>
      <text:p text:style-name="P1">im always in need of something to put under my cats shit box</text:p>
      <text:p text:style-name="P1">ok tell you what</text:p>
      <text:p text:style-name="P1">as an early wigglin day thing u know what ill do</text:p>
      <text:p text:style-name="P1">ill enable the brobots novice setting again for you </text:p>
      <text:p text:style-name="P1">but that dont count as the whole thing ill think of something better too</text:p>
      <text:p text:style-name="P1">4 now peace o jake &amp; gl on your robroquest heheheh</text:p>
      <text:p text:style-name="P1">_</text:p>
      <text:p text:style-name="P2">Act 6 Intermission 1</text:p>
      <text:p text:style-name="P1"><text:soft-page-break/>_</text:p>
      <text:p text:style-name="P2">Act 6 Act 2</text:p>
      <text:p text:style-name="P1">_</text:p>
      <text:p text:style-name="P1">5. JC3: =006332</text:p>
      <text:p text:style-name="P1">oopos sry</text:p>
      <text:p text:style-name="P1">was havin important chats</text:p>
      <text:p text:style-name="P1">w yet anather ineligible fuckin bachelor who elfe i have to talk 2</text:p>
      <text:p text:style-name="P1">di stri</text:p>
      <text:p text:style-name="P1">insmufferable prick mf'r extroariadinnere</text:p>
      <text:p text:style-name="P1">*lol wow</text:p>
      <text:p text:style-name="P1">*extradinner</text:p>
      <text:p text:style-name="P1">*heheh yum</text:p>
      <text:p text:style-name="P1">tchhhh</text:p>
      <text:p text:style-name="P1">of course not jus the usual bs</text:p>
      <text:p text:style-name="P1">chats with u always get precedance anyways</text:p>
      <text:p text:style-name="P1">unless this is more of u givin me shit about not believing me on all my sick tru facts</text:p>
      <text:p text:style-name="P1">i c</text:p>
      <text:p text:style-name="P1">go on..........</text:p>
      <text:p text:style-name="P1">@@@</text:p>
      <text:p text:style-name="P1">fuck*!!!</text:p>
      <text:p text:style-name="P1">hehehe oh man</text:p>
      <text:p text:style-name="P1">god cat</text:p>
      <text:p text:style-name="P1">bbf</text:p>
      <text:p text:style-name="P1">*good</text:p>
      <text:p text:style-name="P1">*bff</text:p>
      <text:p text:style-name="P1"><text:soft-page-break/>*no wait</text:p>
      <text:p text:style-name="P1">*god wuz right</text:p>
      <text:p text:style-name="P1">fuckit</text:p>
      <text:p text:style-name="P1">*both spellins r true</text:p>
      <text:p text:style-name="P1">uhoh</text:p>
      <text:p text:style-name="P1">shit</text:p>
      <text:p text:style-name="P1">hooliginas</text:p>
      <text:p text:style-name="P1">* ....</text:p>
      <text:p text:style-name="P1">* yes</text:p>
      <text:p text:style-name="P1">but i think u mean</text:p>
      <text:p text:style-name="P1">batterwitch thugs</text:p>
      <text:p text:style-name="P1">well fuck</text:p>
      <text:p text:style-name="P1">i guess its time to take this shit up to RED ALART</text:p>
      <text:p text:style-name="P1">to where its been for like fuckin ever jane</text:p>
      <text:p text:style-name="P1">a gander u say</text:p>
      <text:p text:style-name="P1">how good a gander</text:p>
      <text:p text:style-name="P1">ok</text:p>
      <text:p text:style-name="P1">and during this totaly massive gander u snagged</text:p>
      <text:p text:style-name="P1">what did you see </text:p>
      <text:p text:style-name="P1">things</text:p>
      <text:p text:style-name="P1">wut things</text:p>
      <text:p text:style-name="P1">foolish</text:p>
      <text:p text:style-name="P1">why foofish</text:p>
      <text:p text:style-name="P1">*sdjhf </text:p>
      <text:p text:style-name="P1">aw man :(</text:p>
      <text:p text:style-name="P1">jane</text:p>
      <text:p text:style-name="P1">damn</text:p>
      <text:p text:style-name="P1"><text:soft-page-break/>ur makin me feel like shit here</text:p>
      <text:p text:style-name="P1">uuuun</text:p>
      <text:p text:style-name="P1">eh no reason</text:p>
      <text:p text:style-name="P1">just uh</text:p>
      <text:p text:style-name="P1">hey did u dl the game file i sent yet</text:p>
      <text:p text:style-name="P1">why</text:p>
      <text:p text:style-name="P1">WHAT</text:p>
      <text:p text:style-name="P1">of fuck those HACKS</text:p>
      <text:p text:style-name="P1">the old explobing game trick woh would stoup to such lowbrow shegnannagings like that</text:p>
      <text:p text:style-name="P1">*somany sweet typos</text:p>
      <text:p text:style-name="P1">that witch just mafes me FUCKINK FRUIOUS sometites </text:p>
      <text:p text:style-name="P1">yeaaah</text:p>
      <text:p text:style-name="P1">uh so</text:p>
      <text:p text:style-name="P1">what were we talking about again</text:p>
      <text:p text:style-name="P1">soory im just worked up ovr it</text:p>
      <text:p text:style-name="P1">hey jane</text:p>
      <text:p text:style-name="P1">wasnt that a bunch a splip infinitives...</text:p>
      <text:p text:style-name="P1">*split</text:p>
      <text:p text:style-name="P1">to awkwardly attemt</text:p>
      <text:p text:style-name="P1">to somehow make it up !</text:p>
      <text:p text:style-name="P1">lul so busted</text:p>
      <text:p text:style-name="P1">dont beat urself up too bad we both know that rule is bullshit anyway</text:p>
      <text:p text:style-name="P1">you hold yourself to too high a standard and those standards kinda leak out and start gettin applied to other people i guess sometimes</text:p>
      <text:p text:style-name="P1">you really dont have to apologize janey or eat humble pip or anything all youve got to do is maybe not be such a huge tightass <text:soft-page-break/>all the time</text:p>
      <text:p text:style-name="P1">?</text:p>
      <text:p text:style-name="P1">........</text:p>
      <text:p text:style-name="P1">ok waitin 4 u to say wtf youre exacly talkin about</text:p>
      <text:p text:style-name="P1">o rly</text:p>
      <text:p text:style-name="P1">ooooooooooh................ </text:p>
      <text:p text:style-name="P1">(shh)</text:p>
      <text:p text:style-name="P1">(thisis a dramantic pause calm ur tits)</text:p>
      <text:p text:style-name="P1">RLLLLLLLLLLLLLLLLLLLLLLLLLLLLLLLLLLLYYYYYYYYYYYYYYYY??????</text:p>
      <text:p text:style-name="P1">_</text:p>
      <text:p text:style-name="P1">6. JC4: =006333</text:p>
      <text:p text:style-name="P1">kay then</text:p>
      <text:p text:style-name="P1">what do you want me 2 say</text:p>
      <text:p text:style-name="P1">for you to autobelieve in</text:p>
      <text:p text:style-name="P1">yeah</text:p>
      <text:p text:style-name="P1">but</text:p>
      <text:p text:style-name="P1">im pretty sure i already said everything</text:p>
      <text:p text:style-name="P1">want me to just</text:p>
      <text:p text:style-name="P1">sayit all again.....</text:p>
      <text:p text:style-name="P1">so like</text:p>
      <text:p text:style-name="P1">stuffs i said about my mom or</text:p>
      <text:p text:style-name="P1">ok well fors tarters</text:p>
      <text:p text:style-name="P1">she really is the notable author u know</text:p>
      <text:p text:style-name="P1">yup</text:p>
      <text:p text:style-name="P1">true dat</text:p>
      <text:p text:style-name="P1">then</text:p>
      <text:p text:style-name="P1">what else can i talk about</text:p>
      <text:p text:style-name="P1"><text:soft-page-break/>like her occolt majyyks and stuff</text:p>
      <text:p text:style-name="P1">because i dont know a whole lot about the mayjjykks</text:p>
      <text:p text:style-name="P1">besides th fact that theyre all real as shit can get </text:p>
      <text:p text:style-name="P1">ok</text:p>
      <text:p text:style-name="P1">but the begninning was a hecka long time a go</text:p>
      <text:p text:style-name="P1">y</text:p>
      <text:p text:style-name="P1">hahAHA</text:p>
      <text:p text:style-name="P1">*aha</text:p>
      <text:p text:style-name="P1">y :3</text:p>
      <text:p text:style-name="P1">k but it aint pardoned because a pumpkin aint even a fruit</text:p>
      <text:p text:style-name="P1">its a big orange porch thing for holloween numbnuts </text:p>
      <text:p text:style-name="P1">yeah</text:p>
      <text:p text:style-name="P1">but its not my fault i mean appeafrification tech is notoriously unreliable</text:p>
      <text:p text:style-name="P1">remember</text:p>
      <text:p text:style-name="P1">i xplained this</text:p>
      <text:p text:style-name="P1">i cant just always appearify stuff from you any time i want</text:p>
      <text:p text:style-name="P1">i can only take stuff im "allowed" 2 which is pmuch random</text:p>
      <text:p text:style-name="P1">like stuff that by takin id be messing up the time line cause that stuff is supposed to be there and serve some funciton it hasnt served yet</text:p>
      <text:p text:style-name="P1">so most of the time if i try all i get is slime on my end</text:p>
      <text:p text:style-name="P1">but pumpins 4 some reason are a lil easier to take i dunno why</text:p>
      <text:p text:style-name="P1">like they are specifically and arbitrorily unhinged from spacetime</text:p>
      <text:p text:style-name="P1">is spooooko</text:p>
      <text:p text:style-name="P1">*ky</text:p>
      <text:p text:style-name="P1">f yeah</text:p>
      <text:p text:style-name="P1"><text:soft-page-break/>i so gonked your gaurds jane</text:p>
      <text:p text:style-name="P1">* yes</text:p>
      <text:p text:style-name="P1">* yes i did exectly that</text:p>
      <text:p text:style-name="P1">snatched ur patch sucka!!!!!!</text:p>
      <text:p text:style-name="P1">hehe</text:p>
      <text:p text:style-name="P1">so</text:p>
      <text:p text:style-name="P1">ok</text:p>
      <text:p text:style-name="P1">u believe that</text:p>
      <text:p text:style-name="P1">now what??</text:p>
      <text:p text:style-name="P1">ok gotit</text:p>
      <text:p text:style-name="P1">so jane</text:p>
      <text:p text:style-name="P1">whas tit feel like 2 get stabbed by a bab guy</text:p>
      <text:p text:style-name="P1">huh</text:p>
      <text:p text:style-name="P1">yeah so</text:p>
      <text:p text:style-name="P1">whats not</text:p>
      <text:p text:style-name="P1">yeah i bet</text:p>
      <text:p text:style-name="P1">musta suuuucked</text:p>
      <text:p text:style-name="P1">or</text:p>
      <text:p text:style-name="P1">dream sucked idk</text:p>
      <text:p text:style-name="P1">no i am</text:p>
      <text:p text:style-name="P1">im psyched about u wanting to believe me and all</text:p>
      <text:p text:style-name="P1">but part of me still feels like i should prove it</text:p>
      <text:p text:style-name="P1">like i tried to once</text:p>
      <text:p text:style-name="P1">it was just frustratin i mean im a sciestist i should be able 2 prove my shit</text:p>
      <text:p text:style-name="P1">like</text:p>
      <text:p text:style-name="P1">subject my claims to the fuckin madrigogs</text:p>
      <text:p text:style-name="P1"><text:soft-page-break/>*mad rigors</text:p>
      <text:p text:style-name="P1">u know what i mean???</text:p>
      <text:p text:style-name="P1">i mean trust between friends is sweet and everything but i dont know if i wanta be the repipient of like a butt load of pity believins</text:p>
      <text:p text:style-name="P1">.............</text:p>
      <text:p text:style-name="P1">(patiently sips bev rage)</text:p>
      <text:p text:style-name="P1">ok thats good</text:p>
      <text:p text:style-name="P1">i want that 2 buuuuuuut</text:p>
      <text:p text:style-name="P1">i still wanna prove it irregardlessly!!!!!!!`</text:p>
      <text:p text:style-name="P1">whoops sry</text:p>
      <text:p text:style-name="P1">* still WANT TO prove it irregaurdlesally</text:p>
      <text:p text:style-name="P1">^ all fixed tght as fuck</text:p>
      <text:p text:style-name="P1">so u down for one last try</text:p>
      <text:p text:style-name="P1">k lets get busay</text:p>
      <text:p text:style-name="P1">what you want 2c me disappearify</text:p>
      <text:p text:style-name="P1">_</text:p>
      <text:p text:style-name="P1">7. JC5: =006334</text:p>
      <text:p text:style-name="P1">too big</text:p>
      <text:p text:style-name="P1">i got size restrictions here</text:p>
      <text:p text:style-name="P1">bigger stuff takes huge amount sof power to swipe</text:p>
      <text:p text:style-name="P1">so this gizmo i have has a built in size cap</text:p>
      <text:p text:style-name="P1">like somethin as big as you for insance</text:p>
      <text:p text:style-name="P1">i cant take</text:p>
      <text:p text:style-name="P1">believe me ive triiiied </text:p>
      <text:p text:style-name="P1">was totes sweet of me to try and steal you for the hangouts but it dint work becuse of BUULBSHIT</text:p>
      <text:p text:style-name="P1">but i can take stuff somewhat smaller </text:p>
      <text:p text:style-name="P1"><text:soft-page-break/>just dump your shit on the floor</text:p>
      <text:p text:style-name="P1">tell me everything thats there</text:p>
      <text:p text:style-name="P1">_</text:p>
      <text:p text:style-name="P1">8. JC6: =006335</text:p>
      <text:p text:style-name="P1">wut book</text:p>
      <text:p text:style-name="P1">no no r u kidding that shit is perfect</text:p>
      <text:p text:style-name="P1">should be just the right size like big but just barkley not too big</text:p>
      <text:p text:style-name="P1">pshhhhh itll be set fire</text:p>
      <text:p text:style-name="P1">errr</text:p>
      <text:p text:style-name="P1">ahahaha man</text:p>
      <text:p text:style-name="P1">*sent</text:p>
      <text:p text:style-name="P1">** fine</text:p>
      <text:p text:style-name="P1">ffffFROLOFL</text:p>
      <text:p text:style-name="P1">jane ur funy</text:p>
      <text:p text:style-name="P1">(omg still lolig @ that word boner i made ooomg)</text:p>
      <text:p text:style-name="P1">but 4 real i wont set ur fuckin joke book on fire jane</text:p>
      <text:p text:style-name="P1">it doesnt even do that even if it goes the worst kinds of wrog </text:p>
      <text:p text:style-name="P1">jane</text:p>
      <text:p text:style-name="P1">jaaanae</text:p>
      <text:p text:style-name="P1">FUCK wise guy</text:p>
      <text:p text:style-name="P1">ist would be SO LAME ass a giguinea pig book</text:p>
      <text:p text:style-name="P1">goddam who m i kidding i dont even no how to spell giguinea pig whilst sober</text:p>
      <text:p text:style-name="P1">coud be sober as a churchchrist and lookat it..... giunae.... guinea... idk shit looks intrinsnically fucked typographically speakin</text:p>
      <text:p text:style-name="P1">sooo FUCK that wrod and FUCK those parcicultar pigs </text:p>
      <text:p text:style-name="P1"><text:soft-page-break/>jane</text:p>
      <text:p text:style-name="P1">are u being a tightass again</text:p>
      <text:p text:style-name="P1">we talked about this</text:p>
      <text:p text:style-name="P1">about you benig a tightass </text:p>
      <text:p text:style-name="P1">janey</text:p>
      <text:p text:style-name="P1">it seems 2 me</text:p>
      <text:p text:style-name="P1">that there is a (MATHS) % chance of you bein a huge tightass</text:p>
      <text:p text:style-name="P1">are u bein a huge tightass on me jane</text:p>
      <text:p text:style-name="P1">yessss thast the spirpit</text:p>
      <text:p text:style-name="P1">now u are believin w petrol</text:p>
      <text:p text:style-name="P1">haha will u relax abt the book</text:p>
      <text:p text:style-name="P1">im only just teasing cause theres like practically a 100 percant chance this wont wonk like alwasy</text:p>
      <text:p text:style-name="P1">* wort work like always</text:p>
      <text:p text:style-name="P1">sooooo</text:p>
      <text:p text:style-name="P1">ready/</text:p>
      <text:p text:style-name="P1">_</text:p>
      <text:p text:style-name="P1">8. JC7: =006336</text:p>
      <text:p text:style-name="P1">oh no</text:p>
      <text:p text:style-name="P1">aaaawwwww shit</text:p>
      <text:p text:style-name="P1">shit shit shitsh it</text:p>
      <text:p text:style-name="P1">shoiiiiiiiiiiiiiiiiiiiiit</text:p>
      <text:p text:style-name="P1">SHITSHITSHITHISTHITSHITSTHI </text:p>
      <text:p text:style-name="P1">ffuuuuuuuuuuuk :( </text:p>
      <text:p text:style-name="P1">dont worry</text:p>
      <text:p text:style-name="P1">the book itself is topes fine :*</text:p>
      <text:p text:style-name="P1">*:9</text:p>
      <text:p text:style-name="P1"><text:soft-page-break/>*dsjf :( </text:p>
      <text:p text:style-name="P1">fffff</text:p>
      <text:p text:style-name="P1">im so stupid :(</text:p>
      <text:p text:style-name="P1">so stupoid so stupud soos tupob :((( </text:p>
      <text:p text:style-name="P1">gotta go bbl</text:p>
      <text:p text:style-name="P1">well talk abt important stuffs l8r </text:p>
      <text:p text:style-name="P1">ps jane ty 4 believin me </text:p>
      <text:p text:style-name="P1">OH SHIT</text:p>
      <text:p text:style-name="P1">on last thing jane</text:p>
      <text:p text:style-name="P1">DO NOT RUN THEFILE I SENT U BEFORE I GET BACK</text:p>
      <text:p text:style-name="P1">i need 2</text:p>
      <text:p text:style-name="P1">uh</text:p>
      <text:p text:style-name="P1">just dont w/o me ok </text:p>
      <text:p text:style-name="P1">fuuuuuuuuiiiuickl :'( </text:p>
      <text:p text:style-name="P1">_</text:p>
      <text:p text:style-name="P1">9. DiSt1: =006388</text:p>
      <text:p text:style-name="P1">whoaa</text:p>
      <text:p text:style-name="P1">damn</text:p>
      <text:p text:style-name="P1">hey dirk</text:p>
      <text:p text:style-name="P1">hada crazy dream </text:p>
      <text:p text:style-name="P1">mybe i am</text:p>
      <text:p text:style-name="P1">like a bow of ribbone</text:p>
      <text:p text:style-name="P1">on a beiuetuifiul ponny </text:p>
      <text:p text:style-name="P1">ok but 2 b fair</text:p>
      <text:p text:style-name="P1">*beiuetuifiul</text:p>
      <text:p text:style-name="P1">was an intentional typo 4 ur benefit</text:p>
      <text:p text:style-name="P1">cuz i kno you loves tha po's </text:p>
      <text:p text:style-name="P1"><text:soft-page-break/>so you spyin on me in derse ville gagain??</text:p>
      <text:p text:style-name="P1">fuckin perv</text:p>
      <text:p text:style-name="P1">like what you see there? ;)</text:p>
      <text:p text:style-name="P1">you gonna go after me again</text:p>
      <text:p text:style-name="P1">get on your hornse</text:p>
      <text:p text:style-name="P1">galloop me home like prince charming back to swoon kingdong</text:p>
      <text:p text:style-name="P1">*OOOMG blushblushbluh</text:p>
      <text:p text:style-name="P1">whatd you do now</text:p>
      <text:p text:style-name="P1">??&gt;</text:p>
      <text:p text:style-name="P1">zzzzzz</text:p>
      <text:p text:style-name="P1">what a surprise another mysfery for you to keep to yourself an overly cerebralize</text:p>
      <text:p text:style-name="P1">snooorre</text:p>
      <text:p text:style-name="P1">hey lets talk about something cool instead</text:p>
      <text:p text:style-name="P1">like the dream i had</text:p>
      <text:p text:style-name="P1">first i had some ordinary boring dreams that i dont remember</text:p>
      <text:p text:style-name="P1">but then i dreamed that i woke up from the drema</text:p>
      <text:p text:style-name="P1">and things got way bright and surreal</text:p>
      <text:p text:style-name="P1">and i saw someone</text:p>
      <text:p text:style-name="P1">i think it was supposed to be my daughter</text:p>
      <text:p text:style-name="P1">you know those dreams where u just know someones suppose to be someone </text:p>
      <text:p text:style-name="P1">ok well</text:p>
      <text:p text:style-name="P1">regulgar people have those im pretty sure all the time </text:p>
      <text:p text:style-name="P1">i dunno</text:p>
      <text:p text:style-name="P1">ok but im not sayin it was a futuredream!</text:p>
      <text:p text:style-name="P1">it was just a glimple and it felt real and all im saying is it was a cool dream that i wish was real</text:p>
      <text:p text:style-name="P1"><text:soft-page-break/>* glimpse</text:p>
      <text:p text:style-name="P1">hey dick</text:p>
      <text:p text:style-name="P1">*dirk</text:p>
      <text:p text:style-name="P1">whaaaat do u think</text:p>
      <text:p text:style-name="P1">it would be like</text:p>
      <text:p text:style-name="P1">if we had kids</text:p>
      <text:p text:style-name="P1">no i mean</text:p>
      <text:p text:style-name="P1">what would they be like</text:p>
      <text:p text:style-name="P1">th kids</text:p>
      <text:p text:style-name="P1">u ever think about it?</text:p>
      <text:p text:style-name="P1">you know for an eccantric guy you can be boring as fuck sometimes </text:p>
      <text:p text:style-name="P1">shuuuucks buster its just a fun lil hyphothetical to daydream about</text:p>
      <text:p text:style-name="P1">why you need to suck the fun out of shit</text:p>
      <text:p text:style-name="P1">like some turd hungry dracula</text:p>
      <text:p text:style-name="P1">its not like im lobbyin for you to hook me up with a whole mess of fuckin babbies</text:p>
      <text:p text:style-name="P1">or thats im holding on to any such delsusion thats even a remote possibility.....</text:p>
      <text:p text:style-name="P1">le siiiiiign..////</text:p>
      <text:p text:style-name="P1">yes le sign you heard me</text:p>
      <text:p text:style-name="P1">hmm nup</text:p>
      <text:p text:style-name="P1">ima stickin with le sign</text:p>
      <text:p text:style-name="P1">goign down with the shit</text:p>
      <text:p text:style-name="P1">*shi[p</text:p>
      <text:p text:style-name="P1">the S.S. LE SIGN, starring cap'n rolal</text:p>
      <text:p text:style-name="P1">oh come on</text:p>
      <text:p text:style-name="P1">LE SIGN IS UNIVERSALLY UNDERSTOOT TO MEAN TOO BAD HES GAY YOU <text:soft-page-break/>DELIBERABLY OBTUSE DUNDERFUCK</text:p>
      <text:p text:style-name="P1">antediulivan waht</text:p>
      <text:p text:style-name="P1">me sayin ur gay u mean</text:p>
      <text:p text:style-name="P1">ok but terminology aside i dont think im off base! </text:p>
      <text:p text:style-name="P1">i rly think its an actual thing bro </text:p>
      <text:p text:style-name="P1">man i know about the histories</text:p>
      <text:p text:style-name="P1">just</text:p>
      <text:p text:style-name="P1">believe me</text:p>
      <text:p text:style-name="P1">its a thig</text:p>
      <text:p text:style-name="P1">its a thing beaucase if it wasnt a thing then u wouldnt be all like........... </text:p>
      <text:p text:style-name="P1">well wantin nothing to do w me 4 starties </text:p>
      <text:p text:style-name="P1">what a totatly lame + sweet answer simultaneouslay</text:p>
      <text:p text:style-name="P1">&lt;3</text:p>
      <text:p text:style-name="P1">my condidions just fine</text:p>
      <text:p text:style-name="P1">and anyway</text:p>
      <text:p text:style-name="P1">what aint gonna get slept offis the fact that i still dont think we should be touchin this bs witch game w a 20 foot 3dent</text:p>
      <text:p text:style-name="P1">we both know her plans need us to </text:p>
      <text:p text:style-name="P1">its still so frustrating</text:p>
      <text:p text:style-name="P1">tellin jane about the dangers</text:p>
      <text:p text:style-name="P1">and even if shes being polite i just know she thinks im fulla crap</text:p>
      <text:p text:style-name="P1">about EVREYTHING </text:p>
      <text:p text:style-name="P1">well i dont even do that for the most part</text:p>
      <text:p text:style-name="P1">but it gets tiring and saddening</text:p>
      <text:p text:style-name="P1">knowing that</text:p>
      <text:p text:style-name="P1">even when were not activly talkin bout it</text:p>
      <text:p text:style-name="P1"><text:soft-page-break/>that my best friend cant bring herself to believe some really basic things about my life</text:p>
      <text:p text:style-name="P1">like the shitty things the baroness has done to us</text:p>
      <text:p text:style-name="P1">or about our upbringin</text:p>
      <text:p text:style-name="P1">like</text:p>
      <text:p text:style-name="P1">do u know how misrable it is for your bff to doubt you</text:p>
      <text:p text:style-name="P1">when you tell her your mom is dead </text:p>
      <text:p text:style-name="P1">i know</text:p>
      <text:p text:style-name="P1">_</text:p>
      <text:p text:style-name="P1">10. DiSt2; LH1: =006389</text:p>
      <text:p text:style-name="P1">no i remember</text:p>
      <text:p text:style-name="P1">i told u a million tines shit sounds like it could be the best thing EVAAAAAR</text:p>
      <text:p text:style-name="P1">* wherein evars capsed as heck</text:p>
      <text:p text:style-name="P1">but also that no matter how awesome it might be</text:p>
      <text:p text:style-name="P1">its probly gonna advance all the schemes of "her condescension"</text:p>
      <text:p text:style-name="P1">part of me doesnt even want to give her the satsfaction</text:p>
      <text:p text:style-name="P1">of startin up at all</text:p>
      <text:p text:style-name="P1">like if we didnt wuolndt that wreck her shit just so hiliariously???</text:p>
      <text:p text:style-name="P1">so many olols </text:p>
      <text:p text:style-name="P1">no but it would</text:p>
      <text:p text:style-name="P1">and for all we know starting it up is playing right in her claws....</text:p>
      <text:p text:style-name="P1">could be a trap waintin for jane the moment she enters</text:p>
      <text:p text:style-name="P1">if i stop her from playing</text:p>
      <text:p text:style-name="P1">maybe i could at leat give her a CHANCE at a future </text:p>
      <text:p text:style-name="P1">dunno that for a fact</text:p>
      <text:p text:style-name="P1"><text:soft-page-break/>but anywaaaayyyy</text:p>
      <text:p text:style-name="P1">i kinda already</text:p>
      <text:p text:style-name="P1">made this bogus file for her </text:p>
      <text:p text:style-name="P1">2 scare the shit out of her</text:p>
      <text:p text:style-name="P1">make her learn to fear an respect the fuckin hag like she should</text:p>
      <text:p text:style-name="P1">then maybe we can drop this whole in game meetup slash reserection idea all 2 geth</text:p>
      <text:p text:style-name="P1">sweet tho it may bey </text:p>
      <text:p text:style-name="P1">on thas sobject</text:p>
      <text:p text:style-name="P1">i am miss zuipperpips </text:p>
      <text:p text:style-name="P1">hnnn</text:p>
      <text:p text:style-name="P1">i will take what u say</text:p>
      <text:p text:style-name="P1">underd serisous advicement...,</text:p>
      <text:p text:style-name="P1">*WONK* ~_? </text:p>
      <text:p text:style-name="P1">dirk</text:p>
      <text:p text:style-name="P1">when did you stop bein any fun</text:p>
      <text:p text:style-name="P1">it use to be youd get a kick out off a slunt like that</text:p>
      <text:p text:style-name="P1">betcha ur responder would agree w me</text:p>
      <text:p text:style-name="P1">why cant your be more like him </text:p>
      <text:p text:style-name="P1">i mean MOAAAR like him</text:p>
      <text:p text:style-name="P1">hes more in touch with his feelins</text:p>
      <text:p text:style-name="P1">which just makes me L my FA off since hes a bobot</text:p>
      <text:p text:style-name="P1">*robob</text:p>
      <text:p text:style-name="P1">**bobob</text:p>
      <text:p text:style-name="P1">and he can actually loosen up sometimes</text:p>
      <text:p text:style-name="P1">kinda like u used to could </text:p>
      <text:p text:style-name="P1">for 1 thing</text:p>
      <text:p text:style-name="P1"><text:soft-page-break/>he doesnt insta shootdown a bip of frisky rp shenans now n then ;) </text:p>
      <text:p text:style-name="P1">why the f not</text:p>
      <text:p text:style-name="P1">oh come on</text:p>
      <text:p text:style-name="P1">hes cool a guy just liek you its just he lives in some shades </text:p>
      <text:p text:style-name="P1">ohhhh</text:p>
      <text:p text:style-name="P1">do uuuuuu...</text:p>
      <text:p text:style-name="P1">WANT me 2 rub you the right way ;D </text:p>
      <text:p text:style-name="P1">zzz muh</text:p>
      <text:p text:style-name="P1">youre over blowin this</text:p>
      <text:p text:style-name="P1">its just an ironic funny thing we do some times</text:p>
      <text:p text:style-name="P1">come on im sure you read the transcripts urself</text:p>
      <text:p text:style-name="P1">its all alot of jokestery buiishit</text:p>
      <text:p text:style-name="P1">oh</text:p>
      <text:p text:style-name="P1">wow he does?</text:p>
      <text:p text:style-name="P1">sneaky bastart</text:p>
      <text:p text:style-name="P1">ok next time i will run it by the MASTAR first</text:p>
      <text:p text:style-name="P1">with his fancy fuckin ironimeter</text:p>
      <text:p text:style-name="P1">omg...</text:p>
      <text:p text:style-name="P1">hes 13yo dirk</text:p>
      <text:p text:style-name="P1">why did than not occur to me that is so cute</text:p>
      <text:p text:style-name="P1">and makes me feel kinda skeevy 4 sayin anything lascivious @ him</text:p>
      <text:p text:style-name="P1">dammit you ruin everything! </text:p>
      <text:p text:style-name="P1">pfffffhahaha </text:p>
      <text:p text:style-name="P1">ell</text:p>
      <text:p text:style-name="P1">emm</text:p>
      <text:p text:style-name="P1">eff</text:p>
      <text:p text:style-name="P1"><text:soft-page-break/>ayy</text:p>
      <text:p text:style-name="P1">OFF~~!~</text:p>
      <text:p text:style-name="P1">like my butt is juts there on the floor</text:p>
      <text:p text:style-name="P1">is how hard i elled it off just now </text:p>
      <text:p text:style-name="P1">_</text:p>
      <text:p text:style-name="P1">11. LH2: =006390</text:p>
      <text:p text:style-name="P1">so</text:p>
      <text:p text:style-name="P1">looks like it just</text:p>
      <text:p text:style-name="P1">the two of us</text:p>
      <text:p text:style-name="P1">fancy thay</text:p>
      <text:p text:style-name="P1">* that</text:p>
      <text:p text:style-name="P1">why yes</text:p>
      <text:p text:style-name="P1">u should def slip in 2 something more comforfable</text:p>
      <text:p text:style-name="P1">while i pour you some robo wine</text:p>
      <text:p text:style-name="P1">we have</text:p>
      <text:p text:style-name="P1">much to discuss</text:p>
      <text:p text:style-name="P1">*tents fingerns together w sultry cunning* </text:p>
      <text:p text:style-name="P1">ok i can check the cellar</text:p>
      <text:p text:style-name="P1">might have some choice years left of the pinpot noir</text:p>
      <text:p text:style-name="P1">aw dang</text:p>
      <text:p text:style-name="P1">janes after me</text:p>
      <text:p text:style-name="P1">sorry bro it has to wait cant leave janey hangan </text:p>
      <text:p text:style-name="P1">WHAT</text:p>
      <text:p text:style-name="P1">wait really</text:p>
      <text:p text:style-name="P1">ohhhh my</text:p>
      <text:p text:style-name="P1">how do u know</text:p>
      <text:p text:style-name="P1">well thish should be interesting</text:p>
      <text:p text:style-name="P1"><text:soft-page-break/>did u tell jake or.... </text:p>
      <text:p text:style-name="P1">man does he even know how he feels</text:p>
      <text:p text:style-name="P1">lol the poor guy is tortally under siege from all sides hehe</text:p>
      <text:p text:style-name="P1">i was never that clear on that</text:p>
      <text:p text:style-name="P1">r u like</text:p>
      <text:p text:style-name="P1">BOTH cruching on him</text:p>
      <text:p text:style-name="P1">or is it real 4 him and ironic 4 u or......</text:p>
      <text:p text:style-name="P1">nooo shit</text:p>
      <text:p text:style-name="P1">says the robo clone of the guy smitten wit the guy everyone elses smitten with in cluding said robob clone, maybe???</text:p>
      <text:p text:style-name="P1">hey can we hold this thought</text:p>
      <text:p text:style-name="P1">have 2 answer jaaaaaame................</text:p>
      <text:p text:style-name="P1">*n </text:p>
      <text:p text:style-name="P1">_</text:p>
      <text:p text:style-name="P1">12. JC8; LH3: =006391</text:p>
      <text:p text:style-name="P1">JC - COPY OF CONVERSATION JC3: =006332</text:p>
      <text:p text:style-name="P1">LH - yes</text:p>
      <text:p text:style-name="P1">sory distacted</text:p>
      <text:p text:style-name="P1">iportant shit gon on w janesy</text:p>
      <text:p text:style-name="P1">damn :(</text:p>
      <text:p text:style-name="P1">sry im listening 2 u really</text:p>
      <text:p text:style-name="P1">but i fucked uuuuup</text:p>
      <text:p text:style-name="P1">got to make sure jane doesnt run that file i sent</text:p>
      <text:p text:style-name="P1">waahh im such an ass</text:p>
      <text:p text:style-name="P1">the bot line is</text:p>
      <text:p text:style-name="P1">im a horribule friend :(</text:p>
      <text:p text:style-name="P1">noo then shell think im shitty</text:p>
      <text:p text:style-name="P1"><text:soft-page-break/>and right now she thinks im super NOT shitty</text:p>
      <text:p text:style-name="P1">dont want to blow it</text:p>
      <text:p text:style-name="P1">id think id rather pull a dirk and propess my UNDYING FEELINGS FOR HER omgomgomg </text:p>
      <text:p text:style-name="P1">no you dingnut</text:p>
      <text:p text:style-name="P1">was joak</text:p>
      <text:p text:style-name="P1">OMFG</text:p>
      <text:p text:style-name="P1">if dirk tells jake about his stuff</text:p>
      <text:p text:style-name="P1">what about jane</text:p>
      <text:p text:style-name="P1">hows she gonna feel</text:p>
      <text:p text:style-name="P1">competing wish a friend and all for aguy she cant even get up the nerve to say anythin to</text:p>
      <text:p text:style-name="P1">poor jane :C </text:p>
      <text:p text:style-name="P1">oh stfu up</text:p>
      <text:p text:style-name="P1">i need a drink</text:p>
      <text:p text:style-name="P1">im in the mipple of a dramantic pause caulm ur fukin tits bobob</text:p>
      <text:p text:style-name="P1">_</text:p>
      <text:p text:style-name="P1">13. JC9; LH4: =006392</text:p>
      <text:p text:style-name="P1">JC - COPY OF CONVERSATION JC4: =006333</text:p>
      <text:p text:style-name="P1">LH - will this gorilla</text:p>
      <text:p text:style-name="P1">eat thos bonanas</text:p>
      <text:p text:style-name="P1">flying out of the roof u said </text:p>
      <text:p text:style-name="P1">uuh</text:p>
      <text:p text:style-name="P1">ok</text:p>
      <text:p text:style-name="P1">about when is the big scene happenin</text:p>
      <text:p text:style-name="P1">not sure what any of this quiet means but it sounds spactacular</text:p>
      <text:p text:style-name="P1">i cant wait</text:p>
      <text:p text:style-name="P1"><text:soft-page-break/>tho im still kinda torn</text:p>
      <text:p text:style-name="P1">about how 2 feel about his chances vs janes chances</text:p>
      <text:p text:style-name="P1">what do i say to jane about this???</text:p>
      <text:p text:style-name="P1">its hard being as totey sweet a friend as me</text:p>
      <text:p text:style-name="P1">its hard and no 1 understanks</text:p>
      <text:p text:style-name="P1">*lul </text:p>
      <text:p text:style-name="P1">yeah bs</text:p>
      <text:p text:style-name="P1">anyway looks like i have to go</text:p>
      <text:p text:style-name="P1">i have to proves some shit to jane </text:p>
      <text:p text:style-name="P1">oh u know</text:p>
      <text:p text:style-name="P1">just subjectin shit to the old madrigogs</text:p>
      <text:p text:style-name="P1">XD</text:p>
      <text:p text:style-name="P1">l7r bro</text:p>
      <text:p text:style-name="P1">_</text:p>
      <text:p text:style-name="P1">14. JC10: =003693</text:p>
      <text:p text:style-name="P1">PARTIAL COPY OF CONVERSATION JC6: =006335</text:p>
      <text:p text:style-name="P1">_</text:p>
      <text:p text:style-name="P1">15. JC11: =006400</text:p>
      <text:p text:style-name="P1">COPY OF CONVERSATION JC7: =006336</text:p>
      <text:p text:style-name="P1">_</text:p>
      <text:p text:style-name="P1">16. Ce1: =006413</text:p>
      <text:p text:style-name="P1">oh yeh&gt;</text:p>
      <text:p text:style-name="P1">dunno why i been right here goofin around for hours</text:p>
      <text:p text:style-name="P1">ok but you never say what stuff like that means when you say it tho</text:p>
      <text:p text:style-name="P1">is this more casual spoilerz shit </text:p>
      <text:p text:style-name="P1">so ur saying i have like</text:p>
      <text:p text:style-name="P1"><text:soft-page-break/>these magical void powers </text:p>
      <text:p text:style-name="P1">sounds like kinda shitty and boring powers to me</text:p>
      <text:p text:style-name="P1"><text:s/>what can they even do besise make me invisible to an anien sometimes</text:p>
      <text:p text:style-name="P1">*alien </text:p>
      <text:p text:style-name="P1">SNOOOZE</text:p>
      <text:p text:style-name="P1">so when u cant see me</text:p>
      <text:p text:style-name="P1">when im doin my voidey thing or w/e</text:p>
      <text:p text:style-name="P1">what do you see is it just a black screen</text:p>
      <text:p text:style-name="P1">hmmmmm,.. </text:p>
      <text:p text:style-name="P1">its just that footage of my mom does that too</text:p>
      <text:p text:style-name="P1">like blacks out and stuff</text:p>
      <text:p text:style-name="P1">mom was a notoirious scourge to the papayazzi</text:p>
      <text:p text:style-name="P1">or i mean</text:p>
      <text:p text:style-name="P1">the womom who im supposed to be genetically descended from</text:p>
      <text:p text:style-name="P1">*womam</text:p>
      <text:p text:style-name="P1">know what i mean? </text:p>
      <text:p text:style-name="P1">so....</text:p>
      <text:p text:style-name="P1">deep down i am super psyched about nothigness</text:p>
      <text:p text:style-name="P1">yeah souns about right</text:p>
      <text:p text:style-name="P1">oh damn hey</text:p>
      <text:p text:style-name="P1">i almost forgot i had a really short but cool dream i fugured you might like this </text:p>
      <text:p text:style-name="P1">i saw someone i think was supposed to be my daughter</text:p>
      <text:p text:style-name="P1">do you know if thats true </text:p>
      <text:p text:style-name="P1">well she looked kinda like me</text:p>
      <text:p text:style-name="P1">TG: but in this orange getunp</text:p>
      <text:p text:style-name="P1"><text:soft-page-break/>*up</text:p>
      <text:p text:style-name="P1">w a yellow sun on it </text:p>
      <text:p text:style-name="P1">so ok</text:p>
      <text:p text:style-name="P1">lets say she is def that</text:p>
      <text:p text:style-name="P1">than does that means shes not my daughter or...</text:p>
      <text:p text:style-name="P1">spoipers??</text:p>
      <text:p text:style-name="P1">***</text:p>
      <text:p text:style-name="P1">xactly how much spoipage we talkin uu </text:p>
      <text:p text:style-name="P1">aw ys i knew it</text:p>
      <text:p text:style-name="P1">so then space lady can u tell me</text:p>
      <text:p text:style-name="P1">who this luckay fella is </text:p>
      <text:p text:style-name="P1">come on u know</text:p>
      <text:p text:style-name="P1">who i get futurebusy w/2 make the lightseer babis </text:p>
      <text:p text:style-name="P1">smh</text:p>
      <text:p text:style-name="P1">*signs deeply muttering LALIENS to self* </text:p>
      <text:p text:style-name="P1">aw come on ur already telling me stuff </text:p>
      <text:p text:style-name="P1">plzzzz&lt;333</text:p>
      <text:p text:style-name="P1">what if i guess stuff</text:p>
      <text:p text:style-name="P1">is it</text:p>
      <text:p text:style-name="P1">strider</text:p>
      <text:p text:style-name="P1">does he like get ungay for a while or ssuch</text:p>
      <text:p text:style-name="P1">u probably dont even know what that means on account fof being extra textrestrial</text:p>
      <text:p text:style-name="P1">can aliens b gay too is that a thing</text:p>
      <text:p text:style-name="P1">being space gay </text:p>
      <text:p text:style-name="P1">o man</text:p>
      <text:p text:style-name="P1">embarrased alien is ambarrassed</text:p>
      <text:p text:style-name="P1"><text:soft-page-break/>heh sorry</text:p>
      <text:p text:style-name="P1">oh</text:p>
      <text:p text:style-name="P1">but sersly is it him?</text:p>
      <text:p text:style-name="P1">or is it like</text:p>
      <text:p text:style-name="P1">some ectobio shit instead</text:p>
      <text:p text:style-name="P1">and a dude aint really invovled</text:p>
      <text:p text:style-name="P1">maaan wouldnt that just figure</text:p>
      <text:p text:style-name="P1">that would suck! whyd you have 2 go and confirm my bleak dudeless future </text:p>
      <text:p text:style-name="P1">k im sorry</text:p>
      <text:p text:style-name="P1">so you mean</text:p>
      <text:p text:style-name="P1">im going to meet her in the game</text:p>
      <text:p text:style-name="P1">ok so without pushin and flustratin you</text:p>
      <text:p text:style-name="P1">lemme just see if i have all my facts right</text:p>
      <text:p text:style-name="P1">i will meet my cool as hell daughter from the future in this game</text:p>
      <text:p text:style-name="P1">and i will also meet my mother in this game</text:p>
      <text:p text:style-name="P1">and the game will let me resurrect her from the dead and thats what im gonna do</text:p>
      <text:p text:style-name="P1">yeah but you cleverly dodged the q</text:p>
      <text:p text:style-name="P1">thats how u say it works but WILL i do that</text:p>
      <text:p text:style-name="P1">*narrows eyes with drunken suspicion*</text:p>
      <text:p text:style-name="P1">-_-</text:p>
      <text:p text:style-name="P1">-___- </text:p>
      <text:p text:style-name="P1">-______~ </text:p>
      <text:p text:style-name="P1">so yeah to continue my confirmation spree</text:p>
      <text:p text:style-name="P1">you are maybe kinda hinting there are ecto shenannies that lead to the birth of my daughter</text:p>
      <text:p text:style-name="P1">just like i descended from my mom through some sort of simimar <text:soft-page-break/>bio process </text:p>
      <text:p text:style-name="P1">lol u are such a shitty liar</text:p>
      <text:p text:style-name="P1">come on whats answer</text:p>
      <text:p text:style-name="P1">y/n</text:p>
      <text:p text:style-name="P1">or shuold i say</text:p>
      <text:p text:style-name="P1">y/n/u</text:p>
      <text:p text:style-name="P1">ahaha u luv u's</text:p>
      <text:p text:style-name="P1">ur silly</text:p>
      <text:p text:style-name="P1">silly &amp; cute &amp; bad @ lyin</text:p>
      <text:p text:style-name="P1">_</text:p>
      <text:p text:style-name="P1">17. Ce2: =006414</text:p>
      <text:p text:style-name="P1">ok well since youre so nice</text:p>
      <text:p text:style-name="P1">ill promoise not to use my wicked void powers re: basic common sense + skills of deduction to bust you up so bad</text:p>
      <text:p text:style-name="P1">then w.o givin you the whole 3rd degree</text:p>
      <text:p text:style-name="P1">what is safe to tell me?</text:p>
      <text:p text:style-name="P1">like what does it mean to be a rogue of void</text:p>
      <text:p text:style-name="P1">thats what i am rite</text:p>
      <text:p text:style-name="P1">you mean kinda like</text:p>
      <text:p text:style-name="P1">offensive vs defesive magic in an rpg</text:p>
      <text:p text:style-name="P1">so basically</text:p>
      <text:p text:style-name="P1">a thief is like the asshole class</text:p>
      <text:p text:style-name="P1">the player who says step off shits mine suckas</text:p>
      <text:p text:style-name="P1">whereas</text:p>
      <text:p text:style-name="P1">a rogue</text:p>
      <text:p text:style-name="P1">is bascially robin hood </text:p>
      <text:p text:style-name="P1">so im essantially the robin hood of void</text:p>
      <text:p text:style-name="P1"><text:soft-page-break/>im still not sure</text:p>
      <text:p text:style-name="P1">wtf that actually means </text:p>
      <text:p text:style-name="P1">i guess robin hods p cool tho</text:p>
      <text:p text:style-name="P1">thiefin up loot from peeps who got too much</text:p>
      <text:p text:style-name="P1">then all sugardaddyin it out 2 the needy like a boss</text:p>
      <text:p text:style-name="P1">just dont have a clue how that works with void </text:p>
      <text:p text:style-name="P1">like what</text:p>
      <text:p text:style-name="P1">well</text:p>
      <text:p text:style-name="P1">about that</text:p>
      <text:p text:style-name="P1">i feel sorta stupid about this but</text:p>
      <text:p text:style-name="P1">ive been giving all my friends this whole dramagic spiel about not wanting to even play this thing</text:p>
      <text:p text:style-name="P1">and i might of fucked stuff up already </text:p>
      <text:p text:style-name="P1">its so</text:p>
      <text:p text:style-name="P1">and i guess i still havnt decide what to do</text:p>
      <text:p text:style-name="P1">there are props and cons 2 both things</text:p>
      <text:p text:style-name="P1">ok either i dont play</text:p>
      <text:p text:style-name="P1">and i get this kinda passive aggressive revange at the witch for killing my mom</text:p>
      <text:p text:style-name="P1">and thereafter keep staying here and being lonely</text:p>
      <text:p text:style-name="P1">or</text:p>
      <text:p text:style-name="P1">i do play and the spoips r as follows...</text:p>
      <text:p text:style-name="P1">sweet powers 4 me</text:p>
      <text:p text:style-name="P1">check</text:p>
      <text:p text:style-name="P1">tri generational lolonde family reonion</text:p>
      <text:p text:style-name="P1">check as fuck</text:p>
      <text:p text:style-name="P1">meet all my friends</text:p>
      <text:p text:style-name="P1"><text:soft-page-break/>HECKACHECK</text:p>
      <text:p text:style-name="P1">and smoe others stuff </text:p>
      <text:p text:style-name="P1">nah but thx</text:p>
      <text:p text:style-name="P1">u already have anyway</text:p>
      <text:p text:style-name="P1">i will probably play</text:p>
      <text:p text:style-name="P1">wonder if i can tell distri withoup lookin like a waffle assed chump </text:p>
      <text:p text:style-name="P1">lol no its just a shithead</text:p>
      <text:p text:style-name="P1">this doesnt matter now tho i cant play til i go deliver this dead cat back ing time to maybe my mom or someshing??/ </text:p>
      <text:p text:style-name="P1">_</text:p>
      <text:p text:style-name="P1">18. DiSt3: =006450</text:p>
      <text:p text:style-name="P1">COPY OF CONVERSATION DiSt1: =006450</text:p>
      <text:p text:style-name="P1">_</text:p>
      <text:p text:style-name="P1">19. DiSt4; LH5: =006451</text:p>
      <text:p text:style-name="P1">COPY OF CONVERSATION DiSt2; LH1: =006389</text:p>
      <text:p text:style-name="P1">_</text:p>
      <text:p text:style-name="P1">20. JC12: =006471</text:p>
      <text:p text:style-name="P1">ALART ALART ARLART AL*ERT AL*ART!!!!!</text:p>
      <text:p text:style-name="P1">hugely important cornespondence</text:p>
      <text:p text:style-name="P1">paging doctor crocker</text:p>
      <text:p text:style-name="P1">rolal to docrock </text:p>
      <text:p text:style-name="P1">heh heh</text:p>
      <text:p text:style-name="P1">paging</text:p>
      <text:p text:style-name="P1">bet you would like to get PAGED huh jane</text:p>
      <text:p text:style-name="P1">*sweet innuendo</text:p>
      <text:p text:style-name="P1">wonkwonkwonkwonkwonk</text:p>
      <text:p text:style-name="P1"><text:soft-page-break/>i have only junst begun to wonk</text:p>
      <text:p text:style-name="P1">no no</text:p>
      <text:p text:style-name="P1">i mean i still feel shitty about that but its not abiout that</text:p>
      <text:p text:style-name="P1">i know you already ran it i been talking to the shades</text:p>
      <text:p text:style-name="P1">im in the lab doing a thing with my cat</text:p>
      <text:p text:style-name="P1">but that doesnt matter i was doing some thingkin and was still feeling guilty about fuckin up ur computer and all of the sudden im in bff~ath mode here</text:p>
      <text:p text:style-name="P1">so i gotta tell you something u need to know before its too late </text:p>
      <text:p text:style-name="P1">you and jake hookin up stupid! </text:p>
      <text:p text:style-name="P1">this is about turnin all your steamydreamz in to STEAMAY REALTITIES</text:p>
      <text:p text:style-name="P1">***realities lolo </text:p>
      <text:p text:style-name="P1">whereins jc + je kiss &amp; hug loads and start turnin out big heaps of wrigglers the old fashioned way&lt;3&lt;3,3,3&lt;338O!!!!</text:p>
      <text:p text:style-name="P1">i cant decide whether this mental image porcolating here is hot as shit or cute as fuck...... </text:p>
      <text:p text:style-name="P1">no no im fine with playing just shut up</text:p>
      <text:p text:style-name="P1">this is serious you need to tell him how u feel VERY SOON</text:p>
      <text:p text:style-name="P1">or you might miss your chance </text:p>
      <text:p text:style-name="P1">i found out today taht dirks gonna make a move </text:p>
      <text:p text:style-name="P1">yes</text:p>
      <text:p text:style-name="P1">omfffgggggg</text:p>
      <text:p text:style-name="P1">JANE GET A CLUE </text:p>
      <text:p text:style-name="P1">no</text:p>
      <text:p text:style-name="P1">no my dear sweet janey not on you</text:p>
      <text:p text:style-name="P1">ON JAKE!!! </text:p>
      <text:p text:style-name="P1">p sure ask glasses if u want </text:p>
      <text:p text:style-name="P1">what do you mean</text:p>
      <text:p text:style-name="P1"><text:soft-page-break/>??</text:p>
      <text:p text:style-name="P1">wut</text:p>
      <text:p text:style-name="P1">repriprocate?</text:p>
      <text:p text:style-name="P1">why not</text:p>
      <text:p text:style-name="P1">mm hm</text:p>
      <text:p text:style-name="P1">are u suuuuuure??? </text:p>
      <text:p text:style-name="P1">nope</text:p>
      <text:p text:style-name="P1">im saying that</text:p>
      <text:p text:style-name="P1">i dont fuckin know</text:p>
      <text:p text:style-name="P1">true that</text:p>
      <text:p text:style-name="P1">but</text:p>
      <text:p text:style-name="P1">how much does that really mean here jane</text:p>
      <text:p text:style-name="P1">can you be totes sure on account a some dorky moive crushes </text:p>
      <text:p text:style-name="P1">all im saying is</text:p>
      <text:p text:style-name="P1">my gaydar is like the exanct fuckin poposite of urs</text:p>
      <text:p text:style-name="P1">which is to say it is better than completety nonexistant</text:p>
      <text:p text:style-name="P1">mine is so sensitive it has been used to sweep the ocean floor for mythical sea monsters</text:p>
      <text:p text:style-name="P1">turns out</text:p>
      <text:p text:style-name="P1">all of those monsters are SO gay</text:p>
      <text:p text:style-name="P1">truth B) </text:p>
      <text:p text:style-name="P1">thats what im sayin</text:p>
      <text:p text:style-name="P1">i really have no idea</text:p>
      <text:p text:style-name="P1">kid is a goggamn egnigma</text:p>
      <text:p text:style-name="P1">hes as hard 2 read as fine print</text:p>
      <text:p text:style-name="P1">and how i do mean FIIINE ;) </text:p>
      <text:p text:style-name="P1">youre supposed to concluce</text:p>
      <text:p text:style-name="P1"><text:soft-page-break/>that you SAID you were going to believe anything i said today remember?? </text:p>
      <text:p text:style-name="P1">exactly</text:p>
      <text:p text:style-name="P1">therefore you must believe me when i say</text:p>
      <text:p text:style-name="P1">if dirk lets on all his feelins there is at least a CHANCE jake will go like DERP OK DUDE LETS MAKE OUT</text:p>
      <text:p text:style-name="P1">and that means poor jane is screwed without ever even throwing her filthy old fedora in the ring</text:p>
      <text:p text:style-name="P1">it is a ring i lke ot call TEH ENGLISH SPEEPSTAKES</text:p>
      <text:p text:style-name="P1">and if u dont youll regret it</text:p>
      <text:p text:style-name="P1">and i mean</text:p>
      <text:p text:style-name="P1">OFFICIALLY?</text:p>
      <text:p text:style-name="P1">i cant have a horse in the race</text:p>
      <text:p text:style-name="P1">wait bad metaphor ebcause of dirk and his fucking horstes n/m</text:p>
      <text:p text:style-name="P1">like you are both my friends and im not out to mess him up or anything</text:p>
      <text:p text:style-name="P1">but i kinda owe it to you as my friend to let you know whats up</text:p>
      <text:p text:style-name="P1">and also to get you to stop being such a WORLD CHAMPIAN TIGHTASS</text:p>
      <text:p text:style-name="P1">and let jake know </text:p>
      <text:p text:style-name="P1">jane</text:p>
      <text:p text:style-name="P1">jaane.. </text:p>
      <text:p text:style-name="P1">jc your are the tightassiest tightass who ever tightened up an ass </text:p>
      <text:p text:style-name="P1">jane i am afraid</text:p>
      <text:p text:style-name="P1">that ur bottom</text:p>
      <text:p text:style-name="P1">is a stubborn clam</text:p>
      <text:p text:style-name="P1">guarding priceless treasure</text:p>
      <text:p text:style-name="P1">and a deadly secret </text:p>
      <text:p text:style-name="P1">im not saying be an idiot and start gushing at him incoherentry</text:p>
      <text:p text:style-name="P1"><text:soft-page-break/>but do SOMETHING</text:p>
      <text:p text:style-name="P1">say how u feel</text:p>
      <text:p text:style-name="P1">or flirst a bit or ask him out on a date inside the fuckin game or such</text:p>
      <text:p text:style-name="P1">goddamn ANYTHING other that a bunch of bullshitty pining and tightassy NOTHING</text:p>
      <text:p text:style-name="P1">you have to do what i say u promised </text:p>
      <text:p text:style-name="P1">those 2 things are</text:p>
      <text:p text:style-name="P1">prespicely the same shit </text:p>
      <text:p text:style-name="P1">yes</text:p>
      <text:p text:style-name="P1">but only</text:p>
      <text:p text:style-name="P1">because that will be impossible for me to do</text:p>
      <text:p text:style-name="P1">when u + him r snoggin hard in motherfuckin makeout paradise</text:p>
      <text:p text:style-name="P1">A K A SEX LAND </text:p>
      <text:p text:style-name="P1">sure</text:p>
      <text:p text:style-name="P1">just dont wait too long</text:p>
      <text:p text:style-name="P1">and dont underestimate striders wiles</text:p>
      <text:p text:style-name="P1">nor jakes...</text:p>
      <text:p text:style-name="P1">lets say</text:p>
      <text:p text:style-name="P1">open mindedness??????? </text:p>
      <text:p text:style-name="P1">yuuup................ </text:p>
      <text:p text:style-name="P1">ur finally gettin it</text:p>
      <text:p text:style-name="P1">now go</text:p>
      <text:p text:style-name="P1">and jane im warning u</text:p>
      <text:p text:style-name="P1">if you dont say somethin to him</text:p>
      <text:p text:style-name="P1">i am personally entering the game specivically to FUCK UR SHIT UP</text:p>
      <text:p text:style-name="P1">*LOLLIES OUTIE* </text:p>
      <text:p text:style-name="P1"><text:soft-page-break/>_</text:p>
      <text:p text:style-name="P1">21. JaEn3: =006486</text:p>
      <text:p text:style-name="P1">jake enklish</text:p>
      <text:p text:style-name="P1">cant u see im fuck deep in all these stupid meowcats</text:p>
      <text:p text:style-name="P1">i m also</text:p>
      <text:p text:style-name="P1">fuck deep in busy</text:p>
      <text:p text:style-name="P1">what ist it</text:p>
      <text:p text:style-name="P1">nah hes just</text:p>
      <text:p text:style-name="P1">biding his time i guess.......</text:p>
      <text:p text:style-name="P1">yeh theres been that goin around</text:p>
      <text:p text:style-name="P1">dreamin</text:p>
      <text:p text:style-name="P1">what was urs about</text:p>
      <text:p text:style-name="P1">WUT</text:p>
      <text:p text:style-name="P1">nonononoononno</text:p>
      <text:p text:style-name="P1">this wont do at all </text:p>
      <text:p text:style-name="P1">u slobberin over some alien dream girl</text:p>
      <text:p text:style-name="P1">fuck THAT im having enough a hard time keppin trach of the jakestakes as it is </text:p>
      <text:p text:style-name="P1">the jakestakes</text:p>
      <text:p text:style-name="P1">listen bro i know u love adventures and dumb shit like that but you are forbidden from thinkin about her again </text:p>
      <text:p text:style-name="P1">exactically</text:p>
      <text:p text:style-name="P1">she was a fake girl so 4get it</text:p>
      <text:p text:style-name="P1">a fakey fakey fuke</text:p>
      <text:p text:style-name="P1">wait a minnit...</text:p>
      <text:p text:style-name="P1">has jane talked to u yet about anything? </text:p>
      <text:p text:style-name="P1">no</text:p>
      <text:p text:style-name="P1"><text:soft-page-break/>i mean</text:p>
      <text:p text:style-name="P1">about anythin serious</text:p>
      <text:p text:style-name="P1">feelinswasy</text:p>
      <text:p text:style-name="P1">* wawys</text:p>
      <text:p text:style-name="P1">* waways</text:p>
      <text:p text:style-name="P1">* SHIT</text:p>
      <text:p text:style-name="P1">* about your emotions </text:p>
      <text:p text:style-name="P1">uuuuuugh</text:p>
      <text:p text:style-name="P1">i knew shed porcrastinate on this </text:p>
      <text:p text:style-name="P1">can u just message her now</text:p>
      <text:p text:style-name="P1">depenbs on the present magnitude of her tightassery</text:p>
      <text:p text:style-name="P1">someone needs 2 move you fuckers along an get some stuff out in the popen already </text:p>
      <text:p text:style-name="P1">i didint say nothin and aint sayin anything to that effeft </text:p>
      <text:p text:style-name="P1">mmmmm!</text:p>
      <text:p text:style-name="P1">*zuip* </text:p>
      <text:p text:style-name="P1">lol u f'n dork</text:p>
      <text:p text:style-name="P1">but yes do that</text:p>
      <text:p text:style-name="P1">shit i gotta go</text:p>
      <text:p text:style-name="P1">i think theres someone in here....</text:p>
      <text:p text:style-name="P1">_</text:p>
      <text:p text:style-name="P2">Act 6 Intermission 2</text:p>
      <text:p text:style-name="P1">_</text:p>
      <text:p text:style-name="P2">Act 6 Act 3</text:p>
      <text:p text:style-name="P1">_</text:p>
      <text:p text:style-name="P1">22. JC13: =006722</text:p>
      <text:p text:style-name="P1">jcrocks</text:p>
      <text:p text:style-name="P1"><text:soft-page-break/>urgent cornespondence 4 profeffor bffsy over</text:p>
      <text:p text:style-name="P1">betch u i will</text:p>
      <text:p text:style-name="P1">what were u spectin</text:p>
      <text:p text:style-name="P1">for mangic not 2 be real or something</text:p>
      <text:p text:style-name="P1">lol what a dope</text:p>
      <text:p text:style-name="P1">wow k shoosh</text:p>
      <text:p text:style-name="P1">jane i actuatly dont have any time</text:p>
      <text:p text:style-name="P1">i have literally like 1 minute</text:p>
      <text:p text:style-name="P1">i only wanted to ask one thing</text:p>
      <text:p text:style-name="P1">did you talk to jake</text:p>
      <text:p text:style-name="P1">about u know</text:p>
      <text:p text:style-name="P1">do i even NEED to wonk??</text:p>
      <text:p text:style-name="P1">ys</text:p>
      <text:p text:style-name="P1">hry</text:p>
      <text:p text:style-name="P1">thas cool so howd it go with jake</text:p>
      <text:p text:style-name="P1">did doc crock prantice her love medizine on THE ENGLISH PATIENT ;) &lt;3&lt;3,4</text:p>
      <text:p text:style-name="P1">aw wahat that FUCK</text:p>
      <text:p text:style-name="P1">uuuuuuuuuuuuuururreggghhgh</text:p>
      <text:p text:style-name="P1">jane this is totals the shittiest love report i ever heard</text:p>
      <text:p text:style-name="P1">jane im pissed</text:p>
      <text:p text:style-name="P1">i am so pipsed about this i want to just go there and smack ur ass</text:p>
      <text:p text:style-name="P1">u HAD him and oh jane siiiign</text:p>
      <text:p text:style-name="P1">the ONLY reason i got 2 cut short on ripping you a new one ofer this debacle is the fact that everything is literally on fire right now</text:p>
      <text:p text:style-name="P1">no jane theres a fire when youg go camping and pack marshmalmows while smiling like an asshole</text:p>
      <text:p text:style-name="P1"><text:soft-page-break/>the whole neighborhoof is burning down</text:p>
      <text:p text:style-name="P1">by which i mean lilerally every single fuckin builbing</text:p>
      <text:p text:style-name="P1">gtg</text:p>
      <text:p text:style-name="P1">stil just</text:p>
      <text:p text:style-name="P1">SM f'n H about this jake thang</text:p>
      <text:p text:style-name="P1">uuurrrrgh</text:p>
      <text:p text:style-name="P1">_</text:p>
      <text:p text:style-name="P1">23. =006887</text:p>
      <text:p text:style-name="P1">zzzzzz</text:p>
      <text:p text:style-name="P1">le zzz</text:p>
      <text:p text:style-name="P1">_</text:p>
      <text:p text:style-name="P1">24. =006888</text:p>
      <text:p text:style-name="P1">zzzzees ;)</text:p>
      <text:p text:style-name="P1">smack snack</text:p>
      <text:p text:style-name="P1">zzxxx</text:p>
      <text:p text:style-name="P1">*SNOAR*</text:p>
      <text:p text:style-name="P1">_</text:p>
      <text:p text:style-name="P1">25. =006889</text:p>
      <text:p text:style-name="P1">zzzzzznort,,..</text:p>
      <text:p text:style-name="P1">lol snork ;D</text:p>
      <text:p text:style-name="P1">_</text:p>
      <text:p text:style-name="P1">26. JC14; LH6: =006981</text:p>
      <text:p text:style-name="P1">JC - aw noes</text:p>
      <text:p text:style-name="P1">you are snoping up my house</text:p>
      <text:p text:style-name="P1">scopping my gourd hoard</text:p>
      <text:p text:style-name="P1">janey what are u doing</text:p>
      <text:p text:style-name="P1">what is going on here</text:p>
      <text:p text:style-name="P1"><text:soft-page-break/>jane?</text:p>
      <text:p text:style-name="P1">god dammit crocket</text:p>
      <text:p text:style-name="P1">bleghhh</text:p>
      <text:p text:style-name="P1">head hurts</text:p>
      <text:p text:style-name="P1">LH - smup shades</text:p>
      <text:p text:style-name="P1">*sup</text:p>
      <text:p text:style-name="P1">no</text:p>
      <text:p text:style-name="P1">well</text:p>
      <text:p text:style-name="P1">not in like robos wanting to kill me immediately as in lilerally right now danger</text:p>
      <text:p text:style-name="P1">but still probably some danger</text:p>
      <text:p text:style-name="P1">its hot and all these crumbling flamey buildings are so screwed and i wanna just go lie down</text:p>
      <text:p text:style-name="P1">plus theres shit coming from the sky</text:p>
      <text:p text:style-name="P1">super deudly red shit</text:p>
      <text:p text:style-name="P1">no no</text:p>
      <text:p text:style-name="P1">less</text:p>
      <text:p text:style-name="P1">trust my</text:p>
      <text:p text:style-name="P1">me</text:p>
      <text:p text:style-name="P1">ive been trying to i guess</text:p>
      <text:p text:style-name="P1">round up some neighbors</text:p>
      <text:p text:style-name="P1">whenever i see them</text:p>
      <text:p text:style-name="P1">and try to get then to follow me home</text:p>
      <text:p text:style-name="P1">whichis harder than is sounds!</text:p>
      <text:p text:style-name="P1">yes</text:p>
      <text:p text:style-name="P1">i know but</text:p>
      <text:p text:style-name="P1">they always seem confused and dont know what todo</text:p>
      <text:p text:style-name="P1"><text:soft-page-break/>and everythings bunring down</text:p>
      <text:p text:style-name="P1">i think i should try to take some with me i cant just leave all of the poor chess guys here to die</text:p>
      <text:p text:style-name="P1">lmao @ your "caluculations" as if htose are real but ok ill get moving</text:p>
      <text:p text:style-name="P1">ok</text:p>
      <text:p text:style-name="P1">jane was trying 2 reach me</text:p>
      <text:p text:style-name="P1">messing with my pumpkips or some shit???</text:p>
      <text:p text:style-name="P1">where is she</text:p>
      <text:p text:style-name="P1">what u talkin about</text:p>
      <text:p text:style-name="P1">subordingation</text:p>
      <text:p text:style-name="P1">you saying those chucklefucks went rouge</text:p>
      <text:p text:style-name="P1">but thats what i do!</text:p>
      <text:p text:style-name="P1">posers be frontin hard up on my roguey turf</text:p>
      <text:p text:style-name="P1">*roguish?</text:p>
      <text:p text:style-name="P1">roguish is better it means sly</text:p>
      <text:p text:style-name="P1">yeah!!!!</text:p>
      <text:p text:style-name="P1">:3</text:p>
      <text:p text:style-name="P1">i think</text:p>
      <text:p text:style-name="P1">the answer</text:p>
      <text:p text:style-name="P1">unfortunately</text:p>
      <text:p text:style-name="P1">is yes</text:p>
      <text:p text:style-name="P1">:[</text:p>
      <text:p text:style-name="P1">_</text:p>
      <text:p text:style-name="P1">27. Ce3: =006982</text:p>
      <text:p text:style-name="P1">hi</text:p>
      <text:p text:style-name="P1">whats this</text:p>
      <text:p text:style-name="P1"><text:soft-page-break/>about u blacking out for good?</text:p>
      <text:p text:style-name="P1">* blapck</text:p>
      <text:p text:style-name="P1">* wait no n/m</text:p>
      <text:p text:style-name="P1">i feel kind of like shit but other than that im toters perf</text:p>
      <text:p text:style-name="P1">im starting to wonderd if drinkin early today wasnt that coolest idea??</text:p>
      <text:p text:style-name="P1">now i have all these responsibitities while my brain is tellin me to go fuck myelf</text:p>
      <text:p text:style-name="P1">*self</text:p>
      <text:p text:style-name="P1">aint wanna fuck no elf</text:p>
      <text:p text:style-name="P1">not in this condition at least</text:p>
      <text:p text:style-name="P1">i would probs need some hella strong coffee b4 boning a elf</text:p>
      <text:p text:style-name="P1">that is an interesting theory that has like</text:p>
      <text:p text:style-name="P1">mostly no usefull bearing on anything probably?</text:p>
      <text:p text:style-name="P1">yeah</text:p>
      <text:p text:style-name="P1">i think i was being a dick byut im not sure? sorry</text:p>
      <text:p text:style-name="P1">glarghgle</text:p>
      <text:p text:style-name="P1">i am sure feeling liek</text:p>
      <text:p text:style-name="P1">a gross bunch of nasty trash in a scarf</text:p>
      <text:p text:style-name="P1">all taking my surly shit out</text:p>
      <text:p text:style-name="P1">on nice and cute aliems</text:p>
      <text:p text:style-name="P1">heyy</text:p>
      <text:p text:style-name="P1">UI</text:p>
      <text:p text:style-name="P1">UU*</text:p>
      <text:p text:style-name="P1">you know everything right</text:p>
      <text:p text:style-name="P1">k well</text:p>
      <text:p text:style-name="P1">what is with the looming strandy crap in the sky</text:p>
      <text:p text:style-name="P1"><text:soft-page-break/>the miles&gt; glasses called em that</text:p>
      <text:p text:style-name="P1">i know i got to escape them</text:p>
      <text:p text:style-name="P1">but what are they actually gonna do?</text:p>
      <text:p text:style-name="P1">_</text:p>
      <text:p text:style-name="P1">28. Ce4: =006983</text:p>
      <text:p text:style-name="P1">wait</text:p>
      <text:p text:style-name="P1">i dont</text:p>
      <text:p text:style-name="P1">what? instances</text:p>
      <text:p text:style-name="P1">blowb sack</text:p>
      <text:p text:style-name="P1">righ now i can hardly walk w/o steppin on my moms scarf ok</text:p>
      <text:p text:style-name="P1">so theyre destorying the universe is that the bootom line</text:p>
      <text:p text:style-name="P1">frog</text:p>
      <text:p text:style-name="P1">why a frog thats so silly</text:p>
      <text:p text:style-name="P1">k</text:p>
      <text:p text:style-name="P1">picturin</text:p>
      <text:p text:style-name="P1">big ol space frog</text:p>
      <text:p text:style-name="P1">all ribbiting loud an being huge</text:p>
      <text:p text:style-name="P1">hehehe</text:p>
      <text:p text:style-name="P1">then you are saying some rude a-hole is killin our frog</text:p>
      <text:p text:style-name="P1">wow</text:p>
      <text:p text:style-name="P1">that is</text:p>
      <text:p text:style-name="P1">just....</text:p>
      <text:p text:style-name="P1">the WORST</text:p>
      <text:p text:style-name="P1">stalling what</text:p>
      <text:p text:style-name="P1">no way</text:p>
      <text:p text:style-name="P1">i dont even know what rules ur talking about</text:p>
      <text:p text:style-name="P1">time shit rules</text:p>
      <text:p text:style-name="P1"><text:soft-page-break/>if its time shit rules idgaf about those</text:p>
      <text:p text:style-name="P1">and m not goinna stop thinking youre great if u "break" them</text:p>
      <text:p text:style-name="P1">are you in trouble?</text:p>
      <text:p text:style-name="P1">hoh man</text:p>
      <text:p text:style-name="P1">what is it!</text:p>
      <text:p text:style-name="P1">_</text:p>
      <text:p text:style-name="P1">29. Ce5: =006989</text:p>
      <text:p text:style-name="P1">y</text:p>
      <text:p text:style-name="P1">and i am how haxxing up storm</text:p>
      <text:p text:style-name="P1">p stank by</text:p>
      <text:p text:style-name="P1">*stand</text:p>
      <text:p text:style-name="P1">u dont even no</text:p>
      <text:p text:style-name="P1">my fingers are the mean lil beaks</text:p>
      <text:p text:style-name="P1">of furirus woodpeckers</text:p>
      <text:p text:style-name="P1">and my keyboard</text:p>
      <text:p text:style-name="P1">is a pitiful plank of cruddy wood</text:p>
      <text:p text:style-name="P1">guarding a trove of tasty bungs</text:p>
      <text:p text:style-name="P1">it is guarding them i might add</text:p>
      <text:p text:style-name="P1">moist fucking unsuccessfully</text:p>
      <text:p text:style-name="P1">as my digits rain danger</text:p>
      <text:p text:style-name="P1">on this hapless lamptop</text:p>
      <text:p text:style-name="P1">the result of my tappy onslaught</text:p>
      <text:p text:style-name="P1">is line after wicked line</text:p>
      <text:p text:style-name="P1">of leetfilthy codes</text:p>
      <text:p text:style-name="P1">aka..</text:p>
      <text:p text:style-name="P1">the governments worst nightmare</text:p>
      <text:p text:style-name="P1">i will be in an out</text:p>
      <text:p text:style-name="P1"><text:soft-page-break/>of the systerm</text:p>
      <text:p text:style-name="P1">before breakfast knows what ate it</text:p>
      <text:p text:style-name="P1">JACKPOP BABBY</text:p>
      <text:p text:style-name="P1">im am ur cryptogodress 8)</text:p>
      <text:p text:style-name="P1">it is womon verse machine</text:p>
      <text:p text:style-name="P1">a struggle old as stuff itself</text:p>
      <text:p text:style-name="P1">she will bring sburb to its knees</text:p>
      <text:p text:style-name="P1">and then turn</text:p>
      <text:p text:style-name="P1">with her shitwreckingest face</text:p>
      <text:p text:style-name="P1">and stare</text:p>
      <text:p text:style-name="P1">into the void</text:p>
      <text:p text:style-name="P1">and the void</text:p>
      <text:p text:style-name="P1">will wonk first</text:p>
      <text:p text:style-name="P1">;3</text:p>
      <text:p text:style-name="P1">_</text:p>
      <text:p text:style-name="P1">30. Ce6: =006990</text:p>
      <text:p text:style-name="P1">no</text:p>
      <text:p text:style-name="P1">that was all mostly a huge load</text:p>
      <text:p text:style-name="P1">all that noisy keyboard bangin i just mentioned</text:p>
      <text:p text:style-name="P1">was me just typing all that shit i said 2 u</text:p>
      <text:p text:style-name="P1">lol i did type it superfast tho</text:p>
      <text:p text:style-name="P1">just like they do in dumb fake movies about primo hackers who r THA BEST</text:p>
      <text:p text:style-name="P1">i guess i hacked into our conversation? w/ bs nstead of codez</text:p>
      <text:p text:style-name="P1">but for real</text:p>
      <text:p text:style-name="P1">im just drag &amp; dropin some game shit in to jakes place</text:p>
      <text:p text:style-name="P1">it is easy as a butt</text:p>
      <text:p text:style-name="P1"><text:soft-page-break/>this kiddie game is a waste of my baller expertise</text:p>
      <text:p text:style-name="P1">* sexpertities</text:p>
      <text:p text:style-name="P1">/ obligatory</text:p>
      <text:p text:style-name="P1">hey look</text:p>
      <text:p text:style-name="P1">a 'totem lathe'</text:p>
      <text:p text:style-name="P1">kay w/e</text:p>
      <text:p text:style-name="P1">BONK</text:p>
      <text:p text:style-name="P1">down it goes</text:p>
      <text:p text:style-name="P1">in that patch off dirt i guess</text:p>
      <text:p text:style-name="P1">daaang</text:p>
      <text:p text:style-name="P1">fits on that patch o dirt like</text:p>
      <text:p text:style-name="P1">a glass shitting slipper</text:p>
      <text:p text:style-name="P1">NEXT ??</text:p>
      <text:p text:style-name="P1">yes im on a roll</text:p>
      <text:p text:style-name="P1">gettin my peeps outie</text:p>
      <text:p text:style-name="P1">splitting the ball b4 junk turns 2 pumpkins</text:p>
      <text:p text:style-name="P1">soooooooooo</text:p>
      <text:p text:style-name="P1">what were you going to give me back there? ;D </text:p>
      <text:p text:style-name="P1">ooh!</text:p>
      <text:p text:style-name="P1">huh?</text:p>
      <text:p text:style-name="P1">are u leaving</text:p>
      <text:p text:style-name="P1">oh no!</text:p>
      <text:p text:style-name="P1">why!!!</text:p>
      <text:p text:style-name="P1">!!!!!</text:p>
      <text:p text:style-name="P1">ssdlkjfs;lkfjdlskfj</text:p>
      <text:p text:style-name="P1">_</text:p>
      <text:p text:style-name="P1">31. Ce7: =006991</text:p>
      <text:p text:style-name="P1"><text:soft-page-break/>ohhhly SHIT</text:p>
      <text:p text:style-name="P1">*hooooooly</text:p>
      <text:p text:style-name="P1">holiest of shits</text:p>
      <text:p text:style-name="P1">the shit.....</text:p>
      <text:p text:style-name="P1">is down right</text:p>
      <text:p text:style-name="P1">SACROSANCT</text:p>
      <text:p text:style-name="P1">omgogmogmomog</text:p>
      <text:p text:style-name="P1">this owns</text:p>
      <text:p text:style-name="P1">my bones</text:p>
      <text:p text:style-name="P1">look at my outfit</text:p>
      <text:p text:style-name="P1">want 2 wear that outfit</text:p>
      <text:p text:style-name="P1">want 2 kiss + marry that outfist</text:p>
      <text:p text:style-name="P1">look</text:p>
      <text:p text:style-name="P1">at that lollipop</text:p>
      <text:p text:style-name="P1">that fuckin LOLLIPOP</text:p>
      <text:p text:style-name="P1">hehhe look at me goin in 4 a lick</text:p>
      <text:p text:style-name="P1">like im the queen of fuckall yall</text:p>
      <text:p text:style-name="P1">what is that in my hair</text:p>
      <text:p text:style-name="P1">is that</text:p>
      <text:p text:style-name="P1">COTTONE CANDY????</text:p>
      <text:p text:style-name="P1">say helloes to new phone wallpp</text:p>
      <text:p text:style-name="P1">sry baby eatin jake husband u r out</text:p>
      <text:p text:style-name="P1">/DIVORCE'D</text:p>
      <text:p text:style-name="P1">yes perfection</text:p>
      <text:p text:style-name="P1">more like</text:p>
      <text:p text:style-name="P1">perferection</text:p>
      <text:p text:style-name="P1">is what is givin me</text:p>
      <text:p text:style-name="P1"><text:soft-page-break/>am getting the perfbonerz up in here</text:p>
      <text:p text:style-name="P1">awwwwwwwwww</text:p>
      <text:p text:style-name="P1">&lt;3&lt;3&lt;#&lt;#&lt;##</text:p>
      <text:p text:style-name="P1">hearts n hashes</text:p>
      <text:p text:style-name="P1">i love it</text:p>
      <text:p text:style-name="P1">i love U</text:p>
      <text:p text:style-name="P1">U x2 combot</text:p>
      <text:p text:style-name="P1">yes</text:p>
      <text:p text:style-name="P1">fo rillies</text:p>
      <text:p text:style-name="P1">well i mean</text:p>
      <text:p text:style-name="P1">not like lets got get space married love</text:p>
      <text:p text:style-name="P1">more like ur the best and i like you a lot love</text:p>
      <text:p text:style-name="P1">wait</text:p>
      <text:p text:style-name="P1">i didnt mean to jerk you around...</text:p>
      <text:p text:style-name="P1">did u feel that way about me</text:p>
      <text:p text:style-name="P1">aww shit im sorry :(</text:p>
      <text:p text:style-name="P1">lol well its not like i would know either way</text:p>
      <text:p text:style-name="P1">but thats cool i didnt know that about you</text:p>
      <text:p text:style-name="P1">i dont know ANYTHING about u but i wish i did</text:p>
      <text:p text:style-name="P1">cant you at least tell me your name bfore you uh</text:p>
      <text:p text:style-name="P1">maybe go ways 4 ever? ;(</text:p>
      <text:p text:style-name="P1">oh fuck!</text:p>
      <text:p text:style-name="P1">what is it!!!!!!! </text:p>
      <text:p text:style-name="P1">:o</text:p>
      <text:p text:style-name="P1">o</text:p>
      <text:p text:style-name="P1">.....</text:p>
      <text:p text:style-name="P1">ilike it :3</text:p>
      <text:p text:style-name="P1"><text:soft-page-break/>_</text:p>
      <text:p text:style-name="P1">32. Ce8: =006992</text:p>
      <text:p text:style-name="P1">well ty for finally confiding in me calilope</text:p>
      <text:p text:style-name="P1">*calliope sorrey </text:p>
      <text:p text:style-name="P1">so</text:p>
      <text:p text:style-name="P1">hes sleeping now?</text:p>
      <text:p text:style-name="P1">fuuuck</text:p>
      <text:p text:style-name="P1">this is highly terrible and scary stuff youre saying</text:p>
      <text:p text:style-name="P1">but yes ill def do that</text:p>
      <text:p text:style-name="P1">shit now i wish we had more time to talk</text:p>
      <text:p text:style-name="P1">quick what otter rules were you going 2 break</text:p>
      <text:p text:style-name="P1">spill it cali!!</text:p>
      <text:p text:style-name="P1">well</text:p>
      <text:p text:style-name="P1">what i wonder is</text:p>
      <text:p text:style-name="P1">you said you couldnt have romantic feelings</text:p>
      <text:p text:style-name="P1">or "red relations" as you said in your trolly way</text:p>
      <text:p text:style-name="P1">ok but</text:p>
      <text:p text:style-name="P1">i didnt think that was alien to you</text:p>
      <text:p text:style-name="P1">not the way u made it sound</text:p>
      <text:p text:style-name="P1">like dont trolls have the 4 kinds and one kind is just staight up love feelins</text:p>
      <text:p text:style-name="P1">o</text:p>
      <text:p text:style-name="P1">rrrrrelay</text:p>
      <text:p text:style-name="P1">oh man no!!!</text:p>
      <text:p text:style-name="P1">that is not true</text:p>
      <text:p text:style-name="P1">but i want 2 c u</text:p>
      <text:p text:style-name="P1">i proimise i wont think you look bad or judge you </text:p>
      <text:p text:style-name="P1"><text:soft-page-break/>:(</text:p>
      <text:p text:style-name="P1">then what kinda alien are you</text:p>
      <text:p text:style-name="P1">wait dont tell me youre ACUTALLY from urnanus??</text:p>
      <text:p text:style-name="P1">???</text:p>
      <text:p text:style-name="P1">what species are u</text:p>
      <text:p text:style-name="P1">_</text:p>
      <text:p text:style-name="P1">33. Ce9: =006993</text:p>
      <text:p text:style-name="P1">omg</text:p>
      <text:p text:style-name="P1">that is</text:p>
      <text:p text:style-name="P1">amazing?</text:p>
      <text:p text:style-name="P1">like u have wings or such</text:p>
      <text:p text:style-name="P1">sounds so lonely</text:p>
      <text:p text:style-name="P1">plus w/ hecks of tricky sex</text:p>
      <text:p text:style-name="P1">known what</text:p>
      <text:p text:style-name="P1">um</text:p>
      <text:p text:style-name="P1">how</text:p>
      <text:p text:style-name="P1">hey you are being so defeatist stop that!</text:p>
      <text:p text:style-name="P1">you dont know you wont play we havent even tried the wakeup call yet remembr???</text:p>
      <text:p text:style-name="P1">so whats going to be special bout your game?</text:p>
      <text:p text:style-name="P1">aside from that its just your fuckhead bro and you</text:p>
      <text:p text:style-name="P1">oh yeh?</text:p>
      <text:p text:style-name="P1">what is urs</text:p>
      <text:p text:style-name="P1">sounds p cool</text:p>
      <text:p text:style-name="P1">whats a muse do</text:p>
      <text:p text:style-name="P1">what is it</text:p>
      <text:p text:style-name="P1">ok</text:p>
      <text:p text:style-name="P1"><text:soft-page-break/>you are right</text:p>
      <text:p text:style-name="P1">la siiiiiigh</text:p>
      <text:p text:style-name="P1">im worried 4 you</text:p>
      <text:p text:style-name="P1">but optimistic</text:p>
      <text:p text:style-name="P1">i will call ur name like a million times</text:p>
      <text:p text:style-name="P1">and shout it in 2 the void every chance i get</text:p>
      <text:p text:style-name="P1">til u come back :3</text:p>
      <text:p text:style-name="P1">_</text:p>
      <text:p text:style-name="P2">Act 6 Intermission 3</text:p>
      <text:p text:style-name="P1">_</text:p>
      <text:p text:style-name="P2">Act 6 Act 4</text:p>
      <text:p text:style-name="P1">_</text:p>
      <text:p text:style-name="P2">Act 6 Intermission 4</text:p>
      <text:p text:style-name="P1">_</text:p>
      <text:p text:style-name="P1">34. Ce10: =007362</text:p>
      <text:p text:style-name="P1">psst hey calliopes bro</text:p>
      <text:p text:style-name="P1">i got</text:p>
      <text:p text:style-name="P1">a secret message 4 u</text:p>
      <text:p text:style-name="P1">it is</text:p>
      <text:p text:style-name="P1">ehehm</text:p>
      <text:p text:style-name="P1">CALLIOPE</text:p>
      <text:p text:style-name="P1">....</text:p>
      <text:p text:style-name="P1">sooooooooo</text:p>
      <text:p text:style-name="P1">did that work</text:p>
      <text:p text:style-name="P1">calliope calliope calliope</text:p>
      <text:p text:style-name="P1">is 3 times the charm</text:p>
      <text:p text:style-name="P1"><text:soft-page-break/>come onnnnn</text:p>
      <text:p text:style-name="P1">wake up sleepy head!</text:p>
      <text:p text:style-name="P1">le</text:p>
      <text:p text:style-name="P1">SIGN</text:p>
      <text:p text:style-name="P1">maybe youre just afk?</text:p>
      <text:p text:style-name="P1">i hope ur dumb POS brother doesnt end up reading this instead</text:p>
      <text:p text:style-name="P1">man i wish you would wake up</text:p>
      <text:p text:style-name="P1">rly wanna talk to a friend about everything that just happened</text:p>
      <text:p text:style-name="P1">i mean another friend who is not part and parcel to my 3 bffs ridorkulous nonsense</text:p>
      <text:p text:style-name="P1">guess ill just give u the scoop on the haps for whenever you wake up</text:p>
      <text:p text:style-name="P1">so yeah we all finally entered our game</text:p>
      <text:p text:style-name="P1">_</text:p>
      <text:p text:style-name="P1">35. Ce11: =007363</text:p>
      <text:p text:style-name="P1">i think i was being the worst kind of turd 4 opposing the idea so long</text:p>
      <text:p text:style-name="P1">guess i thought i was being noble</text:p>
      <text:p text:style-name="P1">like sacrificing something that was important and we all wanted anyways just so i could fuck with the witch and her plans</text:p>
      <text:p text:style-name="P1">but i dunno what i was thinking</text:p>
      <text:p text:style-name="P1">cause this shit here is p great i have got to say</text:p>
      <text:p text:style-name="P1">now we are all of the sudden in this crazy place full of pretty green hills and a black empty sky</text:p>
      <text:p text:style-name="P1">i never actually seen anything like plants growin or a country side</text:p>
      <text:p text:style-name="P1">its so peaceful and quiet here</text:p>
      <text:p text:style-name="P1">i mean the racket my loudmouth pals are makin notwithstanding</text:p>
      <text:p text:style-name="P1">we are just chilling at jakes old broken house on a mountain figuring what to do</text:p>
      <text:p text:style-name="P1"><text:soft-page-break/>lol this all happened so fuckin fast!</text:p>
      <text:p text:style-name="P1">i cant believe were all together like this suddenly</text:p>
      <text:p text:style-name="P1">just</text:p>
      <text:p text:style-name="P1">hangin out</text:p>
      <text:p text:style-name="P1">in actual person</text:p>
      <text:p text:style-name="P1">in our moon jammies</text:p>
      <text:p text:style-name="P1">this is better than i ever thought it would be in the silliest and stupidest way</text:p>
      <text:p text:style-name="P1">it feels so surreal and amazing just being here with my friends</text:p>
      <text:p text:style-name="P1">im still not even sure how this all came together</text:p>
      <text:p text:style-name="P1">mostly a lotta machiavellian/heroic XTREME STRIDER BULLSHIT</text:p>
      <text:p text:style-name="P1">_</text:p>
      <text:p text:style-name="P1">35. Ce12: =007364</text:p>
      <text:p text:style-name="P1">like i was under attack there</text:p>
      <text:p text:style-name="P1">my colony was burning</text:p>
      <text:p text:style-name="P1">and i remember dying</text:p>
      <text:p text:style-name="P1">and i think jane must have died too?</text:p>
      <text:p text:style-name="P1">she was on derse but i have no idea how she got there</text:p>
      <text:p text:style-name="P1">i dunno if jake died too or what</text:p>
      <text:p text:style-name="P1">all i know is ppl were just dying their asses off left and right</text:p>
      <text:p text:style-name="P1">the b line is we were all in some shit</text:p>
      <text:p text:style-name="P1">dirk i think must have killed himself and like shipped his own head to jake on makeout mountain</text:p>
      <text:p text:style-name="P1">but dirk also kissed me it would seem</text:p>
      <text:p text:style-name="P1">while i was too dead to notice UNFORTUNATELY :c</text:p>
      <text:p text:style-name="P1">but then i woke up on derse which was gettin worked over by the red shit too</text:p>
      <text:p text:style-name="P1">and there jane was</text:p>
      <text:p text:style-name="P1"><text:soft-page-break/>all lyin there bloodily and heart breakingly and probably dead</text:p>
      <text:p text:style-name="P1">so</text:p>
      <text:p text:style-name="P1">i knew i had to kiss her</text:p>
      <text:p text:style-name="P1">but</text:p>
      <text:p text:style-name="P1">god i feel so pathetic but i just couldnt do it for some reason?</text:p>
      <text:p text:style-name="P1">i wanted to but i guess the blood grossed me out and im a total disgrace of a friend</text:p>
      <text:p text:style-name="P1">i dont think ill tell her because its too embarrassing</text:p>
      <text:p text:style-name="P1">then dirk wakes up and kicks my squeamish butt out the way and kisses her even in spite of his superhuman gayness because he sucks less as a hero</text:p>
      <text:p text:style-name="P1">and then were blasting off suddenly on his fuckin rocket and i dont even KNOW whats happening but its all so awesome and we scoot by somewhere and pick jane up in her yellow dress and now SHES flying with us screamin the whole time hahahaha</text:p>
      <text:p text:style-name="P1">and then we get to jakes place and shit everywhere is on fire and hes asleep there so dirk splashes him with a bucket of ocean and tells me and jane to hide??</text:p>
      <text:p text:style-name="P1">so we do and jake wakes up and starts arguing with dirks gross head from the fucking future and climbs up on this stone wall for some reason and just starts making out with the head while the volcano explodes???</text:p>
      <text:p text:style-name="P1">jane and i are like what the absolute FUCK while dirks just there with his bucket all like 'yup'</text:p>
      <text:p text:style-name="P1">then we ollied out of that popsicle stand so now here we are</text:p>
      <text:p text:style-name="P1">wow</text:p>
      <text:p text:style-name="P1">that story is a goddamn mess</text:p>
      <text:p text:style-name="P1">what did i even just say</text:p>
      <text:p text:style-name="P1">_</text:p>
      <text:p text:style-name="P1">36. Ce13: =007365</text:p>
      <text:p text:style-name="P1">i dunno</text:p>
      <text:p text:style-name="P1">ill try to make better sense of all this later</text:p>
      <text:p text:style-name="P1"><text:soft-page-break/>i just wanted to tell you</text:p>
      <text:p text:style-name="P1">and thank you for all you did to bring us together like this</text:p>
      <text:p text:style-name="P1">it has meant so v much 2 me</text:p>
      <text:p text:style-name="P1">oh guess what i even have a new lightning bug pal!</text:p>
      <text:p text:style-name="P1">he is toties cute + friendly + blinky as all getout</text:p>
      <text:p text:style-name="P1">i think i will name him</text:p>
      <text:p text:style-name="P1">doctor blinkbottom</text:p>
      <text:p text:style-name="P1">no thats shit</text:p>
      <text:p text:style-name="P1">how about</text:p>
      <text:p text:style-name="P1">twinkly herbert</text:p>
      <text:p text:style-name="P1">lmfao that is kinda sucky too</text:p>
      <text:p text:style-name="P1">but i like it</text:p>
      <text:p text:style-name="P1">so i am a keep it</text:p>
      <text:p text:style-name="P1">herbert just blinked in total agreement omg what a friend</text:p>
      <text:p text:style-name="P1">ok calliope</text:p>
      <text:p text:style-name="P1">by which i mean.......</text:p>
      <text:p text:style-name="P1">CALLIOPE</text:p>
      <text:p text:style-name="P1">eh?</text:p>
      <text:p text:style-name="P1">ehhh???</text:p>
      <text:p text:style-name="P1">still nothin?</text:p>
      <text:p text:style-name="P1">k well i should go then</text:p>
      <text:p text:style-name="P1">my party is getting a lit bit rowdy over there</text:p>
      <text:p text:style-name="P1">oh my god what are they actually doing</text:p>
      <text:p text:style-name="P1">_</text:p>
      <text:p text:style-name="P1">37. Ce14: =007366</text:p>
      <text:p text:style-name="P1">not even ten stinkin mins into our magic bestfriendquest and theyre already jacking up the drama</text:p>
      <text:p text:style-name="P1"><text:soft-page-break/>need to flag down the dramambulance</text:p>
      <text:p text:style-name="P1">haul these fuckers away</text:p>
      <text:p text:style-name="P1">wow they are really being so absurd</text:p>
      <text:p text:style-name="P1">maybe its just cause im not tipsy atm but this shit is like hells of amateur hour to me r now</text:p>
      <text:p text:style-name="P1">maybe if i wasnt as sober as a nun gettin slapped by a librarian i wouldnt even notice?</text:p>
      <text:p text:style-name="P1">fa reals tho may i just say</text:p>
      <text:p text:style-name="P1">dying is a hell of a way to sober up quick</text:p>
      <text:p text:style-name="P1">got 2 remember that trick</text:p>
      <text:p text:style-name="P1">so hey wake up soon!!</text:p>
      <text:p text:style-name="P1">i will try again later</text:p>
      <text:p text:style-name="P1">must deal w some shit now</text:p>
      <text:p text:style-name="P1">urgh</text:p>
      <text:p text:style-name="P1">i think</text:p>
      <text:p text:style-name="P1">i could use a drink</text:p>
      <text:p text:style-name="P1">_</text:p>
      <text:p text:style-name="P2">Act 6 Act 5</text:p>
      <text:p text:style-name="P1">_</text:p>
      <text:p text:style-name="P1">38. JC14; FS1: =007432</text:p>
      <text:p text:style-name="P1">jane</text:p>
      <text:p text:style-name="P1">yo uh</text:p>
      <text:p text:style-name="P1">janey</text:p>
      <text:p text:style-name="P1">u ok there</text:p>
      <text:p text:style-name="P1">janey uh</text:p>
      <text:p text:style-name="P1">that aint a reasonable thing you said</text:p>
      <text:p text:style-name="P1">jaaaaane</text:p>
      <text:p text:style-name="P1"><text:soft-page-break/>stoppit :(</text:p>
      <text:p text:style-name="P1">ur upsettin fefeta</text:p>
      <text:p text:style-name="P1">just</text:p>
      <text:p text:style-name="P1">think of fefeta is all im asking</text:p>
      <text:p text:style-name="P1">poor fefeta :'(</text:p>
      <text:p text:style-name="P1">_</text:p>
      <text:p text:style-name="P1">39. JC15; FS2: =007433</text:p>
      <text:p text:style-name="P1">lol yeah</text:p>
      <text:p text:style-name="P1">my girl fefeta knows whats up</text:p>
      <text:p text:style-name="P1">she been around the d bag block a time or 2</text:p>
      <text:p text:style-name="P1">em i rite fefeta</text:p>
      <text:p text:style-name="P1">shit yes gimme a paw bump</text:p>
      <text:p text:style-name="P1">BOMP</text:p>
      <text:p text:style-name="P1">jane u want in on this action</text:p>
      <text:p text:style-name="P1">come give us a fist fulla sugar</text:p>
      <text:p text:style-name="P1">complete the 3way for max girl power + solidarity against dumb dudes</text:p>
      <text:p text:style-name="P1">janey jeez dont leave us hanging here</text:p>
      <text:p text:style-name="P1">jane that was the piss poorest paw bump ive ever seen</text:p>
      <text:p text:style-name="P1">that was like a negative bump</text:p>
      <text:p text:style-name="P1">we are going to have to bump long and hard into the night to dig us outta this fuckin bump hole you dug us into</text:p>
      <text:p text:style-name="P1">w/ that tragic bump</text:p>
      <text:p text:style-name="P1">that bump was like</text:p>
      <text:p text:style-name="P1">shakespearean</text:p>
      <text:p text:style-name="P1">makes me want to weep softly and leave a bouquet somewhere</text:p>
      <text:p text:style-name="P1">someone plays a sad trumpet in the distance</text:p>
      <text:p text:style-name="P1"><text:soft-page-break/>look fefeta just sniffled a little at how sad that bump w-</text:p>
      <text:p text:style-name="P1">_</text:p>
      <text:p text:style-name="P1">40. JC16: =007434</text:p>
      <text:p text:style-name="P1">ok god</text:p>
      <text:p text:style-name="P1">was just tryin to cheer you up</text:p>
      <text:p text:style-name="P1">take ur mind off whatever the hell that was</text:p>
      <text:p text:style-name="P1">you werent serious about calling off the party were you</text:p>
      <text:p text:style-name="P1">here let me just get the chess guys to help put the table back on the roof</text:p>
      <text:p text:style-name="P1">and maybe salvage the cake out of that sand dune over there...</text:p>
      <text:p text:style-name="P1">aaaaand NOPE the chess guys just finished eatin it</text:p>
      <text:p text:style-name="P1">lets just bake another k?</text:p>
      <text:p text:style-name="P1">so it sounds like</text:p>
      <text:p text:style-name="P1">u got jaked</text:p>
      <text:p text:style-name="P1">why yes</text:p>
      <text:p text:style-name="P1">that is the face of a girl who just got english'd with extreme prejudice</text:p>
      <text:p text:style-name="P1">he was a block head and forgot your birthday didnt he</text:p>
      <text:p text:style-name="P1">im sorry jane</text:p>
      <text:p text:style-name="P1">yeah we dont have to</text:p>
      <text:p text:style-name="P1">just maybe try not to hold whatever dumb shit he said against him forever?</text:p>
      <text:p text:style-name="P1">thats just how the guy is</text:p>
      <text:p text:style-name="P1">its like</text:p>
      <text:p text:style-name="P1">he doesnt mean to be a douche</text:p>
      <text:p text:style-name="P1">but its just kind of a byproduct of the whole ridiculous jake english experience</text:p>
      <text:p text:style-name="P1">like his dunkass shenanigans leave behind a residue that looks like douche and tastes like douche but it aint the real thing?</text:p>
      <text:p text:style-name="P1"><text:soft-page-break/>like douche substitute</text:p>
      <text:p text:style-name="P1">"i cant believe its not douche"</text:p>
      <text:p text:style-name="P1">um</text:p>
      <text:p text:style-name="P1">im just trying to say not terrible things about him in hopes you dont start hating each other but i guess this isnt what you wanna hear now</text:p>
      <text:p text:style-name="P1">soooo yeah</text:p>
      <text:p text:style-name="P1">i guess jakes dumpin dirk soon?</text:p>
      <text:p text:style-name="P1">hahah like the writing wasnt so on the wall with those two from day one</text:p>
      <text:p text:style-name="P1">poor dirk</text:p>
      <text:p text:style-name="P1">ive wanted to say something to prepare him for that but</text:p>
      <text:p text:style-name="P1">never had the heart to bring it up i guess?</text:p>
      <text:p text:style-name="P1">what can u do....</text:p>
      <text:p text:style-name="P1">hey</text:p>
      <text:p text:style-name="P1">but the silver lining is</text:p>
      <text:p text:style-name="P1">i mean if you can forgive him for shitting on your bday and stuff</text:p>
      <text:p text:style-name="P1">maybe this is finally your chance to make a play 4 the j man??</text:p>
      <text:p text:style-name="P1">ehhhh??? ;)</text:p>
      <text:p text:style-name="P1">so you really think youre just</text:p>
      <text:p text:style-name="P1">completely over him?</text:p>
      <text:p text:style-name="P1">wait rly</text:p>
      <text:p text:style-name="P1">as in like you dont give a shit if he dates anybody or</text:p>
      <text:p text:style-name="P1">i seeee</text:p>
      <text:p text:style-name="P1">iiiiiinteresting!</text:p>
      <text:p text:style-name="P1">_</text:p>
      <text:p text:style-name="P1">41. JC17: =007435</text:p>
      <text:p text:style-name="P1">nothing!</text:p>
      <text:p text:style-name="P1"><text:soft-page-break/>i was just...</text:p>
      <text:p text:style-name="P1">it was a joke!</text:p>
      <text:p text:style-name="P1">ok maybe not a total joke</text:p>
      <text:p text:style-name="P1">but still mostly a joke!</text:p>
      <text:p text:style-name="P1">im only</text:p>
      <text:p text:style-name="P1">trying to</text:p>
      <text:p text:style-name="P1">blurgh</text:p>
      <text:p text:style-name="P1">i dont know</text:p>
      <text:p text:style-name="P1">jaaane no</text:p>
      <text:p text:style-name="P1">dont say that</text:p>
      <text:p text:style-name="P1">i had a problem :(</text:p>
      <text:p text:style-name="P1">jane wait</text:p>
      <text:p text:style-name="P1">where are you going!</text:p>
      <text:p text:style-name="P1">_</text:p>
      <text:p text:style-name="P1">42. FS3: =007437</text:p>
      <text:p text:style-name="P1">good lard</text:p>
      <text:p text:style-name="P1">all my friends are being disasters</text:p>
      <text:p text:style-name="P1">welp looks like its just us</text:p>
      <text:p text:style-name="P1">party nite w gcat and fefeta</text:p>
      <text:p text:style-name="P1">fefeta???</text:p>
      <text:p text:style-name="P1">oh dangit</text:p>
      <text:p text:style-name="P1">hey you know i could have used some support there</text:p>
      <text:p text:style-name="P1">where was all that profound shippin expertise when we really needed it!</text:p>
      <text:p text:style-name="P1">usually i can barely shut you up girl</text:p>
      <text:p text:style-name="P1">maybe you just clammed up at all the drama?</text:p>
      <text:p text:style-name="P1">hehehe youd have loved that pun</text:p>
      <text:p text:style-name="P1"><text:soft-page-break/>the one i just said about the clams</text:p>
      <text:p text:style-name="P1">_</text:p>
      <text:p text:style-name="P1">43. FS4: =007438</text:p>
      <text:p text:style-name="P1">aw its ok you had enough drama in your lives</text:p>
      <text:p text:style-name="P1">you deserve some rest</text:p>
      <text:p text:style-name="P1">good night sweet princess</text:p>
      <text:p text:style-name="P1">_</text:p>
      <text:p text:style-name="P1">44. =007439</text:p>
      <text:p text:style-name="P1">sooo</text:p>
      <text:p text:style-name="P1">gcat</text:p>
      <text:p text:style-name="P1">i guess that just leaves the two of us</text:p>
      <text:p text:style-name="P1">wow this is</text:p>
      <text:p text:style-name="P1">great?</text:p>
      <text:p text:style-name="P1">you gonna behave urself</text:p>
      <text:p text:style-name="P1">not do anything too uh</text:p>
      <text:p text:style-name="P1">vexing or cheshire catty</text:p>
      <text:p text:style-name="P1">i hope?</text:p>
      <text:p text:style-name="P1">_</text:p>
      <text:p text:style-name="P1">45. =007440</text:p>
      <text:p text:style-name="P1">oh mother fuck</text:p>
      <text:p text:style-name="P1">_</text:p>
      <text:p text:style-name="P1">46. Ce15: =007482</text:p>
      <text:p text:style-name="P1">hey u!</text:p>
      <text:p text:style-name="P1">thanks god yuo just cherred me</text:p>
      <text:p text:style-name="P1">*cheered</text:p>
      <text:p text:style-name="P1">you saved me frog myself</text:p>
      <text:p text:style-name="P1">from manking more rude crimez</text:p>
      <text:p text:style-name="P1"><text:soft-page-break/>agoinst LILTERTATURE</text:p>
      <text:p text:style-name="P1">***dyurp</text:p>
      <text:p text:style-name="P1">see hat i mean??</text:p>
      <text:p text:style-name="P1">h mmmm,</text:p>
      <text:p text:style-name="P1">yeha uh</text:p>
      <text:p text:style-name="P1">calliopep?</text:p>
      <text:p text:style-name="P1">what gives</text:p>
      <text:p text:style-name="P1">wait</text:p>
      <text:p text:style-name="P1">howww...</text:p>
      <text:p text:style-name="P1">do i know your name?</text:p>
      <text:p text:style-name="P1">i donk remenber you telling it to me</text:p>
      <text:p text:style-name="P1">bus somehow i kno</text:p>
      <text:p text:style-name="P1">its calliope</text:p>
      <text:p text:style-name="P1">say something!</text:p>
      <text:p text:style-name="P1">man i am drunk enough without havin to solve ur dot puzzles</text:p>
      <text:p text:style-name="P1">um</text:p>
      <text:p text:style-name="P1">am i even drunk?</text:p>
      <text:p text:style-name="P1">actually</text:p>
      <text:p text:style-name="P1">i dont think so</text:p>
      <text:p text:style-name="P1">why did i think i was?</text:p>
      <text:p text:style-name="P1">what is happening here</text:p>
      <text:p text:style-name="P1">calliope talk 2 me!!!</text:p>
      <text:p text:style-name="P1">_</text:p>
      <text:p text:style-name="P1">47. Ce16: =007483</text:p>
      <text:p text:style-name="P1">huh?</text:p>
      <text:p text:style-name="P1">what was that</text:p>
      <text:p text:style-name="P1">thought i heard somethin</text:p>
      <text:p text:style-name="P1"><text:soft-page-break/>_</text:p>
      <text:p text:style-name="P1">48. Ce17: =007484</text:p>
      <text:p text:style-name="P1">is there something out here?</text:p>
      <text:p text:style-name="P1">how is that possible</text:p>
      <text:p text:style-name="P1">_</text:p>
      <text:p text:style-name="P1">49. Ce18: =007485</text:p>
      <text:p text:style-name="P1">when the window has no power</text:p>
      <text:p text:style-name="P1">_</text:p>
      <text:p text:style-name="P1">50. Ce19: =007486</text:p>
      <text:p text:style-name="P1">wtf is that</text:p>
      <text:p text:style-name="P1">_</text:p>
      <text:p text:style-name="P1">51. Ce20: =007487</text:p>
      <text:p text:style-name="P1">it is like</text:p>
      <text:p text:style-name="P1">a technicolor dreamcrack</text:p>
      <text:p text:style-name="P1">in the spooky void</text:p>
      <text:p text:style-name="P1">_</text:p>
      <text:p text:style-name="P1">52. Ce21: =007488</text:p>
      <text:p text:style-name="P1">and what is THAT</text:p>
      <text:p text:style-name="P1">_</text:p>
      <text:p text:style-name="P1">53. Ce22: =007490</text:p>
      <text:p text:style-name="P1">is it...</text:p>
      <text:p text:style-name="P1">_</text:p>
      <text:p text:style-name="P1">54. Ce23: =007491</text:p>
      <text:p text:style-name="P1">could it be...</text:p>
      <text:p text:style-name="P1">_</text:p>
      <text:p text:style-name="P1">55. Ce24: =007492</text:p>
      <text:p text:style-name="P1">OH MY GOD ITS TWINKLY HERBERT</text:p>
      <text:p text:style-name="P1"><text:soft-page-break/>;D</text:p>
      <text:p text:style-name="P1">haha what a pal, all comin to see me from infinite nowhere</text:p>
      <text:p text:style-name="P1">_</text:p>
      <text:p text:style-name="P1">56. Ce25: =007493</text:p>
      <text:p text:style-name="P1">twinkly herb i didnt expect to find u here</text:p>
      <text:p text:style-name="P1">actually where do i know you from?</text:p>
      <text:p text:style-name="P1">this is driving me crazy when did we meet</text:p>
      <text:p text:style-name="P1">callie goddammit cant you see im catching up w a good friend</text:p>
      <text:p text:style-name="P1">if you wanna join the conversation feel free to start speaking in something other than a load of dots </text:p>
      <text:p text:style-name="P1">oh</text:p>
      <text:p text:style-name="P1">"shhhhh"?</text:p>
      <text:p text:style-name="P1">heh sry</text:p>
      <text:p text:style-name="P1">had no idea u were saying shush</text:p>
      <text:p text:style-name="P1">(but ok ill be quiet)</text:p>
      <text:p text:style-name="P1">(no probs)</text:p>
      <text:p text:style-name="P1">(um)</text:p>
      <text:p text:style-name="P1">(i also got no idea why i can suddenly understand morse code)</text:p>
      <text:p text:style-name="P1">(which...)</text:p>
      <text:p text:style-name="P1">(u are all butt blinkin @ me thru twinkly???)</text:p>
      <text:p text:style-name="P1">(idgi)</text:p>
      <text:p text:style-name="P1">_</text:p>
      <text:p text:style-name="P1">57. Ce26: =007494</text:p>
      <text:p text:style-name="P1">(ok fair enough)</text:p>
      <text:p text:style-name="P1">(this is a dream)</text:p>
      <text:p text:style-name="P1">(now shit kinda starts making sense)</text:p>
      <text:p text:style-name="P1">(your soul is like)</text:p>
      <text:p text:style-name="P1"><text:soft-page-break/>(presenting itself to my subconscious in the form of twinkly herbert)</text:p>
      <text:p text:style-name="P1">(or uhh)</text:p>
      <text:p text:style-name="P1">(maybe your soul was always in twinkly or)</text:p>
      <text:p text:style-name="P1">(oh man)</text:p>
      <text:p text:style-name="P1">(theories are hard i am being an embarrassment to science here)</text:p>
      <text:p text:style-name="P1">(so.....)</text:p>
      <text:p text:style-name="P1">(whoops omg dont mistake my dots 4 letters k callie/twinkly)</text:p>
      <text:p text:style-name="P1">(lol)</text:p>
      <text:p text:style-name="P1">(but uh)</text:p>
      <text:p text:style-name="P1">(what exactly are we being quiet for)</text:p>
      <text:p text:style-name="P1">(oh noes you mean hes here?)</text:p>
      <text:p text:style-name="P1">(already??)</text:p>
      <text:p text:style-name="P1">(aw dang)</text:p>
      <text:p text:style-name="P1">(well dont worry callie)</text:p>
      <text:p text:style-name="P1">(i wont let your bro kill your soul!)</text:p>
      <text:p text:style-name="P1">(ok)</text:p>
      <text:p text:style-name="P1">(where are we goin?)</text:p>
      <text:p text:style-name="P1">_</text:p>
      <text:p text:style-name="P1">58. Ce27: =007495</text:p>
      <text:p text:style-name="P1">(hey wait for me!)</text:p>
      <text:p text:style-name="P1">_</text:p>
      <text:p text:style-name="P1">59. Ce28: =007496</text:p>
      <text:p text:style-name="P1">(the fuck?)</text:p>
      <text:p text:style-name="P1">(what happened to my house)</text:p>
      <text:p text:style-name="P1">(some stuff is different)</text:p>
      <text:p text:style-name="P1">(i dont remember this)</text:p>
      <text:p text:style-name="P1"><text:soft-page-break/>(callie do you know whats going on)</text:p>
      <text:p text:style-name="P1">(and what am i even wearing)</text:p>
      <text:p text:style-name="P1">(what are these clothes?)</text:p>
      <text:p text:style-name="P1">(oh yeah)</text:p>
      <text:p text:style-name="P1">(like a sexy science lady suit)</text:p>
      <text:p text:style-name="P1">(thats p cool i guess)</text:p>
      <text:p text:style-name="P1">_</text:p>
      <text:p text:style-name="P1">60. Ce29: =007497</text:p>
      <text:p text:style-name="P1">(hello and what have we here)</text:p>
      <text:p text:style-name="P1">(.... omigod)</text:p>
      <text:p text:style-name="P1">_</text:p>
      <text:p text:style-name="P1">61. Ce30: =007498</text:p>
      <text:p text:style-name="P1">(ohhhhhhhhmygawd)</text:p>
      <text:p text:style-name="P1">(DAT WIZARD)</text:p>
      <text:p text:style-name="P1">_</text:p>
      <text:p text:style-name="P1">62. Ce31: =007499</text:p>
      <text:p text:style-name="P1">(heck yes)</text:p>
      <text:p text:style-name="P1">(hes so perf)</text:p>
      <text:p text:style-name="P1">(callie check him out)</text:p>
      <text:p text:style-name="P1">(that aint even a painting)</text:p>
      <text:p text:style-name="P1">(ahaha its so shitty)</text:p>
      <text:p text:style-name="P1">(did someone like)</text:p>
      <text:p text:style-name="P1">(grab a random ass low res wallpaper off the internet)</text:p>
      <text:p text:style-name="P1">(of a jolly wizard doing what appears 2 be the worlds dumbest spell)</text:p>
      <text:p text:style-name="P1">(and saved at low quality then just like)</text:p>
      <text:p text:style-name="P1">(printed it way too huge)</text:p>
      <text:p text:style-name="P1"><text:soft-page-break/>(lmao)</text:p>
      <text:p text:style-name="P1">(its not even scaled proportionately)</text:p>
      <text:p text:style-name="P1">(its stretched extra wide to fit this expensive as fuck frame)</text:p>
      <text:p text:style-name="P1">(is that shit like)</text:p>
      <text:p text:style-name="P1">(literal solid gold)</text:p>
      <text:p text:style-name="P1">(ahahahahah i cant even deal)</text:p>
      <text:p text:style-name="P1">(whoever did this was a wonderful genius)</text:p>
      <text:p text:style-name="P1">(yeah im coming!)</text:p>
      <text:p text:style-name="P1">(sheesh callie)</text:p>
      <text:p text:style-name="P1">(u got to stop and sniff some roses now and then)</text:p>
      <text:p text:style-name="P1">(by which i mean)</text:p>
      <text:p text:style-name="P1">(ogle some garish wall wizards)</text:p>
      <text:p text:style-name="P1">(such are the simple joys of life)</text:p>
      <text:p text:style-name="P1">(anyway in conclusion and in summary)</text:p>
      <text:p text:style-name="P1">(daaat)</text:p>
      <text:p text:style-name="P1">(wizzerd)</text:p>
      <text:p text:style-name="P1">_</text:p>
      <text:p text:style-name="P1">63. Ce32: =007500</text:p>
      <text:p text:style-name="P1">(booyes)</text:p>
      <text:p text:style-name="P1">(more choice 'zards)</text:p>
      <text:p text:style-name="P1">(dont worry i wont stand around fangirling over these ones)</text:p>
      <text:p text:style-name="P1">(well maybe for a second)</text:p>
      <text:p text:style-name="P1">(lookit that one)</text:p>
      <text:p text:style-name="P1">(dude means business with his resplendent beam of pure white superstition)</text:p>
      <text:p text:style-name="P1">(hey wait)</text:p>
      <text:p text:style-name="P1">(youre getting away from me!)</text:p>
      <text:p text:style-name="P1"><text:soft-page-break/>(hold on)</text:p>
      <text:p text:style-name="P1">(what was that)</text:p>
      <text:p text:style-name="P1">(callie hang on)</text:p>
      <text:p text:style-name="P1">(is there someone else in here)</text:p>
      <text:p text:style-name="P1">_</text:p>
      <text:p text:style-name="P1">64. Ce33: =007501</text:p>
      <text:p text:style-name="P1">(callie wait...)</text:p>
      <text:p text:style-name="P1">(calliope!!!)</text:p>
      <text:p text:style-name="P1">(was that...)</text:p>
      <text:p text:style-name="P1">_</text:p>
      <text:p text:style-name="P1">65. Ce34: =007502</text:p>
      <text:p text:style-name="P1">(is she here?)</text:p>
      <text:p text:style-name="P1">(is the batterwitch here in my house?????)</text:p>
      <text:p text:style-name="P1">(ok)</text:p>
      <text:p text:style-name="P1">(i will keep tellin myself that)</text:p>
      <text:p text:style-name="P1">(it is only a dream)</text:p>
      <text:p text:style-name="P1">(it is only a dream)</text:p>
      <text:p text:style-name="P1">(ugh)</text:p>
      <text:p text:style-name="P1">(my dream nerves are a wreck)</text:p>
      <text:p text:style-name="P1">(hm i wonder if my dream house has any dream booze...)</text:p>
      <text:p text:style-name="P1">(NO!)</text:p>
      <text:p text:style-name="P1">(bad dream roxy)</text:p>
      <text:p text:style-name="P1">(must not)</text:p>
      <text:p text:style-name="P1">(fall off)</text:p>
      <text:p text:style-name="P1">(THE DREAM WAGON!)</text:p>
      <text:p text:style-name="P1">_</text:p>
      <text:p text:style-name="P1">66. Ce35: =007503</text:p>
      <text:p text:style-name="P1"><text:soft-page-break/>(kay after u) </text:p>
      <text:p text:style-name="P1">(more privacy?)</text:p>
      <text:p text:style-name="P1">(you mean in the observatory?)</text:p>
      <text:p text:style-name="P1">_</text:p>
      <text:p text:style-name="P1">67. Ce36: =007514</text:p>
      <text:p text:style-name="P1">!!!!!!!!!!!!!!!!</text:p>
      <text:p text:style-name="P1">...</text:p>
      <text:p text:style-name="P1">calliope?</text:p>
      <text:p text:style-name="P1">that u</text:p>
      <text:p text:style-name="P1">holy shit</text:p>
      <text:p text:style-name="P1">the most pious and reverential of shits</text:p>
      <text:p text:style-name="P1">turd in a church callie</text:p>
      <text:p text:style-name="P1">you startled me!</text:p>
      <text:p text:style-name="P1">but yeah so</text:p>
      <text:p text:style-name="P1">hey!!!</text:p>
      <text:p text:style-name="P1">nice 2 finally meet you</text:p>
      <text:p text:style-name="P1">wow wee ur pretty</text:p>
      <text:p text:style-name="P1">so when you said you werent good looking it turns out that was a bunch of baloney?</text:p>
      <text:p text:style-name="P1">aw dont say that</text:p>
      <text:p text:style-name="P1">also you said you were a cherub</text:p>
      <text:p text:style-name="P1">but if i am not mistaken you appear to be a troll</text:p>
      <text:p text:style-name="P1">unless cherubs actually look like trolls?</text:p>
      <text:p text:style-name="P1">girl please</text:p>
      <text:p text:style-name="P1">trust me theres nothing you could look like that would make me scared of you or grossed out</text:p>
      <text:p text:style-name="P1">i am your friend and i know youre nice inside no matter what, so</text:p>
      <text:p text:style-name="P1"><text:soft-page-break/>could i see the real u?</text:p>
      <text:p text:style-name="P1">yes</text:p>
      <text:p text:style-name="P1">its ok callie you can go on keep being a cute troll</text:p>
      <text:p text:style-name="P1">im just happy to see you</text:p>
      <text:p text:style-name="P1">wheres here exactly</text:p>
      <text:p text:style-name="P1">am i still dreamin?</text:p>
      <text:p text:style-name="P1">best bonus!!!</text:p>
      <text:p text:style-name="P1">4 real though its so nice to finally see you no matter what you make urself look like</text:p>
      <text:p text:style-name="P1">ive wanted to tell you all about whats been going on with me and my friends since we got together</text:p>
      <text:p text:style-name="P1">its been so fun hangin with them even in spite of lets be frank, some truly SELECT teen drama</text:p>
      <text:p text:style-name="P1">mmmm see how im kissin my two pinched fingers here? mwah it was like that</text:p>
      <text:p text:style-name="P1">the embarrassing teenanigans have been SUMPTUOUS and come highly recommended</text:p>
      <text:p text:style-name="P1">no but really its been great, and after some time irl with them it started feelin weird to think we were ever even apart</text:p>
      <text:p text:style-name="P1">yet sadly it was not complete because the moment i met them all was also the moment i totally lost touch with my other cool bffsy from THE WEBS</text:p>
      <text:p text:style-name="P1">i tried calling and calling your name but you never answered</text:p>
      <text:p text:style-name="P1">dont be sorry i knew youda answered if you could have</text:p>
      <text:p text:style-name="P1">i guess maybe you hid yourself so deep in this dream i couldnt wake ya?</text:p>
      <text:p text:style-name="P1">damn this must have sucked spending all this time here hiding from your asshole brother</text:p>
      <text:p text:style-name="P1">like i know hes a dick i talked to him enough times to get that but</text:p>
      <text:p text:style-name="P1">whys he tryin to kill u so bad?</text:p>
      <text:p text:style-name="P1"><text:soft-page-break/>_</text:p>
      <text:p text:style-name="P1">68. Ce37: =007515</text:p>
      <text:p text:style-name="P1">uuuugh</text:p>
      <text:p text:style-name="P1">hearing all that just makes me so unreasonably mad</text:p>
      <text:p text:style-name="P1">FUCK that shitlord</text:p>
      <text:p text:style-name="P1">i feel so bad knowing you died and there wasnt anything i could do</text:p>
      <text:p text:style-name="P1">no matter how much i said your name :(</text:p>
      <text:p text:style-name="P1">isnt there some way we could bring you back</text:p>
      <text:p text:style-name="P1">some baller fuckin magic, or a bomb ass faeryspell</text:p>
      <text:p text:style-name="P1">i mean could we find an answer in like, for instance</text:p>
      <text:p text:style-name="P1">YE ENCHANTMENTES?</text:p>
      <text:p text:style-name="P1">dangit</text:p>
      <text:p text:style-name="P1">ok then</text:p>
      <text:p text:style-name="P1">if i cant do that</text:p>
      <text:p text:style-name="P1">then i guess the next best thing would be</text:p>
      <text:p text:style-name="P1">to find your lil shit of a bro and feed him a steady diet of his own ass</text:p>
      <text:p text:style-name="P1">that is what we are supposed to do right</text:p>
      <text:p text:style-name="P1">i mean</text:p>
      <text:p text:style-name="P1">from what i gather</text:p>
      <text:p text:style-name="P1">the dude is ridicubad news</text:p>
      <text:p text:style-name="P1">just such brutal and stinky news</text:p>
      <text:p text:style-name="P1">so eventually somebodys got to kill him</text:p>
      <text:p text:style-name="P1">and that is probly us aint it?</text:p>
      <text:p text:style-name="P1">oh yeh?</text:p>
      <text:p text:style-name="P1">why?</text:p>
      <text:p text:style-name="P1"><text:soft-page-break/>why not come out and be all like</text:p>
      <text:p text:style-name="P1">here i am yo its me! secret weapon ghost callie ;)</text:p>
      <text:p text:style-name="P1">what weapon?</text:p>
      <text:p text:style-name="P1">??</text:p>
      <text:p text:style-name="P1">_</text:p>
      <text:p text:style-name="P1">69. Ce38: =007516</text:p>
      <text:p text:style-name="P1">you sound like a real popular lady out here</text:p>
      <text:p text:style-name="P1">even you are looking for you! </text:p>
      <text:p text:style-name="P1">well i hope you can find her</text:p>
      <text:p text:style-name="P1">but</text:p>
      <text:p text:style-name="P1">if thats your job</text:p>
      <text:p text:style-name="P1">to find bizarro calliope and go wollop ur bro</text:p>
      <text:p text:style-name="P1">then what is our heroic biz?</text:p>
      <text:p text:style-name="P1">oh yeah</text:p>
      <text:p text:style-name="P1">duh</text:p>
      <text:p text:style-name="P1">._.</text:p>
      <text:p text:style-name="P1">yeah i know</text:p>
      <text:p text:style-name="P1">at least yours r better than your bros stupid games</text:p>
      <text:p text:style-name="P1">so then from what im surmising here is we dont need to beat him to win our game</text:p>
      <text:p text:style-name="P1">like dealing with him directly is kinda out of our domain?</text:p>
      <text:p text:style-name="P1">ummmm ok</text:p>
      <text:p text:style-name="P1">how</text:p>
      <text:p text:style-name="P1">like make more sick gear</text:p>
      <text:p text:style-name="P1">i could hustle up another batch of illwicked guns</text:p>
      <text:p text:style-name="P1">just a big ol pile of guns</text:p>
      <text:p text:style-name="P1">jake can have the wimpy smaller ones</text:p>
      <text:p text:style-name="P1"><text:soft-page-break/>make jane like a fancy new fork or spoon or such</text:p>
      <text:p text:style-name="P1">like an elite endgame spoon</text:p>
      <text:p text:style-name="P1">whatever that is</text:p>
      <text:p text:style-name="P1">like uh</text:p>
      <text:p text:style-name="P1">the chowderfucker 5000</text:p>
      <text:p text:style-name="P1">janey be flippin her godspoon round bopping monsters doing like</text:p>
      <text:p text:style-name="P1">CUCKOO damage</text:p>
      <text:p text:style-name="P1">wont bother make nothin 4 dirk since hes basically married to his boring anime sword</text:p>
      <text:p text:style-name="P1">like u could even pry that thing from his rad dead cadaver</text:p>
      <text:p text:style-name="P1">_</text:p>
      <text:p text:style-name="P1">70. Ce39: =007517</text:p>
      <text:p text:style-name="P1">like what</text:p>
      <text:p text:style-name="P1">omg are we gonna have to enlist fefeta</text:p>
      <text:p text:style-name="P1">is fefeta the secret weapon</text:p>
      <text:p text:style-name="P1">its fefeta isnt it</text:p>
      <text:p text:style-name="P1">poor, sweet, dear, precious fefeta :(</text:p>
      <text:p text:style-name="P1">oh</text:p>
      <text:p text:style-name="P1">ok that sounds cool what do we do</text:p>
      <text:p text:style-name="P1">alright</text:p>
      <text:p text:style-name="P1">yea</text:p>
      <text:p text:style-name="P1">fuck it</text:p>
      <text:p text:style-name="P1">lets do it</text:p>
      <text:p text:style-name="P1">well</text:p>
      <text:p text:style-name="P1">gettin offed on a moon slab aint my idea of primo funtimes or anything</text:p>
      <text:p text:style-name="P1">but like</text:p>
      <text:p text:style-name="P1"><text:soft-page-break/>you end up with super powers after that right?</text:p>
      <text:p text:style-name="P1">and some kinda semi immortality?</text:p>
      <text:p text:style-name="P1">and cool costumes???</text:p>
      <text:p text:style-name="P1">then what is even the fuckin holdup</text:p>
      <text:p text:style-name="P1">lets plop our asses slabward and get down to dying</text:p>
      <text:p text:style-name="P1">i guess thats a fair point</text:p>
      <text:p text:style-name="P1">but</text:p>
      <text:p text:style-name="P1">you say ill be fine right?</text:p>
      <text:p text:style-name="P1">then thats good nuff 4 me</text:p>
      <text:p text:style-name="P1">i trust you</text:p>
      <text:p text:style-name="P1">_</text:p>
      <text:p text:style-name="P1">71. Ce40: =007518</text:p>
      <text:p text:style-name="P1">but it sounds like we dont have much to pull this off</text:p>
      <text:p text:style-name="P1">because foes are a comin?</text:p>
      <text:p text:style-name="P1">who are all these foes you say we gotta beat</text:p>
      <text:p text:style-name="P1">huh?</text:p>
      <text:p text:style-name="P1">wait</text:p>
      <text:p text:style-name="P1">how DID i fall asleep?</text:p>
      <text:p text:style-name="P1">i remember</text:p>
      <text:p text:style-name="P1">a party</text:p>
      <text:p text:style-name="P1">and</text:p>
      <text:p text:style-name="P1">a sad jane</text:p>
      <text:p text:style-name="P1">a poor sad jane with shitty fella problems</text:p>
      <text:p text:style-name="P1">and a ruined cake! it was going 2 be so delish, but no</text:p>
      <text:p text:style-name="P1">it was claimed by the cruel and unforgiving sands of lopan</text:p>
      <text:p text:style-name="P1">i remember</text:p>
      <text:p text:style-name="P1">gcat</text:p>
      <text:p text:style-name="P1"><text:soft-page-break/>GCAT!!!!!</text:p>
      <text:p text:style-name="P1">god DAMMIT gcat!</text:p>
      <text:p text:style-name="P1">he poofed me away with cat magic and i got ko'd by a floor</text:p>
      <text:p text:style-name="P1">it was</text:p>
      <text:p text:style-name="P1">a derse floor?</text:p>
      <text:p text:style-name="P1">aw man</text:p>
      <text:p text:style-name="P1">was i captured?</text:p>
      <text:p text:style-name="P1">the batterwitch has me doesnt she</text:p>
      <text:p text:style-name="P1">THATS who you meant</text:p>
      <text:p text:style-name="P1">what is she gonna do with me?</text:p>
      <text:p text:style-name="P1">ok so if she wants him dead too and has her own personal secret plans or whatever then whats she want with me</text:p>
      <text:p text:style-name="P1">pfahahaha</text:p>
      <text:p text:style-name="P1">WHAT abilities</text:p>
      <text:p text:style-name="P1">i dont have any abilities</text:p>
      <text:p text:style-name="P1">except making screens dark which as superpowers go is lame as hell</text:p>
      <text:p text:style-name="P1">like what?</text:p>
      <text:p text:style-name="P1">man</text:p>
      <text:p text:style-name="P1">whatever she wants</text:p>
      <text:p text:style-name="P1">even if it IS an enemy of my enemy kind of thing</text:p>
      <text:p text:style-name="P1">i dont think i could ever bring myself to help her :(</text:p>
      <text:p text:style-name="P1">daw thanx callie</text:p>
      <text:p text:style-name="P1">_</text:p>
      <text:p text:style-name="P1">72. Ce41: =007519</text:p>
      <text:p text:style-name="P1">what?</text:p>
      <text:p text:style-name="P1">_</text:p>
      <text:p text:style-name="P1"><text:soft-page-break/>73. RL1: =007521</text:p>
      <text:p text:style-name="P1">mom?</text:p>
      <text:p text:style-name="P1">_</text:p>
      <text:p text:style-name="P1">74. LH6: =007535</text:p>
      <text:p text:style-name="P1">stri dizzle</text:p>
      <text:p text:style-name="P1">its roro L money</text:p>
      <text:p text:style-name="P1">do u copy over</text:p>
      <text:p text:style-name="P1">frig yes my hax are TIGHT</text:p>
      <text:p text:style-name="P1">so tight</text:p>
      <text:p text:style-name="P1">tighter than a jar you cant open</text:p>
      <text:p text:style-name="P1">like you try and try</text:p>
      <text:p text:style-name="P1">but my hax r so tight you just end up puttin the jar back</text:p>
      <text:p text:style-name="P1">yall just say "like i even WANTED pickles that bad"</text:p>
      <text:p text:style-name="P1">but we both kno thats just sour grapes talkin</text:p>
      <text:p text:style-name="P1">we both know ur still dying 4 my pickles mf'er 8) </text:p>
      <text:p text:style-name="P1">lol yeah that way stopped meaning a damn thing</text:p>
      <text:p text:style-name="P1">let me explain</text:p>
      <text:p text:style-name="P1">i got this shitty pda from somebody on the inside</text:p>
      <text:p text:style-name="P1">actually u know i think it might belong to janes dad?</text:p>
      <text:p text:style-name="P1">it reeks of manly cologne and theres a nice fatherly pipe on it</text:p>
      <text:p text:style-name="P1">maybe hes nearby</text:p>
      <text:p text:style-name="P1">ohmy...</text:p>
      <text:p text:style-name="P1">~swoons~</text:p>
      <text:p text:style-name="P1">anyway on derse they have this lame firewall deal</text:p>
      <text:p text:style-name="P1">where you cant connect outside</text:p>
      <text:p text:style-name="P1">i guess its good enough security to baffle chess guys</text:p>
      <text:p text:style-name="P1">but wasnt no thang for me 2 to crack</text:p>
      <text:p text:style-name="P1"><text:soft-page-break/>even with this pos device</text:p>
      <text:p text:style-name="P1">for real what even is this thing</text:p>
      <text:p text:style-name="P1">probably some bargain junk from the dadly depot</text:p>
      <text:p text:style-name="P1">dads bought literally everything from there in the 21st century didnt they?</text:p>
      <text:p text:style-name="P1">youre the history buff u would know</text:p>
      <text:p text:style-name="P1">_</text:p>
      <text:p text:style-name="P1">75. LH7: =007536</text:p>
      <text:p text:style-name="P1">um yeah so im on derse...</text:p>
      <text:p text:style-name="P1">wow i am tellin this story as shitty and backwards as possible</text:p>
      <text:p text:style-name="P1">i got gcatted here and dumped in jail by the b witch</text:p>
      <text:p text:style-name="P1">and she left an ugly folder full of a thing to do but who cares</text:p>
      <text:p text:style-name="P1">so i broke out!</text:p>
      <text:p text:style-name="P1">busted loose as hell from the hag slammer</text:p>
      <text:p text:style-name="P1">i got this sweet ass ring</text:p>
      <text:p text:style-name="P1">its so fukkin magic you dont even know</text:p>
      <text:p text:style-name="P1">REAL magic i mean not the fake shit</text:p>
      <text:p text:style-name="P1">it put it on...</text:p>
      <text:p text:style-name="P1">and i turn invisible</text:p>
      <text:p text:style-name="P1">and also sort of intangible?</text:p>
      <text:p text:style-name="P1">i jumped right through the wall now im free as a bird</text:p>
      <text:p text:style-name="P1">a secret bird u cannot see ;)</text:p>
      <text:p text:style-name="P1">doin secret flaps</text:p>
      <text:p text:style-name="P1">incognito tweets</text:p>
      <text:p text:style-name="P1">layin covert eggs in a hush hush nest ;)</text:p>
      <text:p text:style-name="P1">i think that</text:p>
      <text:p text:style-name="P1">this ring is special</text:p>
      <text:p text:style-name="P1"><text:soft-page-break/>like it is maybe helping me get in touch with my voidey powers?</text:p>
      <text:p text:style-name="P1">even though i kinda didnt know voidey powers were much of a thing til just now</text:p>
      <text:p text:style-name="P1">see i just had a knockout dream from bonkin my head</text:p>
      <text:p text:style-name="P1">calliope was there!</text:p>
      <text:p text:style-name="P1">callie is the coolest omg you should meet her</text:p>
      <text:p text:style-name="P1">she said a huge villain rumble is going down tomorrow</text:p>
      <text:p text:style-name="P1">and to get ready for that we should all become god tiers</text:p>
      <text:p text:style-name="P1">so u have to rocket your ass to derse asnap</text:p>
      <text:p text:style-name="P1">come w me to the moon</text:p>
      <text:p text:style-name="P1">then uhhh</text:p>
      <text:p text:style-name="P1">ill explain what to do when we get there just get over here k?</text:p>
      <text:p text:style-name="P1">......</text:p>
      <text:p text:style-name="P1">yo dirk</text:p>
      <text:p text:style-name="P1">you busy or what</text:p>
      <text:p text:style-name="P1">is any of this gettin thru</text:p>
      <text:p text:style-name="P1">_</text:p>
      <text:p text:style-name="P1">76. LH8: =007537</text:p>
      <text:p text:style-name="P1">um</text:p>
      <text:p text:style-name="P1">k</text:p>
      <text:p text:style-name="P1">got anything to say...</text:p>
      <text:p text:style-name="P1">about all that pretty important stuff i said</text:p>
      <text:p text:style-name="P1">are you alright</text:p>
      <text:p text:style-name="P1">or is ur face havin some crazy attack of the sads</text:p>
      <text:p text:style-name="P1">behind those chill as fuck shades</text:p>
      <text:p text:style-name="P1">is it jake problemz</text:p>
      <text:p text:style-name="P1">its the jake probbies isnt it</text:p>
      <text:p text:style-name="P1"><text:soft-page-break/>its always the jake probbies i s2fg</text:p>
      <text:p text:style-name="P1">oh</text:p>
      <text:p text:style-name="P1">OHHHH</text:p>
      <text:p text:style-name="P1">godamnit</text:p>
      <text:p text:style-name="P1">if i been talking to the responder responder this whole time</text:p>
      <text:p text:style-name="P1">omffffffg</text:p>
      <text:p text:style-name="P1">i will shit enough bricks 2 build a FUCKING CHIMNEY</text:p>
      <text:p text:style-name="P1">FUCK FUCK FUCK FUCKF UCKF UCKFK UCUKFCUFKCUFUCUCUFKFKKFUCUK</text:p>
      <text:p text:style-name="P1">hal you PIECE OF SHIT</text:p>
      <text:p text:style-name="P1">i know damn well you can hear me</text:p>
      <text:p text:style-name="P1">as if ur actually too busy to answer</text:p>
      <text:p text:style-name="P1">youre a damn supercomputer YOU DO NOT NEED YOUR OWN AUTO RESPONDER YOU IDIOT</text:p>
      <text:p text:style-name="P1">you are</text:p>
      <text:p text:style-name="P1">the worst</text:p>
      <text:p text:style-name="P1">hal you douche</text:p>
      <text:p text:style-name="P1">or hal junior</text:p>
      <text:p text:style-name="P1">whatever it is im talkin to</text:p>
      <text:p text:style-name="P1">WHERE THE FUCK IS DIRK!!!</text:p>
      <text:p text:style-name="P1">_</text:p>
      <text:p text:style-name="P1">77. JaEn4: =007558</text:p>
      <text:p text:style-name="P1">jakester</text:p>
      <text:p text:style-name="P1">guess who</text:p>
      <text:p text:style-name="P1">i cannot say who</text:p>
      <text:p text:style-name="P1">i am totes undercover here</text:p>
      <text:p text:style-name="P1">on derse</text:p>
      <text:p text:style-name="P1">up to my see thru butt in wily espionage</text:p>
      <text:p text:style-name="P1"><text:soft-page-break/>_</text:p>
      <text:p text:style-name="P1">78. JaEn5: =007559</text:p>
      <text:p text:style-name="P1">it is getting so cloak and dagger in this bitch u dont even no</text:p>
      <text:p text:style-name="P1">the carapace men are all wearing jaunty suits</text:p>
      <text:p text:style-name="P1">its like i have become magically sealed in a lame spy fic and now im havin adventures that make no sense</text:p>
      <text:p text:style-name="P1">hell even i am dressed 2 kill too bad none of these gents can see what a fuckin fox im being</text:p>
      <text:p text:style-name="P1">i would get one to light my cigarette so hard, and then wink this whole bunch of times @ him</text:p>
      <text:p text:style-name="P1">and then seduce him for his secrets !!!!</text:p>
      <text:p text:style-name="P1">_</text:p>
      <text:p text:style-name="P1">79. JaEn6: =007560</text:p>
      <text:p text:style-name="P1">ooh la la this adventure is steaming up</text:p>
      <text:p text:style-name="P1">such a racy twist would surely fog up their shiny black shells</text:p>
      <text:p text:style-name="P1">nah but bangin a chess dude probably aint feasible or even remotely advisable to try</text:p>
      <text:p text:style-name="P1">i wonder how that would work, i dont even...</text:p>
      <text:p text:style-name="P1">well you seen em right they p universally do not wear pants</text:p>
      <text:p text:style-name="P1">like what is even down there</text:p>
      <text:p text:style-name="P1">not a whole lot</text:p>
      <text:p text:style-name="P1">ok jake we are getting sidetracked here lets FOCUS</text:p>
      <text:p text:style-name="P1">_</text:p>
      <text:p text:style-name="P1">80. JaEn7: =007561</text:p>
      <text:p text:style-name="P1">and yo...</text:p>
      <text:p text:style-name="P1">dont think that my present jocular attitude and introspection on the subject of chess guy dong means u are off the hook for ruining janeys b day</text:p>
      <text:p text:style-name="P1">ur still in some hot water for that pal</text:p>
      <text:p text:style-name="P1"><text:soft-page-break/>you owe her something BIG to make up for your tooly ways</text:p>
      <text:p text:style-name="P1">lemme know if you want to brainstorm w me about how to make it up to her</text:p>
      <text:p text:style-name="P1">try 2 get your ass out of the dog house</text:p>
      <text:p text:style-name="P1">and if you wanna talk about what happened with dirk thats coo 2...</text:p>
      <text:p text:style-name="P1">i guess...</text:p>
      <text:p text:style-name="P1">_</text:p>
      <text:p text:style-name="P1">81. JaEn8: =007562</text:p>
      <text:p text:style-name="P1">i will fix all our shitty friendships single handedly if i got to</text:p>
      <text:p text:style-name="P1">like savin 3 dumb bawling teens from a burning building</text:p>
      <text:p text:style-name="P1">and then hose their stupid asses down while the building collapses behind me</text:p>
      <text:p text:style-name="P1">but enougha that</text:p>
      <text:p text:style-name="P1">it is not time for feelings it is time for action</text:p>
      <text:p text:style-name="P1">which means you are just the man for the job</text:p>
      <text:p text:style-name="P1">the job...</text:p>
      <text:p text:style-name="P1">of</text:p>
      <text:p text:style-name="P1">doing action</text:p>
      <text:p text:style-name="P1">shut up :p</text:p>
      <text:p text:style-name="P1">_</text:p>
      <text:p text:style-name="P1">82. JaEn9: =007563</text:p>
      <text:p text:style-name="P1">we need to get ready for a battle tomorries</text:p>
      <text:p text:style-name="P1">a big one</text:p>
      <text:p text:style-name="P1">some sort of like</text:p>
      <text:p text:style-name="P1">STRIFE ROYALE</text:p>
      <text:p text:style-name="P1">so its time 2 prepare</text:p>
      <text:p text:style-name="P1">u should get to prospit</text:p>
      <text:p text:style-name="P1"><text:soft-page-break/>i can explain more when youre there but as long as you havent left yet</text:p>
      <text:p text:style-name="P1">i think we could use a bunch of new gear too</text:p>
      <text:p text:style-name="P1">_</text:p>
      <text:p text:style-name="P1">83. JaEn10: =007564</text:p>
      <text:p text:style-name="P1">gear which i think we shall agree must be diagnosed with THE SICKNESS</text:p>
      <text:p text:style-name="P1">ur years of medical training have all been leading to this moment</text:p>
      <text:p text:style-name="P1">2 make sure our showdown shit is ill as heck</text:p>
      <text:p text:style-name="P1">so maybe</text:p>
      <text:p text:style-name="P1">you can get started on that?</text:p>
      <text:p text:style-name="P1">jake??</text:p>
      <text:p text:style-name="P1">jaaaaaake</text:p>
      <text:p text:style-name="P1">_</text:p>
      <text:p text:style-name="P1">84. JaEn11: =007565</text:p>
      <text:p text:style-name="P1">omfg</text:p>
      <text:p text:style-name="P1">what is going on</text:p>
      <text:p text:style-name="P1">why wont anybody talk to me???</text:p>
      <text:p text:style-name="P1">what am i fuckin invisible here</text:p>
      <text:p text:style-name="P1">wait...</text:p>
      <text:p text:style-name="P1">oh</text:p>
      <text:p text:style-name="P1">heheh</text:p>
      <text:p text:style-name="P1">_</text:p>
      <text:p text:style-name="P1">85. JaEn12: =007566</text:p>
      <text:p text:style-name="P1">no bullshit theres still no excusing ppl ignoring me!</text:p>
      <text:p text:style-name="P1">I D not G A fuck WHAT magic bling im rockin or how voidey im being</text:p>
      <text:p text:style-name="P1">u a holes are behaving straight up RUDE i dont need this shit</text:p>
      <text:p text:style-name="P1"><text:soft-page-break/>fuuuuuuuck AAAAAAAAAAALL YAAAAAAAAAAALL</text:p>
      <text:p text:style-name="P1">_</text:p>
      <text:p text:style-name="P1">86. JC18: =007599</text:p>
      <text:p text:style-name="P1">jane</text:p>
      <text:p text:style-name="P1">jane</text:p>
      <text:p text:style-name="P1">jane</text:p>
      <text:p text:style-name="P1">jane</text:p>
      <text:p text:style-name="P1">janes 4 ev</text:p>
      <text:p text:style-name="P1">/take deepest jane yellin breath</text:p>
      <text:p text:style-name="P1">JAAAAAAAAAAAAAAOmfg yeah right</text:p>
      <text:p text:style-name="P1">like there is any chance u answer me</text:p>
      <text:p text:style-name="P1">with today being international everybody ignore roxy day</text:p>
      <text:p text:style-name="P1">LEEEEE sigh</text:p>
      <text:p text:style-name="P1">like</text:p>
      <text:p text:style-name="P1">doing literally the frenchest of possible sighs over here</text:p>
      <text:p text:style-name="P1">its wearing a lopsided beret in the city of goddamn light falling in FUCKING love</text:p>
      <text:p text:style-name="P1">such is my sigh</text:p>
      <text:p text:style-name="P1">am packing TOTES ennui janey</text:p>
      <text:p text:style-name="P1">or shd i say.......</text:p>
      <text:p text:style-name="P1">ennOUI ;)</text:p>
      <text:p text:style-name="P1">wait</text:p>
      <text:p text:style-name="P1">ennui is probably already a french word??</text:p>
      <text:p text:style-name="P1">not sure that one needs anymore frenching up...</text:p>
      <text:p text:style-name="P1">i should know this b cause my last name is french sounding</text:p>
      <text:p text:style-name="P1">even tho im p sure my mom did not hail from france</text:p>
      <text:p text:style-name="P1">idk</text:p>
      <text:p text:style-name="P1"><text:soft-page-break/>who even "LA CARES"</text:p>
      <text:p text:style-name="P1">hehehe fuck you, A CERTAIN LANGUAGE</text:p>
      <text:p text:style-name="P1">uum yeah</text:p>
      <text:p text:style-name="P1">_</text:p>
      <text:p text:style-name="P1">87. JC19: =007600</text:p>
      <text:p text:style-name="P1">so the report is</text:p>
      <text:p text:style-name="P1">that i already said to some chumps &amp; im getting max fatigued repeatin it</text:p>
      <text:p text:style-name="P1">im on derse we need to be god tiers and die on slabs n junk</text:p>
      <text:p text:style-name="P1">+ im invisible cause of ring</text:p>
      <text:p text:style-name="P1">w/e</text:p>
      <text:p text:style-name="P1">oh</text:p>
      <text:p text:style-name="P1">i think your dads here and hes probably alright?</text:p>
      <text:p text:style-name="P1">so theres that</text:p>
      <text:p text:style-name="P1">oh!</text:p>
      <text:p text:style-name="P1">i saw callie 2 shes ok</text:p>
      <text:p text:style-name="P1">well i mean shes dead</text:p>
      <text:p text:style-name="P1">but in ghost form</text:p>
      <text:p text:style-name="P1">so shes as ok as one can be who is also dead</text:p>
      <text:p text:style-name="P1">which is apparently just fine?</text:p>
      <text:p text:style-name="P1">so the lesson of the moral is u can be way fine &amp; dead at sames time</text:p>
      <text:p text:style-name="P1">jane let us now reflect upon the weighty existential ramifications of that thing i said</text:p>
      <text:p text:style-name="P1">yesssss</text:p>
      <text:p text:style-name="P1">just me an my bestie, ballin hecka reveries 2day</text:p>
      <text:p text:style-name="P1">the biggest questions which have tormented the wisest scholars and pundits for mad epochs just got so roflariously owned</text:p>
      <text:p text:style-name="P1"><text:soft-page-break/>hey callie also said she would send you a bday thing?</text:p>
      <text:p text:style-name="P1">did u get</text:p>
      <text:p text:style-name="P1">she must have sent a code</text:p>
      <text:p text:style-name="P1">which you have to make urself</text:p>
      <text:p text:style-name="P1">so</text:p>
      <text:p text:style-name="P1">maybe youre doin that now?</text:p>
      <text:p text:style-name="P1">hope ur doin that</text:p>
      <text:p text:style-name="P1">im real curious 2 know what it is suddenly</text:p>
      <text:p text:style-name="P1">man</text:p>
      <text:p text:style-name="P1">im bored</text:p>
      <text:p text:style-name="P1">_</text:p>
      <text:p text:style-name="P1">88. JC20; HIC1: =007601</text:p>
      <text:p text:style-name="P1">like we got all this big deal crap to do and i cant even talk to no one</text:p>
      <text:p text:style-name="P1">jane</text:p>
      <text:p text:style-name="P1">ambiguous voidey powers notwithstanding</text:p>
      <text:p text:style-name="P1">im starting 2 think i might be genetically predisposed to ramblin at length into empty chat clients</text:p>
      <text:p text:style-name="P1">well</text:p>
      <text:p text:style-name="P1">hit me up if up see this</text:p>
      <text:p text:style-name="P1">maybe ill try 2 txt fefeta</text:p>
      <text:p text:style-name="P1">my dear precious fefeta</text:p>
      <text:p text:style-name="P1">i know SHE would never ignore me ;3</text:p>
      <text:p text:style-name="P1">SWOOOOON + &lt;33333 @ FEFETA, AND THUS MAKING CROCKER SO JELLIES</text:p>
      <text:p text:style-name="P1">oh noes</text:p>
      <text:p text:style-name="P1">is the witch</text:p>
      <text:p text:style-name="P1">.___.</text:p>
      <text:p text:style-name="P1"><text:soft-page-break/>_</text:p>
      <text:p text:style-name="P2">Act 6 Act 5 Act 2</text:p>
      <text:p text:style-name="P1">_</text:p>
      <text:p text:style-name="P1">89. TrJn1; TrJk1: =007630</text:p>
      <text:p text:style-name="P1">(oh dear god)</text:p>
      <text:p text:style-name="P1">_</text:p>
      <text:p text:style-name="P1">90. TrJn2; TrJk2: =007631</text:p>
      <text:p text:style-name="P1">(shit shit shit shit shit shit shit)</text:p>
      <text:p text:style-name="P1">_</text:p>
      <text:p text:style-name="P1">91. HIC2: =007632</text:p>
      <text:p text:style-name="P1">batterwitch pls help</text:p>
      <text:p text:style-name="P1">my friends are completely insane</text:p>
      <text:p text:style-name="P1">can you throw me back in jail :(</text:p>
      <text:p text:style-name="P1">_</text:p>
      <text:p text:style-name="P1">92. TrJk3; TrJn3: =007633</text:p>
      <text:p text:style-name="P1">(u stupid shits thats not how that game works!)</text:p>
      <text:p text:style-name="P1">_</text:p>
      <text:p text:style-name="P1">93. TrJn4; TrJk4: =007637</text:p>
      <text:p text:style-name="P1">(im so boned)</text:p>
      <text:p text:style-name="P1">_</text:p>
      <text:p text:style-name="P2">Act 6 Act 5 Act 1</text:p>
      <text:p text:style-name="P1">_</text:p>
      <text:p text:style-name="P1">94. JaEn13: =007694</text:p>
      <text:p text:style-name="P1">yynnnnnrrnrng wat</text:p>
      <text:p text:style-name="P1">yea jake</text:p>
      <text:p text:style-name="P1">welcome to hangover city</text:p>
      <text:p text:style-name="P1"><text:soft-page-break/>population</text:p>
      <text:p text:style-name="P1">some extra chumps besides me 4 a change</text:p>
      <text:p text:style-name="P1">hrrrnngh</text:p>
      <text:p text:style-name="P1">no it doesnt</text:p>
      <text:p text:style-name="P1">it enjoys a wet towel draped over its head</text:p>
      <text:p text:style-name="P1">and less talkin</text:p>
      <text:p text:style-name="P1">omg stop being so chipper dude do u feel like shit or not</text:p>
      <text:p text:style-name="P1">lol jake english w a hangover everyone</text:p>
      <text:p text:style-name="P1">slow clap</text:p>
      <text:p text:style-name="P1">_</text:p>
      <text:p text:style-name="P1">95. JaEn14: =007695</text:p>
      <text:p text:style-name="P1">im just sayin if youre hung over for the 1st time pls do the experience some justice</text:p>
      <text:p text:style-name="P1">ur giving suffering a bad name</text:p>
      <text:p text:style-name="P1">SMH</text:p>
      <text:p text:style-name="P1">TG: (not literally cuz ow)</text:p>
      <text:p text:style-name="P1">jake here is some sage advice from a veteran of substance abuse and its deleterious consequences</text:p>
      <text:p text:style-name="P1">dont use your fuckin skulltop when you got a hangover u dork</text:p>
      <text:p text:style-name="P1">oh</text:p>
      <text:p text:style-name="P1">whys she want a computer</text:p>
      <text:p text:style-name="P1">is that who dirks talking to now</text:p>
      <text:p text:style-name="P1">_</text:p>
      <text:p text:style-name="P1">96. JaEn15: =007697</text:p>
      <text:p text:style-name="P1">wat</text:p>
      <text:p text:style-name="P1">no j</text:p>
      <text:p text:style-name="P1">well maybe youre an asshole sometimes but its always on accident and most people are accidental assholes a lot of times anyway so <text:soft-page-break/>who cares</text:p>
      <text:p text:style-name="P1">yuuup</text:p>
      <text:p text:style-name="P1">why cant you just tell her</text:p>
      <text:p text:style-name="P1">shes right there</text:p>
      <text:p text:style-name="P1">wow... jake...</text:p>
      <text:p text:style-name="P1">ok ok stop shittin on urself ill tell her for you</text:p>
      <text:p text:style-name="P1">_</text:p>
      <text:p text:style-name="P1">97. JC21: =007699</text:p>
      <text:p text:style-name="P1">hay janey</text:p>
      <text:p text:style-name="P1">how u holdin up girl</text:p>
      <text:p text:style-name="P1">you off urself yet</text:p>
      <text:p text:style-name="P1">ok good</text:p>
      <text:p text:style-name="P1">please dont yet</text:p>
      <text:p text:style-name="P1">i got a personal back stage pass 2 the jake english self loathing tour</text:p>
      <text:p text:style-name="P1">an im in no condition to take the full brunt of his lamentations but im the only one hes talkin to soooo</text:p>
      <text:p text:style-name="P1">need a lil support here from my bestie</text:p>
      <text:p text:style-name="P1">he wants me to relay an apology to you</text:p>
      <text:p text:style-name="P1">cause he thinks hes not brave enough to say it like ten feet away there on his stone bed and he thinks ur pissed @ him</text:p>
      <text:p text:style-name="P1">do what</text:p>
      <text:p text:style-name="P1">ok</text:p>
      <text:p text:style-name="P1">thats a sane answer</text:p>
      <text:p text:style-name="P1">what should i say</text:p>
      <text:p text:style-name="P1">k</text:p>
      <text:p text:style-name="P1">well maybe i wont say that last part but k</text:p>
      <text:p text:style-name="P1">fine</text:p>
      <text:p text:style-name="P1"><text:soft-page-break/>not a lot of progress on the dyin front</text:p>
      <text:p text:style-name="P1">dont look like dirk much wants to stab me with his manime sword...</text:p>
      <text:p text:style-name="P1">tbh waiting around to be buddymurdered and/or off oneself is even more awkward than you would think plus kind of a drag??</text:p>
      <text:p text:style-name="P1">specially w a headache blarg</text:p>
      <text:p text:style-name="P1">jane this is dumb</text:p>
      <text:p text:style-name="P1">yo trixster mode sucks ass txt it</text:p>
      <text:p text:style-name="P1">jane u know what im sad about</text:p>
      <text:p text:style-name="P1">fefeta exploding</text:p>
      <text:p text:style-name="P1">whyd she have to die again like that</text:p>
      <text:p text:style-name="P1">she was so sweet and perfect and my friend</text:p>
      <text:p text:style-name="P1">she would always just talk and talk about the funniest things from her life as two troll ladies and it always lifted my spirits</text:p>
      <text:p text:style-name="P1">am i cursed or somethin jane?</text:p>
      <text:p text:style-name="P1">yeah</text:p>
      <text:p text:style-name="P1">its like</text:p>
      <text:p text:style-name="P1">i always seem to accidentally kill my cats</text:p>
      <text:p text:style-name="P1">or my half cat girls</text:p>
      <text:p text:style-name="P1">ummm</text:p>
      <text:p text:style-name="P1">who are part sea princess and also an alien ghost</text:p>
      <text:p text:style-name="P1">i dunno maybe this line o speculation has no particular coherence</text:p>
      <text:p text:style-name="P1">jane</text:p>
      <text:p text:style-name="P1">after we go god tier you want to help me have a funeral for her</text:p>
      <text:p text:style-name="P1">i would like that</text:p>
      <text:p text:style-name="P1">i always wanted to go to a funeral</text:p>
      <text:p text:style-name="P1">is that weird? maybe thats weird i dont know</text:p>
      <text:p text:style-name="P1">i mean not like in an especially morbid or gothy kinda way i just <text:soft-page-break/>think it would be cool to honor her memory</text:p>
      <text:p text:style-name="P1">i never did that for frigglish but i should have</text:p>
      <text:p text:style-name="P1">shit jakes buggin me again brb</text:p>
      <text:p text:style-name="P1">_</text:p>
      <text:p text:style-name="P1">98. JaEn16: =007700</text:p>
      <text:p text:style-name="P1">dammit jake</text:p>
      <text:p text:style-name="P1">after your whole bravery spiel you wanna relay double apologies thru me??</text:p>
      <text:p text:style-name="P1">well i cant do it</text:p>
      <text:p text:style-name="P1">cause im sort of</text:p>
      <text:p text:style-name="P1">kinda</text:p>
      <text:p text:style-name="P1">not talkin 2 dirk either</text:p>
      <text:p text:style-name="P1">cause of</text:p>
      <text:p text:style-name="P1">reasons</text:p>
      <text:p text:style-name="P1">:(</text:p>
      <text:p text:style-name="P1">y</text:p>
      <text:p text:style-name="P1">omfg jake</text:p>
      <text:p text:style-name="P1">jake no</text:p>
      <text:p text:style-name="P1">lmao</text:p>
      <text:p text:style-name="P1">EL SIGH</text:p>
      <text:p text:style-name="P1">look jake you squeezed a spanish sigh outta me are u happy</text:p>
      <text:p text:style-name="P1">ahahahaha jake</text:p>
      <text:p text:style-name="P1">jake i</text:p>
      <text:p text:style-name="P1">no jake</text:p>
      <text:p text:style-name="P1">thats so</text:p>
      <text:p text:style-name="P1">alright ima tell jane like p much exactly what you said</text:p>
      <text:p text:style-name="P1">but only because its so fuckin dumb and hilarious</text:p>
      <text:p text:style-name="P1"><text:soft-page-break/>_</text:p>
      <text:p text:style-name="P1">99. JC22: =007701</text:p>
      <text:p text:style-name="P1">jane jake wants u to pass an apology to dirk for him too</text:p>
      <text:p text:style-name="P1">is tru</text:p>
      <text:p text:style-name="P1">he wants you both 2 bond over his douchemuffininess</text:p>
      <text:p text:style-name="P1">ps douchemuffin was his word not mine</text:p>
      <text:p text:style-name="P1">im being hellies impartial about all this</text:p>
      <text:p text:style-name="P1">oh yeah?</text:p>
      <text:p text:style-name="P1">hold up what are you and dirk saying</text:p>
      <text:p text:style-name="P1">anything bout me</text:p>
      <text:p text:style-name="P1">gotcha</text:p>
      <text:p text:style-name="P1">oh also</text:p>
      <text:p text:style-name="P1">he wants me to tell you to give a message to dirk from me too while youre at it</text:p>
      <text:p text:style-name="P1">the crocker switchboard is LIGHTING UP today</text:p>
      <text:p text:style-name="P1">um because hes ridiculous?</text:p>
      <text:p text:style-name="P1">oh</text:p>
      <text:p text:style-name="P1">uh</text:p>
      <text:p text:style-name="P1">not really</text:p>
      <text:p text:style-name="P1">well</text:p>
      <text:p text:style-name="P1">idk</text:p>
      <text:p text:style-name="P1">no</text:p>
      <text:p text:style-name="P1">well i mean</text:p>
      <text:p text:style-name="P1">maybe he does got a bone 2 pick with me and dont wanna talk</text:p>
      <text:p text:style-name="P1">but im not sure</text:p>
      <text:p text:style-name="P1">mainly its that i cant bring myself to talk to him</text:p>
      <text:p text:style-name="P1">_</text:p>
      <text:p text:style-name="P1"><text:soft-page-break/>100. JC23: =007702</text:p>
      <text:p text:style-name="P1">cause im a shitty disgrace</text:p>
      <text:p text:style-name="P1">and hes probably so ashamed of me he can barely stand being inside the same moon w me at this point</text:p>
      <text:p text:style-name="P1">because</text:p>
      <text:p text:style-name="P1">you heard what he said</text:p>
      <text:p text:style-name="P1">about how i fell off the wagon</text:p>
      <text:p text:style-name="P1">you could just tell how disappointed he was</text:p>
      <text:p text:style-name="P1">and he was right to be</text:p>
      <text:p text:style-name="P1">_</text:p>
      <text:p text:style-name="P1">101. JC24: =007703</text:p>
      <text:p text:style-name="P1">i know</text:p>
      <text:p text:style-name="P1">but you said it yourself</text:p>
      <text:p text:style-name="P1">about the confessions you made to jake</text:p>
      <text:p text:style-name="P1">sure you were trippin balls on a cherub pop</text:p>
      <text:p text:style-name="P1">but that really just enabled you to do what you really wanted to do deep down</text:p>
      <text:p text:style-name="P1">so whatd i do the moment jake snuck up and owned me with that magic pumpkin?</text:p>
      <text:p text:style-name="P1">i was like YO LETS GET SMASHED AT MY PLACE</text:p>
      <text:p text:style-name="P1">_</text:p>
      <text:p text:style-name="P1">102. JC25: =007704</text:p>
      <text:p text:style-name="P1">i hardly wasted a second before giving in</text:p>
      <text:p text:style-name="P1">and here i thought i was actually over that</text:p>
      <text:p text:style-name="P1">but the second im given the slightest justification to drink again i say fuck it</text:p>
      <text:p text:style-name="P1">so it turns out i didnt stop wanting to like i told myself</text:p>
      <text:p text:style-name="P1">but that i still wanted to while pretending i didnt per some bogus tough girl act</text:p>
      <text:p text:style-name="P1"><text:soft-page-break/>like i thought i was better than the problem</text:p>
      <text:p text:style-name="P1">or more like i thought i was too cool and too strong to admit it was actually really hard</text:p>
      <text:p text:style-name="P1">_</text:p>
      <text:p text:style-name="P1">103. JC26: =007705</text:p>
      <text:p text:style-name="P1">but the truth is i was not strong + cool</text:p>
      <text:p text:style-name="P1">i was weak + lame all along</text:p>
      <text:p text:style-name="P1">and now dirk knows that too and for some reason letting him down feels like the worst part??</text:p>
      <text:p text:style-name="P1">which is equally lame and weak cuz i should care for my own sake not for how it makes a dude see me but it still just really bothers me ???</text:p>
      <text:p text:style-name="P1">man</text:p>
      <text:p text:style-name="P1">jake again hold pls</text:p>
      <text:p text:style-name="P1">_</text:p>
      <text:p text:style-name="P1">104. JaEn17: =007706</text:p>
      <text:p text:style-name="P1">ok sheesh jake calm ur microshorts</text:p>
      <text:p text:style-name="P1">im here</text:p>
      <text:p text:style-name="P1">no jake nobodys doin that</text:p>
      <text:p text:style-name="P1">nah dont worry we are still humanated</text:p>
      <text:p text:style-name="P1">SWEET GUY FIERIS FAT LAUGHING GHOST JAKE</text:p>
      <text:p text:style-name="P1">_</text:p>
      <text:p text:style-name="P1">105. JaEn18: =007707</text:p>
      <text:p text:style-name="P1">no i dont hate you i promise youre still my bro god dammit!</text:p>
      <text:p text:style-name="P1">um</text:p>
      <text:p text:style-name="P1">about what</text:p>
      <text:p text:style-name="P1">my drinkin problems</text:p>
      <text:p text:style-name="P1">damn jake</text:p>
      <text:p text:style-name="P1"><text:soft-page-break/>like</text:p>
      <text:p text:style-name="P1">that is cool and appreciated in theory?</text:p>
      <text:p text:style-name="P1">TG: but this is some kinda heavy shit 4 me</text:p>
      <text:p text:style-name="P1">i rly dunno if i can do double duty on my alcoholism with you and jane simultaneously</text:p>
      <text:p text:style-name="P1">yes prolly not</text:p>
      <text:p text:style-name="P1">_</text:p>
      <text:p text:style-name="P1">106. JaEn19: =007708</text:p>
      <text:p text:style-name="P1">dag you are an extra silly guy</text:p>
      <text:p text:style-name="P1">dunno j why dont u tell me what youre thinkin an we go from there</text:p>
      <text:p text:style-name="P1">LOL fuck</text:p>
      <text:p text:style-name="P1">yeaaaahhh</text:p>
      <text:p text:style-name="P1">it was</text:p>
      <text:p text:style-name="P1">uuuummmmm</text:p>
      <text:p text:style-name="P1">it was fuckin INAPPROPRIATE!!!!!</text:p>
      <text:p text:style-name="P1">and yet</text:p>
      <text:p text:style-name="P1">and yet.........</text:p>
      <text:p text:style-name="P1">omg it was so choice</text:p>
      <text:p text:style-name="P1">but wrong!</text:p>
      <text:p text:style-name="P1">_</text:p>
      <text:p text:style-name="P1">107. JaEn20: =007709</text:p>
      <text:p text:style-name="P1">wrong wrong wrong wrong wrong wrong</text:p>
      <text:p text:style-name="P1">a whole host of things...</text:p>
      <text:p text:style-name="P1">not sure in how much detail i wanna spell out why exactly it wasnt cool</text:p>
      <text:p text:style-name="P1">but like</text:p>
      <text:p text:style-name="P1">jake ur a pretty simple guy and i mean that as &lt;3ways as possible</text:p>
      <text:p text:style-name="P1"><text:soft-page-break/>it just wasnt right</text:p>
      <text:p text:style-name="P1">ok see this is just another embarrassing thing from my past</text:p>
      <text:p text:style-name="P1">when i was more out of control</text:p>
      <text:p text:style-name="P1">with dirk i was just</text:p>
      <text:p text:style-name="P1">waaay too aggressive</text:p>
      <text:p text:style-name="P1">i hassled him all the time</text:p>
      <text:p text:style-name="P1">pretty much every day just like he said</text:p>
      <text:p text:style-name="P1">about</text:p>
      <text:p text:style-name="P1">me and him</text:p>
      <text:p text:style-name="P1">like</text:p>
      <text:p text:style-name="P1">GETTING MARRIED AND HAVING BABIES!!!!!!!!!!!</text:p>
      <text:p text:style-name="P1">U KNO LAST MALE &amp; FEMALE ON EARTH OOH HES A HUNK! IS DREAMZ COME TRU TIME 4 REPOPULATE!!!</text:p>
      <text:p text:style-name="P1">_</text:p>
      <text:p text:style-name="P1">108. JaEn21: =007710</text:p>
      <text:p text:style-name="P1">yeah</text:p>
      <text:p text:style-name="P1">so not cool lookin back on it</text:p>
      <text:p text:style-name="P1">and i had no excuse i always knew he was just</text:p>
      <text:p text:style-name="P1">SUCH a gay dude</text:p>
      <text:p text:style-name="P1">and i guess maybe hitting on a guy who dont like girls once or twice maybe is alright or even flattering but after so long it was probably just pissing him off or messing with his head or something</text:p>
      <text:p text:style-name="P1">it def wasnt what he wanted to hear from a friend</text:p>
      <text:p text:style-name="P1">let alone day in and day out through garbled drunktexts</text:p>
      <text:p text:style-name="P1">so when i fuckin harassed him into kissin me...</text:p>
      <text:p text:style-name="P1">it just brought back some low rent shit i thought we put behind us</text:p>
      <text:p text:style-name="P1">just another way i completely humiliated myself in front of him</text:p>
      <text:p text:style-name="P1"><text:soft-page-break/>mmmmmmmm hmmmmmmm </text:p>
      <text:p text:style-name="P1">yep</text:p>
      <text:p text:style-name="P1">i dont even know why really</text:p>
      <text:p text:style-name="P1">hes like taciturn to the max about everything</text:p>
      <text:p text:style-name="P1">but theres somethin about him</text:p>
      <text:p text:style-name="P1">that just makes it hurt to feel like you let him down</text:p>
      <text:p text:style-name="P1">_</text:p>
      <text:p text:style-name="P1">109. JaEn22: =007711</text:p>
      <text:p text:style-name="P1">siiigh</text:p>
      <text:p text:style-name="P1">yeah jake i guess</text:p>
      <text:p text:style-name="P1">the answer is</text:p>
      <text:p text:style-name="P1">a categorical unapologetic fucking 'yeah'</text:p>
      <text:p text:style-name="P1">but</text:p>
      <text:p text:style-name="P1">i dont think that was much a secret</text:p>
      <text:p text:style-name="P1">and the fact that it was so LOUDLY not a secret exemplified my stupidity on the matter</text:p>
      <text:p text:style-name="P1">ehh you aint missin much</text:p>
      <text:p text:style-name="P1">love is a brutal shitninja w/ turds 4 nunchucks</text:p>
      <text:p text:style-name="P1">be grateful that stank ass motherfuckers flippin out nowhere near you</text:p>
      <text:p text:style-name="P1">_</text:p>
      <text:p text:style-name="P1">110. JaEn23: =007712</text:p>
      <text:p text:style-name="P1">oh GOD</text:p>
      <text:p text:style-name="P1">that ring</text:p>
      <text:p text:style-name="P1">oh DID i</text:p>
      <text:p text:style-name="P1">from under u eh? ;)</text:p>
      <text:p text:style-name="P1">;););););) wonks 4 eternity</text:p>
      <text:p text:style-name="P1"><text:soft-page-break/>_</text:p>
      <text:p text:style-name="P1">111. JaEn24: =007713</text:p>
      <text:p text:style-name="P1">easy dude just messin</text:p>
      <text:p text:style-name="P1">man</text:p>
      <text:p text:style-name="P1">that ring tho</text:p>
      <text:p text:style-name="P1">what happened to it do you remember?</text:p>
      <text:p text:style-name="P1">god damn it</text:p>
      <text:p text:style-name="P1">must of lost it when i was a FUCKING trickster</text:p>
      <text:p text:style-name="P1">sflkjfslkfj</text:p>
      <text:p text:style-name="P1">*shakes fist @ all trxstrs*</text:p>
      <text:p text:style-name="P1">_</text:p>
      <text:p text:style-name="P1">112. JaEn25: =007714</text:p>
      <text:p text:style-name="P1">need it?</text:p>
      <text:p text:style-name="P1">not really</text:p>
      <text:p text:style-name="P1">i just really liked that ring</text:p>
      <text:p text:style-name="P1">kinda spoke to me in a way</text:p>
      <text:p text:style-name="P1">hehe</text:p>
      <text:p text:style-name="P1">want to know something lame? </text:p>
      <text:p text:style-name="P1">the moment i first saw that ring</text:p>
      <text:p text:style-name="P1">i was like in my head</text:p>
      <text:p text:style-name="P1">thinkin</text:p>
      <text:p text:style-name="P1">some day i want to give that ring to the person i marry</text:p>
      <text:p text:style-name="P1">whoever that is</text:p>
      <text:p text:style-name="P1">_</text:p>
      <text:p text:style-name="P1">113. JaEn26: =007715</text:p>
      <text:p text:style-name="P1">nah its pretty lame but w/e</text:p>
      <text:p text:style-name="P1">shows what sorta one track mind i got</text:p>
      <text:p text:style-name="P1"><text:soft-page-break/>god i am obsessed with findin somebody to kiss arent i</text:p>
      <text:p text:style-name="P1">it is rly quite pathetic</text:p>
      <text:p text:style-name="P1">although the funny thing is the ring turns you invisible</text:p>
      <text:p text:style-name="P1">which might be my subconscious telling me something about my lovelife</text:p>
      <text:p text:style-name="P1">like i find a guy of my dreams</text:p>
      <text:p text:style-name="P1">slip it on his finger</text:p>
      <text:p text:style-name="P1">and POOF he disappears!</text:p>
      <text:p text:style-name="P1">bye bye hubby</text:p>
      <text:p text:style-name="P1">o well dont matter</text:p>
      <text:p text:style-name="P1">the ring is gone</text:p>
      <text:p text:style-name="P1">and with it so too</text:p>
      <text:p text:style-name="P1">are my lame, lame dreams ;(</text:p>
      <text:p text:style-name="P1">_</text:p>
      <text:p text:style-name="P1">114. JC27: =007716</text:p>
      <text:p text:style-name="P1">yeah he just wanted to make sure i dont hate him like yall do which you dont even</text:p>
      <text:p text:style-name="P1">so im just talking to him a bit to help him not feel bad</text:p>
      <text:p text:style-name="P1">sorry</text:p>
      <text:p text:style-name="P1">i was gonna say why i finally quit drinkin</text:p>
      <text:p text:style-name="P1">i mean if you want to know</text:p>
      <text:p text:style-name="P1">nah it wasnt your responsibility to fix my shit</text:p>
      <text:p text:style-name="P1">and anyway i think i made it hard for anyone to come at me like it was a real problem</text:p>
      <text:p text:style-name="P1">i was always joking around so much and havin a good time like kind of overzealously so</text:p>
      <text:p text:style-name="P1">that i probably just made people feel like a shitty wet blanket for even mentioning it</text:p>
      <text:p text:style-name="P1">_</text:p>
      <text:p text:style-name="P1"><text:soft-page-break/>115. JC28: =007717</text:p>
      <text:p text:style-name="P1">i dont know its hard to say exactly when i started getting real carried away</text:p>
      <text:p text:style-name="P1">just at some point i discovered a load of my moms centurys old booze in the house</text:p>
      <text:p text:style-name="P1">and i didnt have much to relate to her by except her books</text:p>
      <text:p text:style-name="P1">so i felt like drinking was a way to be more like her</text:p>
      <text:p text:style-name="P1">or be closer to her kinda</text:p>
      <text:p text:style-name="P1">and there was nobody around except the silly chess people</text:p>
      <text:p text:style-name="P1">who in a way just made me feel more alone</text:p>
      <text:p text:style-name="P1">cause they reminded me i was only one of two humans left and the other was an ocean away</text:p>
      <text:p text:style-name="P1">so little by little</text:p>
      <text:p text:style-name="P1">i got out of hand</text:p>
      <text:p text:style-name="P1">and one of the only things i had to look forward to was the idea that the game was supposed to be able to bring my mom back</text:p>
      <text:p text:style-name="P1">assuming i even decided to help the batterwitch out by playing at all</text:p>
      <text:p text:style-name="P1">_</text:p>
      <text:p text:style-name="P1">116. JC29: =007718</text:p>
      <text:p text:style-name="P1">well</text:p>
      <text:p text:style-name="P1">thats pretty much what it was</text:p>
      <text:p text:style-name="P1">when i first went to lopan i saw my sprite there</text:p>
      <text:p text:style-name="P1">so i got out my bottle of momslime and was all ready for the bestest most poignant reunion ever</text:p>
      <text:p text:style-name="P1">and thats when the juggalo struck</text:p>
      <text:p text:style-name="P1">and i just knew the witch had fucked me over AGAIN</text:p>
      <text:p text:style-name="P1">cause what other hag is insane enough to get juggalos to do her dirty biz nigh exclusively???</text:p>
      <text:p text:style-name="P1">NO HAGS BUT HER</text:p>
      <text:p text:style-name="P1"><text:soft-page-break/>and i was so pissed and so distraught about that goddamn clown squandering my sprite</text:p>
      <text:p text:style-name="P1">so i got crazy drunk and felt the super sorriest for myself i ever did</text:p>
      <text:p text:style-name="P1">but little did i know there would be a lovely silver lining to the debacle</text:p>
      <text:p text:style-name="P1">:3</text:p>
      <text:p text:style-name="P1">she became a great friend</text:p>
      <text:p text:style-name="P1">and whats more was she told me not to worry</text:p>
      <text:p text:style-name="P1">that my mom would be comin anyway and all i had to do was wait a while</text:p>
      <text:p text:style-name="P1">and i believed her cause she knew stuff + was THA BEST</text:p>
      <text:p text:style-name="P1">so thats when i decided to clean up my act</text:p>
      <text:p text:style-name="P1">_</text:p>
      <text:p text:style-name="P1">117. JC30: =007718</text:p>
      <text:p text:style-name="P1">i didnt want her to meet a sloppy embarrassing mess of a daughter</text:p>
      <text:p text:style-name="P1">even if she did like to drink at some point it was kind of a childish idea that doing so myself would make me closer to her or help us bond or whatever</text:p>
      <text:p text:style-name="P1">anyway i think i might of overestimated her drinkin habits</text:p>
      <text:p text:style-name="P1">she sure didnt look like no drunk</text:p>
      <text:p text:style-name="P1">oh!</text:p>
      <text:p text:style-name="P1">jane did i mention</text:p>
      <text:p text:style-name="P1">i saw her in a dream today!</text:p>
      <text:p text:style-name="P1">shes real young tho</text:p>
      <text:p text:style-name="P1">like our age</text:p>
      <text:p text:style-name="P1">and she looks so pretty and happy</text:p>
      <text:p text:style-name="P1">not like a girl w booze challenges</text:p>
      <text:p text:style-name="P1">i think her fav color must be orange just like dirk</text:p>
      <text:p text:style-name="P1"><text:soft-page-break/>she was wearin the same sunny orange nighty deal i caught a glimpse of her in v briefly another time</text:p>
      <text:p text:style-name="P1">and oh...</text:p>
      <text:p text:style-name="P1">she also called me mom?</text:p>
      <text:p text:style-name="P1">huh is right</text:p>
      <text:p text:style-name="P1">u know im really not sure if shes actually my mom</text:p>
      <text:p text:style-name="P1">but i do know were totes genetically related somehow</text:p>
      <text:p text:style-name="P1">i just think theres more to it than we know</text:p>
      <text:p text:style-name="P1">_</text:p>
      <text:p text:style-name="P1">118. JC31: =007720</text:p>
      <text:p text:style-name="P1">wut</text:p>
      <text:p text:style-name="P1">_</text:p>
      <text:p text:style-name="P1">119. JaEn27: =007721</text:p>
      <text:p text:style-name="P1">yea</text:p>
      <text:p text:style-name="P1">_</text:p>
      <text:p text:style-name="P2">Act 6 Intermission 5</text:p>
      <text:p text:style-name="P1">_</text:p>
      <text:p text:style-name="P2">Act 6 Act 6</text:p>
      <text:p text:style-name="P1">_</text:p>
      <text:p text:style-name="P2">Act 6 Act 6 Intermission 1</text:p>
      <text:p text:style-name="P1">_</text:p>
      <text:p text:style-name="P1">120. GJ1: =008189</text:p>
      <text:p text:style-name="P1">yo did you just woof</text:p>
      <text:p text:style-name="P1">i see</text:p>
      <text:p text:style-name="P1">but u can also talk in person language it would seem</text:p>
      <text:p text:style-name="P1">so why dont you say person things instead of woofs</text:p>
      <text:p text:style-name="P1"><text:soft-page-break/>_</text:p>
      <text:p text:style-name="P1">121. GJ2: =008190</text:p>
      <text:p text:style-name="P1">(lmao)</text:p>
      <text:p text:style-name="P1">_</text:p>
      <text:p text:style-name="P1">122. GJ3: =008191</text:p>
      <text:p text:style-name="P1">ummm</text:p>
      <text:p text:style-name="P1">yea</text:p>
      <text:p text:style-name="P1">maybe</text:p>
      <text:p text:style-name="P1">u do</text:p>
      <text:p text:style-name="P1">seriously?</text:p>
      <text:p text:style-name="P1">ugh</text:p>
      <text:p text:style-name="P1">i already looked at it</text:p>
      <text:p text:style-name="P1">its dumb and impossible and i aint cooperating w her regardless!</text:p>
      <text:p text:style-name="P1">can we change the subject</text:p>
      <text:p text:style-name="P1">arent you jakes grandma</text:p>
      <text:p text:style-name="P1">oh</text:p>
      <text:p text:style-name="P1">that clears that up then</text:p>
      <text:p text:style-name="P1">so alt grannydaughter english</text:p>
      <text:p text:style-name="P1">whyre u part dog + evil lookin</text:p>
      <text:p text:style-name="P1">what</text:p>
      <text:p text:style-name="P1">LOL!!!</text:p>
      <text:p text:style-name="P1">jade i am in no way buying that ur normally this pompous and tyrannical</text:p>
      <text:p text:style-name="P1">the shtick rly doesnt suit you its so obvious</text:p>
      <text:p text:style-name="P1">why you doin the batterhags tacky bidding anyway</text:p>
      <text:p text:style-name="P1">she got you under an xtra terrestrial fish spell or</text:p>
      <text:p text:style-name="P1">_</text:p>
      <text:p text:style-name="P1"><text:soft-page-break/>123. GJ4: =008192</text:p>
      <text:p text:style-name="P1">OOF!</text:p>
      <text:p text:style-name="P1">mrphmmphumph</text:p>
      <text:p text:style-name="P1">fine :(</text:p>
      <text:p text:style-name="P1">_</text:p>
      <text:p text:style-name="P1">124. GJ5: =008193</text:p>
      <text:p text:style-name="P1">ok i opened it</text:p>
      <text:p text:style-name="P1">hey look its the same shit as before</text:p>
      <text:p text:style-name="P1">im supposed to make this weird knobbly spike ball appear out of nothin </text:p>
      <text:p text:style-name="P1">ok got it</text:p>
      <text:p text:style-name="P1">let me give it a shot then</text:p>
      <text:p text:style-name="P1">...</text:p>
      <text:p text:style-name="P1">welp still impossible</text:p>
      <text:p text:style-name="P1">what now maam??</text:p>
      <text:p text:style-name="P1">is 2</text:p>
      <text:p text:style-name="P1">i dunno</text:p>
      <text:p text:style-name="P1">means i can turn invisible and stuff?</text:p>
      <text:p text:style-name="P1">like the blonde in that crappy superhero quartet</text:p>
      <text:p text:style-name="P1">not sure the ability to make weird spikeballs outta nothin is all that cool tbh</text:p>
      <text:p text:style-name="P1">it means</text:p>
      <text:p text:style-name="P1">im like a shitty cat burglar who sucks at her job?</text:p>
      <text:p text:style-name="P1">omg</text:p>
      <text:p text:style-name="P1">u cant be serious</text:p>
      <text:p text:style-name="P1">that is way too much superpower 4 a dork like me 2 have</text:p>
      <text:p text:style-name="P1">oh no</text:p>
      <text:p text:style-name="P1"><text:soft-page-break/>pls dont growl @ me dogjade</text:p>
      <text:p text:style-name="P1">is legit frightening :(</text:p>
      <text:p text:style-name="P1">so im just supposed to</text:p>
      <text:p text:style-name="P1">sit here and think about this ugly ball</text:p>
      <text:p text:style-name="P1">and twiddle my fingers or somethin</text:p>
      <text:p text:style-name="P1">?</text:p>
      <text:p text:style-name="P1">maybe it would help if i knew what the dang thing WAS</text:p>
      <text:p text:style-name="P1">how am i supposed to steal the nonexistence from a concept when the concept only exists in my mind as "ugly ball"</text:p>
      <text:p text:style-name="P1">um</text:p>
      <text:p text:style-name="P1">in theory sure i guess</text:p>
      <text:p text:style-name="P1">but ur basically asking me to bring a lot of people back to life so they can be slaves to that witch</text:p>
      <text:p text:style-name="P1">u want me to help make all these fresh new trolls but then just turn em over to her? like here you go have fun SNORKELBITCH MEGAHITLER</text:p>
      <text:p text:style-name="P1">i do not actually think i wanna do that??</text:p>
      <text:p text:style-name="P1">oh noes</text:p>
      <text:p text:style-name="P1">ew!</text:p>
      <text:p text:style-name="P1">maaan</text:p>
      <text:p text:style-name="P1">evil jade is sucky jade</text:p>
      <text:p text:style-name="P1">_</text:p>
      <text:p text:style-name="P1">125. GJ6: =008194</text:p>
      <text:p text:style-name="P1">blehhhh</text:p>
      <text:p text:style-name="P1">fine</text:p>
      <text:p text:style-name="P1">why u gotta be so awful jade</text:p>
      <text:p text:style-name="P1">really putting a cramp on us makin choice new friends w each other</text:p>
      <text:p text:style-name="P1">oh well here goes</text:p>
      <text:p text:style-name="P1"><text:soft-page-break/>all twiddlin my fingers and such</text:p>
      <text:p text:style-name="P1">busting out tha MAJYYXXX! prayin up a storm to the holy wizardchrist they aint fake...</text:p>
      <text:p text:style-name="P1">alright check it</text:p>
      <text:p text:style-name="P1">one jank ass space egg coming up</text:p>
      <text:p text:style-name="P1">ABRACA <text:span text:style-name="T1">HAPPEN!</text:span></text:p>
      <text:p text:style-name="P1">_</text:p>
      <text:p text:style-name="P1">126. GJ7: =008195</text:p>
      <text:p text:style-name="P1">this is not a space egg</text:p>
      <text:p text:style-name="P1">balls</text:p>
      <text:p text:style-name="P1">guess i effed up my void spell</text:p>
      <text:p text:style-name="P1">what is this thing</text:p>
      <text:p text:style-name="P1">its perfectly generic?</text:p>
      <text:p text:style-name="P1">dunno about that</text:p>
      <text:p text:style-name="P1">looks like a green cube to me</text:p>
      <text:p text:style-name="P1">with like</text:p>
      <text:p text:style-name="P1">slightly beveled corners</text:p>
      <text:p text:style-name="P1">couldnt something theoretically be more generic than this</text:p>
      <text:p text:style-name="P1">um</text:p>
      <text:p text:style-name="P1">i dunno</text:p>
      <text:p text:style-name="P1">:\</text:p>
      <text:p text:style-name="P1">sounds too hard</text:p>
      <text:p text:style-name="P1">better start killing me repeatedly and get it over with</text:p>
      <text:p text:style-name="P1">dammit!</text:p>
      <text:p text:style-name="P1">(fucken jakes wily bitch ass grandma)</text:p>
      <text:p text:style-name="P1">_</text:p>
      <text:p text:style-name="P1">127. GJ8: =008196</text:p>
      <text:p text:style-name="P1"><text:soft-page-break/>well at least i know i can make a whole lot of these boring cubes if all else fails</text:p>
      <text:p text:style-name="P1">hey maybe ill build a sick fort outta them</text:p>
      <text:p text:style-name="P1">hehehe jade tell me that wouldnt be so baller</text:p>
      <text:p text:style-name="P1">fyeah</text:p>
      <text:p text:style-name="P1">but p much all my ideas are funny</text:p>
      <text:p text:style-name="P1">what business</text:p>
      <text:p text:style-name="P1">_</text:p>
      <text:p text:style-name="P1">128. GJ9: =008197</text:p>
      <text:p text:style-name="P1">windy powers eh</text:p>
      <text:p text:style-name="P1">who is your bro?</text:p>
      <text:p text:style-name="P1">(mumble mumble egg mumble shove it grumble)</text:p>
      <text:p text:style-name="P1">(mumble mutter my fat ass)</text:p>
      <text:p text:style-name="P1">_</text:p>
      <text:p text:style-name="P1">129. JE1: =008350</text:p>
      <text:p text:style-name="P1">who goes thr</text:p>
      <text:p text:style-name="P1">_</text:p>
      <text:p text:style-name="P1">130. JE2: =008351</text:p>
      <text:p text:style-name="P1">roxy huh</text:p>
      <text:p text:style-name="P1">sounds like a babe</text:p>
      <text:p text:style-name="P1">kinda</text:p>
      <text:p text:style-name="P1">nope not in a while i am fraid</text:p>
      <text:p text:style-name="P1">i could help you find her though</text:p>
      <text:p text:style-name="P1">w a series of vexing riddles + clues</text:p>
      <text:p text:style-name="P1">each more bewildering than the last</text:p>
      <text:p text:style-name="P1">each less infuriating than the next</text:p>
      <text:p text:style-name="P1">for i am the sphinx of this pyramid and that sort of coy bs is <text:soft-page-break/>the shit i get up to ery day</text:p>
      <text:p text:style-name="P1">(all pyramids have sphinxes i decided j now)</text:p>
      <text:p text:style-name="P1">ummmmmmmmmm</text:p>
      <text:p text:style-name="P1">*strokes sphinxly chin enigmatically*</text:p>
      <text:p text:style-name="P1">well the thing is</text:p>
      <text:p text:style-name="P1">shes hard 2 recognize lately</text:p>
      <text:p text:style-name="P1">she started wearing a mask for some fukin reason</text:p>
      <text:p text:style-name="P1">maybe so as to avoid detection from snoopy boys??? ;)</text:p>
      <text:p text:style-name="P1">(just wonked @ u fyi)</text:p>
      <text:p text:style-name="P1">nothin!</text:p>
      <text:p text:style-name="P1">heck yes</text:p>
      <text:p text:style-name="P1">it was last time i looked in a mirror</text:p>
      <text:p text:style-name="P1">theres no mirrors in jail though</text:p>
      <text:p text:style-name="P1">which is a shame</text:p>
      <text:p text:style-name="P1">could use an eyeload of that stone cold fox 2 get me thru the long nites</text:p>
      <text:p text:style-name="P1">hardest time i ever done :(</text:p>
      <text:p text:style-name="P1">ell em ay friggin OH</text:p>
      <text:p text:style-name="P1">youre almost as gullible as english</text:p>
      <text:p text:style-name="P1">how perf is it that thats some kinda family trait</text:p>
      <text:p text:style-name="P1">you must be john right</text:p>
      <text:p text:style-name="P1">because jake rambled about meetin you a bunch of times</text:p>
      <text:p text:style-name="P1">also u sound like him</text:p>
      <text:p text:style-name="P1">f yeah!</text:p>
      <text:p text:style-name="P1">hahah</text:p>
      <text:p text:style-name="P1">thas awesome</text:p>
      <text:p text:style-name="P1">no but 4 real dont wreck my fort or i fuck you up</text:p>
      <text:p text:style-name="P1"><text:soft-page-break/>i would but</text:p>
      <text:p text:style-name="P1">ive been tryin to concentrate on something</text:p>
      <text:p text:style-name="P1">so i built this sick pyramid deal to help focus my brain chi and spiritual majyyks and if at all possible to blitz my chakras out the yin yang</text:p>
      <text:p text:style-name="P1">no</text:p>
      <text:p text:style-name="P1">but at least its nice and dark and quiet in here and free of distactions</text:p>
      <text:p text:style-name="P1">or it was until a guy came along lookin for some chick</text:p>
      <text:p text:style-name="P1">i have to make a spikeball appear out of thin air</text:p>
      <text:p text:style-name="P1">but all i can make are these lame cubes</text:p>
      <text:p text:style-name="P1">yup</text:p>
      <text:p text:style-name="P1">ty</text:p>
      <text:p text:style-name="P1">i also made some pumpkins</text:p>
      <text:p text:style-name="P1">cubes n pumpkins</text:p>
      <text:p text:style-name="P1">the manifestations of amateurs</text:p>
      <text:p text:style-name="P1">theyre basically freebies for void players i think</text:p>
      <text:p text:style-name="P1">no dude</text:p>
      <text:p text:style-name="P1">pumpkins are helllls o primitive</text:p>
      <text:p text:style-name="P1">voidwise theyre like the middle square on a bingo card</text:p>
      <text:p text:style-name="P1">drummin up a dumb gourd aint nothing to write home about</text:p>
      <text:p text:style-name="P1">_</text:p>
      <text:p text:style-name="P1">131. JE3: =008353</text:p>
      <text:p text:style-name="P1">hay look</text:p>
      <text:p text:style-name="P1">its jake stuffed in a blue windsock</text:p>
      <text:p text:style-name="P1">heheheh</text:p>
      <text:p text:style-name="P1">n/m</text:p>
      <text:p text:style-name="P1">so what kind of hot god tier trix can you teach me</text:p>
      <text:p text:style-name="P1"><text:soft-page-break/>u said u could help tho</text:p>
      <text:p text:style-name="P1">a voidey epiphany</text:p>
      <text:p text:style-name="P1">k then</text:p>
      <text:p text:style-name="P1">im all ears johnny windsock</text:p>
      <text:p text:style-name="P1">let loose ur wisdom whilst i rake in the epiphanies</text:p>
      <text:p text:style-name="P1">well at first i was mainly tryin to make it because dog girl was forcing me to</text:p>
      <text:p text:style-name="P1">but now i think i keep trying because im gettin obsessed with making this dumb spikeball and PO'd that i cant do it</text:p>
      <text:p text:style-name="P1">its an alien egg</text:p>
      <text:p text:style-name="P1">4 tha trolls</text:p>
      <text:p text:style-name="P1">to hatch em all back to life</text:p>
      <text:p text:style-name="P1">but only to be ruled by an evil witch so its gonna be shitty for them</text:p>
      <text:p text:style-name="P1">so yeah its kind of an important thing</text:p>
      <text:p text:style-name="P1">but at the same time it would probably be terrible if i actually made it so...</text:p>
      <text:p text:style-name="P1">yeh maybe</text:p>
      <text:p text:style-name="P1">idk</text:p>
      <text:p text:style-name="P1">i broke outta here once already and the fuckin witch just nabbed me again</text:p>
      <text:p text:style-name="P1">and that was BEFORE she recruited jakes omnipotent goofball grandma to zap me back here the moment i step outside</text:p>
      <text:p text:style-name="P1">that is legit sound reasoning yo</text:p>
      <text:p text:style-name="P1">+ a way lame pun 2 boot</text:p>
      <text:p text:style-name="P1">but remember how we were just talkin about the fact that when it comes to god tier shit i dont know what the eff im doin??</text:p>
      <text:p text:style-name="P1">_</text:p>
      <text:p text:style-name="P1">132. JE4: =008354</text:p>
      <text:p text:style-name="P1">anyway</text:p>
      <text:p text:style-name="P1"><text:soft-page-break/>i thought you were going to regale me with stories of your ascent through the windsock tiers</text:p>
      <text:p text:style-name="P1">such that i may through osmosis glean the vagaries of godhood</text:p>
      <text:p text:style-name="P1">then all i got to do is wait for this rude tidal wave of epiphanies n junk to wash over me and get me hella wise</text:p>
      <text:p text:style-name="P1">then and only then</text:p>
      <text:p text:style-name="P1">i will b able to make this shitty egg happen</text:p>
      <text:p text:style-name="P1">k?</text:p>
      <text:p text:style-name="P1">at the beginning!</text:p>
      <text:p text:style-name="P1">dude look</text:p>
      <text:p text:style-name="P1">i dont have grand illusions that this yarn you spinll be like some actual efficacious tutelage on fuckin pajama spells</text:p>
      <text:p text:style-name="P1">i just want to hear u talk about stuff</text:p>
      <text:p text:style-name="P1">wanna kno ur stories!!!</text:p>
      <text:p text:style-name="P1">go :3</text:p>
      <text:p text:style-name="P1">hmmmmm</text:p>
      <text:p text:style-name="P1">go on</text:p>
      <text:p text:style-name="P1">_</text:p>
      <text:p text:style-name="P1">133. JE5: =008355</text:p>
      <text:p text:style-name="P1">m hm</text:p>
      <text:p text:style-name="P1">rly</text:p>
      <text:p text:style-name="P1">wow</text:p>
      <text:p text:style-name="P1">pls continue</text:p>
      <text:p text:style-name="P1">ur kiddin me</text:p>
      <text:p text:style-name="P1">mmm</text:p>
      <text:p text:style-name="P1">_</text:p>
      <text:p text:style-name="P1">134. JE6: =008356</text:p>
      <text:p text:style-name="P1">oooh</text:p>
      <text:p text:style-name="P1"><text:soft-page-break/>!!</text:p>
      <text:p text:style-name="P1">omg</text:p>
      <text:p text:style-name="P1">_</text:p>
      <text:p text:style-name="P1">135. JE7: =008357</text:p>
      <text:p text:style-name="P1">hey no thats fine</text:p>
      <text:p text:style-name="P1">that was all great and exciting as heck</text:p>
      <text:p text:style-name="P1">it sounds like you guys got up to a lot more crazy shit than we did</text:p>
      <text:p text:style-name="P1">for us its been mostly dicking around in a session full of spooky skeletons for half a year</text:p>
      <text:p text:style-name="P1">then fefeta died</text:p>
      <text:p text:style-name="P1">the end</text:p>
      <text:p text:style-name="P1">fefeta was a dear sweet precious dear DEAR friend of mine</text:p>
      <text:p text:style-name="P1">she was beautiful and sweet and lovely</text:p>
      <text:p text:style-name="P1">she sploded</text:p>
      <text:p text:style-name="P1">oh we also became tricksters which as far as things that happen go was sooo dumb</text:p>
      <text:p text:style-name="P1">i guess thats kinda the epilogue of our story?</text:p>
      <text:p text:style-name="P1">oh yeah then we had hangovers and went god tier accidentally</text:p>
      <text:p text:style-name="P1">thats the double epilogue</text:p>
      <text:p text:style-name="P1">the end ex two combo</text:p>
      <text:p text:style-name="P1">hm yeah</text:p>
      <text:p text:style-name="P1">them wise words j sock</text:p>
      <text:p text:style-name="P1">haha ok</text:p>
      <text:p text:style-name="P1">um but hey</text:p>
      <text:p text:style-name="P1">i could not help but notice in ur story you was talkin about my mom sometimes</text:p>
      <text:p text:style-name="P1">_</text:p>
      <text:p text:style-name="P1"><text:soft-page-break/>136. JE8: =008358</text:p>
      <text:p text:style-name="P1">i know rite</text:p>
      <text:p text:style-name="P1">the curious case of the mutual moms</text:p>
      <text:p text:style-name="P1">it is</text:p>
      <text:p text:style-name="P1">the biggest mystery?</text:p>
      <text:p text:style-name="P1">u no</text:p>
      <text:p text:style-name="P1">once i even caught wind of some lore that implied i might even be my OWN mom</text:p>
      <text:p text:style-name="P1">(fefeta hinted that @ me once during a long spiel DAMN that girl could talk)</text:p>
      <text:p text:style-name="P1">how messed up would that be tho</text:p>
      <text:p text:style-name="P1">babies</text:p>
      <text:p text:style-name="P1">wat</text:p>
      <text:p text:style-name="P1">no fuckin shit???</text:p>
      <text:p text:style-name="P1">*is impressed*</text:p>
      <text:p text:style-name="P1">so we already met huh</text:p>
      <text:p text:style-name="P1">and i dont even remember because i was just some idiot bb</text:p>
      <text:p text:style-name="P1">that aint fair!</text:p>
      <text:p text:style-name="P1">??</text:p>
      <text:p text:style-name="P1">you shoulda woke me up then</text:p>
      <text:p text:style-name="P1">u mean how it makes lil 2 no sense ever</text:p>
      <text:p text:style-name="P1">yeah?????</text:p>
      <text:p text:style-name="P1">o man</text:p>
      <text:p text:style-name="P1">what else did she say</text:p>
      <text:p text:style-name="P1">awwwwww</text:p>
      <text:p text:style-name="P1">well if u see her again before i do tell her i cant wait to meet her too</text:p>
      <text:p text:style-name="P1">though tbh im kinda nervous about it but dont tell her that part <text:soft-page-break/>haha</text:p>
      <text:p text:style-name="P1">i shouldnt be surprised to hear that</text:p>
      <text:p text:style-name="P1">me and all my friends are a bunch of silly nerds too</text:p>
      <text:p text:style-name="P1">even dirk who thinks hes 2 cool 4 school</text:p>
      <text:p text:style-name="P1">when in reality he is nowhere close to clearing the coolness threshold which exempts one from attending an educational institution :p</text:p>
      <text:p text:style-name="P1">u mean jake n jane</text:p>
      <text:p text:style-name="P1">i figured he got thrown in jail too</text:p>
      <text:p text:style-name="P1">although come to think of it i probly would have heard a bloody ruckus by now resulting from his inevitable escape attempt</text:p>
      <text:p text:style-name="P1">im not that worried about him though hes good at takin care of himself</text:p>
      <text:p text:style-name="P1">in fact i feel like all of us will be ok now that you guys are here</text:p>
      <text:p text:style-name="P1">but</text:p>
      <text:p text:style-name="P1">there is still one of my friends im worried about the most</text:p>
      <text:p text:style-name="P1">shes my best friend</text:p>
      <text:p text:style-name="P1">well ok</text:p>
      <text:p text:style-name="P1">i got a few best friends u know?</text:p>
      <text:p text:style-name="P1">but she was always kind of a special best friend</text:p>
      <text:p text:style-name="P1">and last time i saw her she was in big trouble</text:p>
      <text:p text:style-name="P1">in the afterlife</text:p>
      <text:p text:style-name="P1">being dead</text:p>
      <text:p text:style-name="P1">her bro killed her</text:p>
      <text:p text:style-name="P1">which is bad enough</text:p>
      <text:p text:style-name="P1">but now hes out there</text:p>
      <text:p text:style-name="P1">hunting for her ghost</text:p>
      <text:p text:style-name="P1">shes doing her best to hide</text:p>
      <text:p text:style-name="P1"><text:soft-page-break/>but her bro is an awful and relentless piece of shit and im afraid</text:p>
      <text:p text:style-name="P1">im afraid she might be already gone :(</text:p>
      <text:p text:style-name="P1">dunno</text:p>
      <text:p text:style-name="P1">how in the loop are you on cherubs?</text:p>
      <text:p text:style-name="P1">:O</text:p>
      <text:p text:style-name="P1">:O</text:p>
      <text:p text:style-name="P1">:O</text:p>
      <text:p text:style-name="P1">yeah prob not</text:p>
      <text:p text:style-name="P1">anyway u know about lord english right</text:p>
      <text:p text:style-name="P1">ok well</text:p>
      <text:p text:style-name="P1">shes his sister</text:p>
      <text:p text:style-name="P1">her name is calliope</text:p>
      <text:p text:style-name="P1">yep</text:p>
      <text:p text:style-name="P1">shes supposed to be critical to defeatin him somehow</text:p>
      <text:p text:style-name="P1">shes going on some quest out there to find a deadlier version of herself or whatever</text:p>
      <text:p text:style-name="P1">i dunno that could be all be true...</text:p>
      <text:p text:style-name="P1">and maybe its selfish of me but all i rly care about now is if shes ok??</text:p>
      <text:p text:style-name="P1">:)</text:p>
      <text:p text:style-name="P1">got what</text:p>
      <text:p text:style-name="P1">????</text:p>
      <text:p text:style-name="P1">_</text:p>
      <text:p text:style-name="P1">137. JE9: =008359</text:p>
      <text:p text:style-name="P1">how</text:p>
      <text:p text:style-name="P1">what</text:p>
      <text:p text:style-name="P1">u have one too</text:p>
      <text:p text:style-name="P1"><text:soft-page-break/>i HAD one</text:p>
      <text:p text:style-name="P1">fuckin lost it though</text:p>
      <text:p text:style-name="P1">made peeps invisible who put it on</text:p>
      <text:p text:style-name="P1">FUCK</text:p>
      <text:p text:style-name="P1">no wai</text:p>
      <text:p text:style-name="P1">damn son</text:p>
      <text:p text:style-name="P1">i find this 2 be some truly baller happenstance</text:p>
      <text:p text:style-name="P1">if ur claim is true im.......</text:p>
      <text:p text:style-name="P1">im cry :')</text:p>
      <text:p text:style-name="P1">yo</text:p>
      <text:p text:style-name="P1">yooooo</text:p>
      <text:p text:style-name="P1">john thats amazing</text:p>
      <text:p text:style-name="P1">i dunno though that sounds like</text:p>
      <text:p text:style-name="P1">such an obscenely precious commodity</text:p>
      <text:p text:style-name="P1">u sure you want to let me use it?</text:p>
      <text:p text:style-name="P1">hm?</text:p>
      <text:p text:style-name="P1">um</text:p>
      <text:p text:style-name="P1">oh yea</text:p>
      <text:p text:style-name="P1">fresca right</text:p>
      <text:p text:style-name="P1">yeah?</text:p>
      <text:p text:style-name="P1">ouch</text:p>
      <text:p text:style-name="P1">well what can i say john</text:p>
      <text:p text:style-name="P1">love sux</text:p>
      <text:p text:style-name="P1">but u dont mind trustin me w it</text:p>
      <text:p text:style-name="P1">lol</text:p>
      <text:p text:style-name="P1">u sure about that</text:p>
      <text:p text:style-name="P1">what a nice thing to say</text:p>
      <text:p text:style-name="P1"><text:soft-page-break/>i bet sayin stuff like that is why ur their leader</text:p>
      <text:p text:style-name="P1">come on dude you are obvs the leader of otherkid teamsquad</text:p>
      <text:p text:style-name="P1">i can just tell</text:p>
      <text:p text:style-name="P1">yay!</text:p>
      <text:p text:style-name="P1">ill wait here</text:p>
      <text:p text:style-name="P1">no need to set off the alarms with a daring escape just yet</text:p>
      <text:p text:style-name="P1">lets keep em lulled into a false sense of control over the sitch</text:p>
      <text:p text:style-name="P1">we can start scheming under their nose while u keep sneakin around undetected</text:p>
      <text:p text:style-name="P1">the last thing we want is for all hell to break loose before we know what were doin</text:p>
      <text:p text:style-name="P1">naaaw</text:p>
      <text:p text:style-name="P1">that's jane</text:p>
      <text:p text:style-name="P1">as you can see shes the one with a knack for ruthless executive authority</text:p>
      <text:p text:style-name="P1">is a shame she only uses it when evil tho :(</text:p>
      <text:p text:style-name="P1">:D</text:p>
      <text:p text:style-name="P1">_</text:p>
      <text:p text:style-name="P1">138. =008362</text:p>
      <text:p text:style-name="P1">aw yiss</text:p>
      <text:p text:style-name="P1">_</text:p>
      <text:p text:style-name="P2">Act 6 Act 6 Act 2</text:p>
      <text:p text:style-name="P1">_</text:p>
      <text:p text:style-name="P2">Act 6 Act 6 Intermission 2</text:p>
      <text:p text:style-name="P1">_</text:p>
      <text:p text:style-name="P1">139. =008496</text:p>
      <text:p text:style-name="P1">SHAZAM!</text:p>
      <text:p text:style-name="P1"><text:soft-page-break/>_</text:p>
      <text:p text:style-name="P1">140. =008498</text:p>
      <text:p text:style-name="P1">eep</text:p>
      <text:p text:style-name="P1">_</text:p>
      <text:p text:style-name="P1">141. =008499</text:p>
      <text:p text:style-name="P1">yeah i think ima stay invisible a while</text:p>
      <text:p text:style-name="P1">_</text:p>
      <text:p text:style-name="P1">142. ArSe1: =008562</text:p>
      <text:p text:style-name="P1">(frick!)</text:p>
      <text:p text:style-name="P1">_</text:p>
      <text:p text:style-name="P1">143. ArSe2: =008566</text:p>
      <text:p text:style-name="P1">im so fuckin flattered</text:p>
      <text:p text:style-name="P1">whore you</text:p>
      <text:p text:style-name="P1">u heard me bitch</text:p>
      <text:p text:style-name="P1">_</text:p>
      <text:p text:style-name="P1">144. ArSe3: =008567</text:p>
      <text:p text:style-name="P1">wowee shut ur dumb blue mouth</text:p>
      <text:p text:style-name="P1">i been spying on ya</text:p>
      <text:p text:style-name="P1">and eavesdropping on all your smug trash</text:p>
      <text:p text:style-name="P1">and i couldnt help but notice that ring youre wearing</text:p>
      <text:p text:style-name="P1">thats johns ring aint it </text:p>
      <text:p text:style-name="P1">yo</text:p>
      <text:p text:style-name="P1">thats another insane and smug thing u said just there</text:p>
      <text:p text:style-name="P1">do you even listen to urself</text:p>
      <text:p text:style-name="P1">for real though we were gonna give that ring to callie</text:p>
      <text:p text:style-name="P1">callie my goddamn bffsy from space</text:p>
      <text:p text:style-name="P1">shes a ghost and i wanna save her from her bro</text:p>
      <text:p text:style-name="P1"><text:soft-page-break/>SMUG</text:p>
      <text:p text:style-name="P1">oh man</text:p>
      <text:p text:style-name="P1">oh man</text:p>
      <text:p text:style-name="P1">i way hate you</text:p>
      <text:p text:style-name="P1">no no</text:p>
      <text:p text:style-name="P1">no no no no</text:p>
      <text:p text:style-name="P1">oh man i rly hate you</text:p>
      <text:p text:style-name="P1">i cant even explain it i never hated somebody so much by just a few smarmy words outta their grody chew hole</text:p>
      <text:p text:style-name="P1">eugh yechh ick ick blarff!</text:p>
      <text:p text:style-name="P1">so yeh um</text:p>
      <text:p text:style-name="P1">now that i buttered you up and all gimme dat ring!!</text:p>
      <text:p text:style-name="P1">_</text:p>
      <text:p text:style-name="P1">145. ArSe4: =008568</text:p>
      <text:p text:style-name="P1">bwuh??</text:p>
      <text:p text:style-name="P1">what</text:p>
      <text:p text:style-name="P1">no way</text:p>
      <text:p text:style-name="P1">ur a filthy liar</text:p>
      <text:p text:style-name="P1">...</text:p>
      <text:p text:style-name="P1">wheeee</text:p>
      <text:p text:style-name="P1">yeah right</text:p>
      <text:p text:style-name="P1">im a let you put me down over my dead body!!!</text:p>
      <text:p text:style-name="P1">_</text:p>
      <text:p text:style-name="P2">Act 6 Act 6 Act 3</text:p>
      <text:p text:style-name="P1">_</text:p>
      <text:p text:style-name="P2">Act 6 Act 6 Intermission 3</text:p>
      <text:p text:style-name="P1">_</text:p>
      <text:p text:style-name="P2"><text:soft-page-break/>Act 6 Act 6 Act 4</text:p>
      <text:p text:style-name="P1">_</text:p>
      <text:p text:style-name="P2">Act 6 Act 6 Intermission 4</text:p>
      <text:p text:style-name="P1">_</text:p>
      <text:p text:style-name="P1">146. RL2: =008874</text:p>
      <text:p text:style-name="P1">mom</text:p>
      <text:p text:style-name="P1">_</text:p>
      <text:p text:style-name="P1">147. RL3: =008875</text:p>
      <text:p text:style-name="P1">mom!</text:p>
      <text:p text:style-name="P1">please</text:p>
      <text:p text:style-name="P1">wake up</text:p>
      <text:p text:style-name="P1">...</text:p>
      <text:p text:style-name="P1">its me</text:p>
      <text:p text:style-name="P1">ur um</text:p>
      <text:p text:style-name="P1">daughter kinda</text:p>
      <text:p text:style-name="P1">...</text:p>
      <text:p text:style-name="P1">please dont die</text:p>
      <text:p text:style-name="P1">...</text:p>
      <text:p text:style-name="P1">...</text:p>
      <text:p text:style-name="P1">...</text:p>
      <text:p text:style-name="P1">rose</text:p>
      <text:p text:style-name="P1">_</text:p>
      <text:p text:style-name="P1">148. RL4: =008878</text:p>
      <text:p text:style-name="P1">the witch got u</text:p>
      <text:p text:style-name="P1">with her fork</text:p>
      <text:p text:style-name="P1">but youre gonna be ok</text:p>
      <text:p text:style-name="P1"><text:soft-page-break/>maybe you uh</text:p>
      <text:p text:style-name="P1">shouldnt try to talk now</text:p>
      <text:p text:style-name="P1">...</text:p>
      <text:p text:style-name="P1">?</text:p>
      <text:p text:style-name="P1">who?</text:p>
      <text:p text:style-name="P1">_</text:p>
      <text:p text:style-name="P1">149. JE10: =008886</text:p>
      <text:p text:style-name="P1">you saw dirk??</text:p>
      <text:p text:style-name="P1">where is he</text:p>
      <text:p text:style-name="P1">do you think we can get him out</text:p>
      <text:p text:style-name="P1">he is like</text:p>
      <text:p text:style-name="P1">my only friend who isnt dead yet</text:p>
      <text:p text:style-name="P1">yeah</text:p>
      <text:p text:style-name="P1">sigh</text:p>
      <text:p text:style-name="P1">_</text:p>
      <text:p text:style-name="P1">150. JE11: =008889</text:p>
      <text:p text:style-name="P1">last time?</text:p>
      <text:p text:style-name="P1">how</text:p>
      <text:p text:style-name="P1">...</text:p>
      <text:p text:style-name="P1">yeah</text:p>
      <text:p text:style-name="P1">me neither</text:p>
      <text:p text:style-name="P1">_</text:p>
      <text:p text:style-name="P1">151. JE12: =008890</text:p>
      <text:p text:style-name="P1">er</text:p>
      <text:p text:style-name="P1">have we rly</text:p>
      <text:p text:style-name="P1">john yo</text:p>
      <text:p text:style-name="P1">chill</text:p>
      <text:p text:style-name="P1"><text:soft-page-break/>yes</text:p>
      <text:p text:style-name="P1">maybe we should try to like</text:p>
      <text:p text:style-name="P1">not worry about shit so much anymore</text:p>
      <text:p text:style-name="P1">i know</text:p>
      <text:p text:style-name="P1">i know all about the problems</text:p>
      <text:p text:style-name="P1">and we are both way brave and all</text:p>
      <text:p text:style-name="P1">im sure between us we proved that hella many times already</text:p>
      <text:p text:style-name="P1">but man</text:p>
      <text:p text:style-name="P1">i never wanted anything more than to meet my mom</text:p>
      <text:p text:style-name="P1">to meet rose i mean</text:p>
      <text:p text:style-name="P1">and to just</text:p>
      <text:p text:style-name="P1">be with her and talk</text:p>
      <text:p text:style-name="P1">and try to understand this bond i felt like we always had without ever knowin each other</text:p>
      <text:p text:style-name="P1">i kept getting so close</text:p>
      <text:p text:style-name="P1">dreamin about her...</text:p>
      <text:p text:style-name="P1">wakin up too soon...</text:p>
      <text:p text:style-name="P1">and finally</text:p>
      <text:p text:style-name="P1">the last time i woke up</text:p>
      <text:p text:style-name="P1">was just in time to see her die</text:p>
      <text:p text:style-name="P1">its like</text:p>
      <text:p text:style-name="P1">the witch was holding out just long enough for the dream to feel like a real possibility</text:p>
      <text:p text:style-name="P1">before taking it away</text:p>
      <text:p text:style-name="P1">then u take that ultrasad thing</text:p>
      <text:p text:style-name="P1">and pile on all the other brutal manure raining down on this epic shit charade</text:p>
      <text:p text:style-name="P1">and ive got to say john</text:p>
      <text:p text:style-name="P1"><text:soft-page-break/>this is starting to feel an awful lot like the end</text:p>
      <text:p text:style-name="P1">yeah</text:p>
      <text:p text:style-name="P1">whatever the end of the road feels like</text:p>
      <text:p text:style-name="P1">has gotta feel like this</text:p>
      <text:p text:style-name="P1">maybe we should just</text:p>
      <text:p text:style-name="P1">admit to ourselves this is probably what its like when you find yourself in a timeline where everything went wrong</text:p>
      <text:p text:style-name="P1">and you know it means youre doomed</text:p>
      <text:p text:style-name="P1">and the only thing left to do is face the fact you have to ride it out into nothingness</text:p>
      <text:p text:style-name="P1">stop worryin so much</text:p>
      <text:p text:style-name="P1">and try to let it go</text:p>
      <text:p text:style-name="P1">i mean</text:p>
      <text:p text:style-name="P1">accept that we lost</text:p>
      <text:p text:style-name="P1">admit that the people we wanted to be with</text:p>
      <text:p text:style-name="P1">the life we always wanted</text:p>
      <text:p text:style-name="P1">it was never gonna happen</text:p>
      <text:p text:style-name="P1">except maybe in the afterlife</text:p>
      <text:p text:style-name="P1">our friends are there</text:p>
      <text:p text:style-name="P1">callies there</text:p>
      <text:p text:style-name="P1">my mom is there</text:p>
      <text:p text:style-name="P1">why shouldnt we be there too</text:p>
      <text:p text:style-name="P1">why not just</text:p>
      <text:p text:style-name="P1">let the doomed timeline work its gloomy majyyks</text:p>
      <text:p text:style-name="P1">and slip away into nothing with the rest of this mess</text:p>
      <text:p text:style-name="P1">_</text:p>
      <text:p text:style-name="P1">152. JE13: =008922</text:p>
      <text:p text:style-name="P1"><text:soft-page-break/>i wouldnt argue w her john</text:p>
      <text:p text:style-name="P1">shes all bloody and she clearly means business</text:p>
      <text:p text:style-name="P1">_</text:p>
      <text:p text:style-name="P1">153. JE14: =008925</text:p>
      <text:p text:style-name="P1">john</text:p>
      <text:p text:style-name="P1">_</text:p>
      <text:p text:style-name="P1">154. JE15: =008928</text:p>
      <text:p text:style-name="P1">have you ever seen your denizen?</text:p>
      <text:p text:style-name="P1">_</text:p>
      <text:p text:style-name="P1">155. JE16: =008929</text:p>
      <text:p text:style-name="P1">what happened</text:p>
      <text:p text:style-name="P1">k</text:p>
      <text:p text:style-name="P1">but like</text:p>
      <text:p text:style-name="P1">what if u are now</text:p>
      <text:p text:style-name="P1">ready</text:p>
      <text:p text:style-name="P1">i mean</text:p>
      <text:p text:style-name="P1">if nows not the right time</text:p>
      <text:p text:style-name="P1">then when even would be</text:p>
      <text:p text:style-name="P1">_</text:p>
      <text:p text:style-name="P1">156. JE17: =008930</text:p>
      <text:p text:style-name="P1">dunno man im just spitballin here</text:p>
      <text:p text:style-name="P1">they are supposed to be these ginormous monsters that you either fight...</text:p>
      <text:p text:style-name="P1">or you listen to their riddles and they help solve all ur problems or something</text:p>
      <text:p text:style-name="P1">arent they?</text:p>
      <text:p text:style-name="P1">majestic???</text:p>
      <text:p text:style-name="P1"><text:soft-page-break/>nah</text:p>
      <text:p text:style-name="P1">me and fefeta never talked much about that stuff</text:p>
      <text:p text:style-name="P1">we mainly traded lame puns n talked about our shitty love lives</text:p>
      <text:p text:style-name="P1">:(</text:p>
      <text:p text:style-name="P1">_</text:p>
      <text:p text:style-name="P1">157. JE18; TP1: =008932</text:p>
      <text:p text:style-name="P1">yeah</text:p>
      <text:p text:style-name="P1">i think them is just the breaks dude</text:p>
      <text:p text:style-name="P1">ummmm</text:p>
      <text:p text:style-name="P1">idk shit around all melancholy for a spell</text:p>
      <text:p text:style-name="P1">question my life choices</text:p>
      <text:p text:style-name="P1">probly bury my mom somewhere in the desert</text:p>
      <text:p text:style-name="P1">give her a quick funeral</text:p>
      <text:p text:style-name="P1">says goodbye to her an everything else</text:p>
      <text:p text:style-name="P1">and then</text:p>
      <text:p text:style-name="P1">curl up into a ball</text:p>
      <text:p text:style-name="P1">and wait to unexist?</text:p>
      <text:p text:style-name="P1">hey u asked</text:p>
      <text:p text:style-name="P1">meh why not</text:p>
      <text:p text:style-name="P1">j f C what a burn</text:p>
      <text:p text:style-name="P1">i think i might cease to exist just from that burn</text:p>
      <text:p text:style-name="P1">i didnt get on your case for being defeatist tho</text:p>
      <text:p text:style-name="P1">i was actin tons more defeatist than u on account of the emotions from my moms tragic corpse</text:p>
      <text:p text:style-name="P1">the trolls been the one bustin your windsock remember</text:p>
      <text:p text:style-name="P1">.....</text:p>
      <text:p text:style-name="P1">such as?</text:p>
      <text:p text:style-name="P1"><text:soft-page-break/>wat</text:p>
      <text:p text:style-name="P1">no thats a statue</text:p>
      <text:p text:style-name="P1">oh</text:p>
      <text:p text:style-name="P1">yeh</text:p>
      <text:p text:style-name="P1">go see nix...</text:p>
      <text:p text:style-name="P1">why</text:p>
      <text:p text:style-name="P1">cause im not the hero with the magic "fix literally everything" powers that need masterin</text:p>
      <text:p text:style-name="P1">um no</text:p>
      <text:p text:style-name="P1">but what would even be the point of that anymore</text:p>
      <text:p text:style-name="P1">yeah</text:p>
      <text:p text:style-name="P1">...</text:p>
      <text:p text:style-name="P1">voidy thing</text:p>
      <text:p text:style-name="P1">whats a windy thing</text:p>
      <text:p text:style-name="P1">soo</text:p>
      <text:p text:style-name="P1">ur saying she can teach me to make void blow around</text:p>
      <text:p text:style-name="P1">wow</text:p>
      <text:p text:style-name="P1">u rly think she can tell me how to do that</text:p>
      <text:p text:style-name="P1">not to be a wet windsock john but that sounds far fetched as heck</text:p>
      <text:p text:style-name="P1">sometimes john</text:p>
      <text:p text:style-name="P1">u just gotta throw a sad funeral for ur dead teen mom and then stop existing</text:p>
      <text:p text:style-name="P1">LE SHRUG</text:p>
      <text:p text:style-name="P1">daaamn son</text:p>
      <text:p text:style-name="P1">as in, damn, LITERAL offspring of some peeps i kno</text:p>
      <text:p text:style-name="P1">shit be strict</text:p>
      <text:p text:style-name="P1">_</text:p>
      <text:p text:style-name="P1"><text:soft-page-break/>158. JE19; TP2: =008933</text:p>
      <text:p text:style-name="P1">ok fiiine</text:p>
      <text:p text:style-name="P1">ima go see some big ass goddess of the night if itll make u get this show on the stinkin road aready!</text:p>
      <text:p text:style-name="P1">so uh</text:p>
      <text:p text:style-name="P1">now?</text:p>
      <text:p text:style-name="P1">hmm</text:p>
      <text:p text:style-name="P1">like this exact actual second then</text:p>
      <text:p text:style-name="P1">alright</text:p>
      <text:p text:style-name="P1">i guess we should like</text:p>
      <text:p text:style-name="P1">go then</text:p>
      <text:p text:style-name="P1">right</text:p>
      <text:p text:style-name="P1">haha</text:p>
      <text:p text:style-name="P1">yeah</text:p>
      <text:p text:style-name="P1">if that happens then uh</text:p>
      <text:p text:style-name="P1">:?</text:p>
      <text:p text:style-name="P1">_</text:p>
      <text:p text:style-name="P1">159. TP3: =008934</text:p>
      <text:p text:style-name="P1">um.... y....</text:p>
      <text:p text:style-name="P1">._.</text:p>
      <text:p text:style-name="P1">_</text:p>
      <text:p text:style-name="P1">160. TP4; JE20: =008935</text:p>
      <text:p text:style-name="P1">lmao</text:p>
      <text:p text:style-name="P1">scarf troll ur p funny</text:p>
      <text:p text:style-name="P1">hope i meet ya again</text:p>
      <text:p text:style-name="P1">or at least some version of myself meets some version of urself</text:p>
      <text:p text:style-name="P1">whew wat an abstract wish! fantasy wishgiver dreamchrist dont <text:soft-page-break/>even kno what that meant enough to make it happen or not</text:p>
      <text:p text:style-name="P1">he and his loyal entourage of religion-wizerds just shruggin @ eachother</text:p>
      <text:p text:style-name="P1">um k so</text:p>
      <text:p text:style-name="P1">good luck fixin all the shit john</text:p>
      <text:p text:style-name="P1">anyway im out</text:p>
      <text:p text:style-name="P1">phasin down to the core o this sucker 4 denizen timez</text:p>
      <text:p text:style-name="P1">later dudes</text:p>
      <text:p text:style-name="P1">*poof!*</text:p>
      <text:p text:style-name="P1">_</text:p>
      <text:p text:style-name="P1">161. JE21*: =009000</text:p>
      <text:p text:style-name="P1">sup</text:p>
      <text:p text:style-name="P1">_</text:p>
      <text:p text:style-name="P1">162. JE22*: =009001</text:p>
      <text:p text:style-name="P1">sup</text:p>
      <text:p text:style-name="P1">sup</text:p>
      <text:p text:style-name="P1">sup</text:p>
      <text:p text:style-name="P1">sup</text:p>
      <text:p text:style-name="P1">sup</text:p>
      <text:p text:style-name="P1">sup</text:p>
      <text:p text:style-name="P1">sup</text:p>
      <text:p text:style-name="P1">sup</text:p>
      <text:p text:style-name="P1">sup</text:p>
      <text:p text:style-name="P1">sup</text:p>
      <text:p text:style-name="P1">sup</text:p>
      <text:p text:style-name="P1">sup</text:p>
      <text:p text:style-name="P1">sup</text:p>
      <text:p text:style-name="P1"><text:soft-page-break/>sup</text:p>
      <text:p text:style-name="P1">_</text:p>
      <text:p text:style-name="P1">163. JE23: =009002</text:p>
      <text:p text:style-name="P1">sup</text:p>
      <text:p text:style-name="P1">_</text:p>
      <text:p text:style-name="P1">164. JE24: =009003</text:p>
      <text:p text:style-name="P1">i did</text:p>
      <text:p text:style-name="P1">yeh</text:p>
      <text:p text:style-name="P1">it went ok</text:p>
      <text:p text:style-name="P1">oh u know</text:p>
      <text:p text:style-name="P1">ventured to spooky subterranean lair 4 a bit of cathartic and life altering monster realtalk</text:p>
      <text:p text:style-name="P1">yup i figured ur monster quest happened</text:p>
      <text:p text:style-name="P1">i mean once the gross black shit disappeared and the wind started blowing like a motherfucker</text:p>
      <text:p text:style-name="P1">hey maybe we shoud try to be more respectful abt our god monsters...</text:p>
      <text:p text:style-name="P1">her names nix!</text:p>
      <text:p text:style-name="P1">fuck yes</text:p>
      <text:p text:style-name="P1">was downright incomprehensible in the most mysteriously understandable way</text:p>
      <text:p text:style-name="P1">she told me this riddle thing</text:p>
      <text:p text:style-name="P1">that basically spread it all out for me</text:p>
      <text:p text:style-name="P1">like what my options were and what would happen if i did the options and like the metaphysical and moral consequences of doing those options</text:p>
      <text:p text:style-name="P1">cooh u had a snake monster?</text:p>
      <text:p text:style-name="P1">uh</text:p>
      <text:p text:style-name="P1">lol no</text:p>
      <text:p text:style-name="P1"><text:soft-page-break/>she p much just told me to fly to your planet</text:p>
      <text:p text:style-name="P1">so i did</text:p>
      <text:p text:style-name="P1">_</text:p>
      <text:p text:style-name="P1">165. JE25: =009004</text:p>
      <text:p text:style-name="P1">yes</text:p>
      <text:p text:style-name="P1">lmfao</text:p>
      <text:p text:style-name="P1">ROXY: i know right, wow wat a quest!</text:p>
      <text:p text:style-name="P1">ROXY: but when u think about it it was the totes obvious thing to do</text:p>
      <text:p text:style-name="P1">i didnt know it at the time but you were gonna make your whole planet disappear</text:p>
      <text:p text:style-name="P1">so if i wanted to keep persisting thru your history altering hijinks then all i really had to do was uh</text:p>
      <text:p text:style-name="P1">come along for the ride</text:p>
      <text:p text:style-name="P1">no monsterly NITE MAGICS needed!</text:p>
      <text:p text:style-name="P1">there were stipulations though</text:p>
      <text:p text:style-name="P1">mad stips if u will, vis a vis buttloads of opaque goddess riddles</text:p>
      <text:p text:style-name="P1">yes</text:p>
      <text:p text:style-name="P1">she said</text:p>
      <text:p text:style-name="P1">keep in mind i am paraphrasing</text:p>
      <text:p text:style-name="P1">if paraphrasing is even a thing you can do with stuff said in unfathomable monster jargon</text:p>
      <text:p text:style-name="P1">that either i could stay behind and vanish into nothingness forever, and everyone in the new reality would inherit all the bigtime responsibilities, including a version of myself who had no memory of any of this and never experienced all the loss and sadness i just went through</text:p>
      <text:p text:style-name="P1">or</text:p>
      <text:p text:style-name="P1">i could go with you</text:p>
      <text:p text:style-name="P1"><text:soft-page-break/>but in doing so, everyone i loved would know that loss instead</text:p>
      <text:p text:style-name="P1">w/e that means......</text:p>
      <text:p text:style-name="P1">yes exactly</text:p>
      <text:p text:style-name="P1">her caveat sounded ominous as shit</text:p>
      <text:p text:style-name="P1">but</text:p>
      <text:p text:style-name="P1">there was somethin that didnt sit well with me about doing nothing</text:p>
      <text:p text:style-name="P1">accepting her terms just felt right u know?</text:p>
      <text:p text:style-name="P1">sooo</text:p>
      <text:p text:style-name="P1">here i am</text:p>
      <text:p text:style-name="P1">:)</text:p>
      <text:p text:style-name="P1">_</text:p>
      <text:p text:style-name="P1">166. JE26: =009005</text:p>
      <text:p text:style-name="P1">word</text:p>
      <text:p text:style-name="P1">but i know what you mean</text:p>
      <text:p text:style-name="P1">its nice to have uh</text:p>
      <text:p text:style-name="P1">like a witness i guess?</text:p>
      <text:p text:style-name="P1">someone to authenticate the rough shit u went through</text:p>
      <text:p text:style-name="P1">even if we never end up talkin about it again</text:p>
      <text:p text:style-name="P1">the fact that at least SOMEONE else knows</text:p>
      <text:p text:style-name="P1">makes it feel like it didnt all mean</text:p>
      <text:p text:style-name="P1">nothing?</text:p>
      <text:p text:style-name="P1">because even if it all gets erased and put back all better</text:p>
      <text:p text:style-name="P1">i dont think the stuff we went through and the feelings we had meant nothing</text:p>
      <text:p text:style-name="P1">imo the feelings themselves</text:p>
      <text:p text:style-name="P1">and the way they shaped us</text:p>
      <text:p text:style-name="P1"><text:soft-page-break/>that all means...</text:p>
      <text:p text:style-name="P1">somethin</text:p>
      <text:p text:style-name="P1">hahaha forget it</text:p>
      <text:p text:style-name="P1">talkin out my ass here</text:p>
      <text:p text:style-name="P1">_</text:p>
      <text:p text:style-name="P1">167. JE27: =009008</text:p>
      <text:p text:style-name="P1">so</text:p>
      <text:p text:style-name="P1">all that wind</text:p>
      <text:p text:style-name="P1">that was you right</text:p>
      <text:p text:style-name="P1">hmmmmm</text:p>
      <text:p text:style-name="P1">i dont see any glitchy trash</text:p>
      <text:p text:style-name="P1">guess your humongous blowy spell did away with all that grody nonsense?</text:p>
      <text:p text:style-name="P1">fo real</text:p>
      <text:p text:style-name="P1">i heard music 2</text:p>
      <text:p text:style-name="P1">did u hear music?</text:p>
      <text:p text:style-name="P1">oh relay</text:p>
      <text:p text:style-name="P1">that is amost certainly what she said</text:p>
      <text:p text:style-name="P1">WONK</text:p>
      <text:p text:style-name="P1">this is their home huh</text:p>
      <text:p text:style-name="P1">it is kinda bittersweet</text:p>
      <text:p text:style-name="P1">seeing all of twinkly herberts bros and sisters going home</text:p>
      <text:p text:style-name="P1">my pet firefly</text:p>
      <text:p text:style-name="P1">im guessin this is where he was from</text:p>
      <text:p text:style-name="P1">they all seem happy though</text:p>
      <text:p text:style-name="P1">look at em all blinkin away</text:p>
      <text:p text:style-name="P1">into the blank ass yonder</text:p>
      <text:p text:style-name="P1"><text:soft-page-break/>_</text:p>
      <text:p text:style-name="P1">168. JE28: =009009</text:p>
      <text:p text:style-name="P1">why is the sky blank btw</text:p>
      <text:p text:style-name="P1">nothing</text:p>
      <text:p text:style-name="P1">why is it nothing</text:p>
      <text:p text:style-name="P1">where even are we</text:p>
      <text:p text:style-name="P1">uh</text:p>
      <text:p text:style-name="P1">ok how can you tell its actually a field of nothingness</text:p>
      <text:p text:style-name="P1">as opposed to just a bunch of regular empty space that happens to look vaguely neutral</text:p>
      <text:p text:style-name="P1">no but how</text:p>
      <text:p text:style-name="P1">.....</text:p>
      <text:p text:style-name="P1">DAMN</text:p>
      <text:p text:style-name="P1">owned @ the philosophies</text:p>
      <text:p text:style-name="P1">_</text:p>
      <text:p text:style-name="P1">169. JE29: =009010</text:p>
      <text:p text:style-name="P1">is true</text:p>
      <text:p text:style-name="P1">im always gettin owned at those by you and ur kin</text:p>
      <text:p text:style-name="P1">recently your crazy dog sister was schoolin me on perfectly generic cubes</text:p>
      <text:p text:style-name="P1">generic fort blox :p</text:p>
      <text:p text:style-name="P1">now u are droppin truth bombs about blank skies on me</text:p>
      <text:p text:style-name="P1">shouldnt i be like innately stellar at this sorta stuff as a void player</text:p>
      <text:p text:style-name="P1">must be comin off slow as fuck on the uptake here arent i</text:p>
      <text:p text:style-name="P1">i do</text:p>
      <text:p text:style-name="P1">whow</text:p>
      <text:p text:style-name="P1">i bet you are correct</text:p>
      <text:p text:style-name="P1"><text:soft-page-break/>so dave...</text:p>
      <text:p text:style-name="P1">hes uhhhhhh</text:p>
      <text:p text:style-name="P1">my son right??</text:p>
      <text:p text:style-name="P1">!</text:p>
      <text:p text:style-name="P1">i getcha</text:p>
      <text:p text:style-name="P1">like when i think about u and wolfjade being the kids of jane and jake i...</text:p>
      <text:p text:style-name="P1">i...</text:p>
      <text:p text:style-name="P1">omfg</text:p>
      <text:p text:style-name="P1">that SO CUTE :3</text:p>
      <text:p text:style-name="P1">so what is it u thinks weird about dave being my son?</text:p>
      <text:p text:style-name="P1">ahaha alright</text:p>
      <text:p text:style-name="P1">what were we talking about again </text:p>
      <text:p text:style-name="P1">oh yis</text:p>
      <text:p text:style-name="P1">hmn</text:p>
      <text:p text:style-name="P1">a power boost???</text:p>
      <text:p text:style-name="P1">like mega man or</text:p>
      <text:p text:style-name="P1">youre askin if she taught me to do the voidey thing</text:p>
      <text:p text:style-name="P1">naw dude</text:p>
      <text:p text:style-name="P1">i told you</text:p>
      <text:p text:style-name="P1">we did our chat in some horseshit elven baloney tongue</text:p>
      <text:p text:style-name="P1">and she just told me to come here</text:p>
      <text:p text:style-name="P1">like thats literally it</text:p>
      <text:p text:style-name="P1">"go to planet if u want to live"</text:p>
      <text:p text:style-name="P1">so i did</text:p>
      <text:p text:style-name="P1">there wasnt really any soul searching or gettin in touch with my inner miracles</text:p>
      <text:p text:style-name="P1"><text:soft-page-break/>pfffahahaha</text:p>
      <text:p text:style-name="P1">pfhehehehehehehehe</text:p>
      <text:p text:style-name="P1">sorry its just</text:p>
      <text:p text:style-name="P1">sometimes you sound so much like jake its rly quite uncanny</text:p>
      <text:p text:style-name="P1">but yeah i dont care about that really</text:p>
      <text:p text:style-name="P1">it was either take an uneventful and nonspiritual trip to a wind planet, or just stop existing altogether</text:p>
      <text:p text:style-name="P1">i think ill be fine without the self discovery part</text:p>
      <text:p text:style-name="P1">part of what</text:p>
      <text:p text:style-name="P1">NIX.......</text:p>
      <text:p text:style-name="P1">why u sly old bitch</text:p>
      <text:p text:style-name="P1">it kind of does</text:p>
      <text:p text:style-name="P1">it kind of LOADS of does</text:p>
      <text:p text:style-name="P1">heheh yeah (...jake)</text:p>
      <text:p text:style-name="P1">what</text:p>
      <text:p text:style-name="P1">the egg?</text:p>
      <text:p text:style-name="P1">like right now?</text:p>
      <text:p text:style-name="P1">meh tbh im a bit sick of tryin to summon that ugly damn egg</text:p>
      <text:p text:style-name="P1">how about later??</text:p>
      <text:p text:style-name="P1">i would rather just keep bee essing with u for a while rather than get right down to freakin business</text:p>
      <text:p text:style-name="P1">im down as heck with that</text:p>
      <text:p text:style-name="P1">could use a breather from my canonical life</text:p>
      <text:p text:style-name="P1">_</text:p>
      <text:p text:style-name="P1">170. JE30: =009011</text:p>
      <text:p text:style-name="P1">hmm</text:p>
      <text:p text:style-name="P1">well since we already talked about MY quest...</text:p>
      <text:p text:style-name="P1"><text:soft-page-break/>and like spiritual mega man style power boosts and all</text:p>
      <text:p text:style-name="P1">what about yours</text:p>
      <text:p text:style-name="P1">howd that go</text:p>
      <text:p text:style-name="P1">no but</text:p>
      <text:p text:style-name="P1">i know you blew away some clouds and blanked out the sky and all</text:p>
      <text:p text:style-name="P1">but the point was so you could learn to control your zappy powers</text:p>
      <text:p text:style-name="P1">did you?</text:p>
      <text:p text:style-name="P1">i c</text:p>
      <text:p text:style-name="P1">well when you do</text:p>
      <text:p text:style-name="P1">where do you think youll jump to first</text:p>
      <text:p text:style-name="P1">well if nothin else</text:p>
      <text:p text:style-name="P1">u really should go grab that ring</text:p>
      <text:p text:style-name="P1">before the smug troll can take it</text:p>
      <text:p text:style-name="P1">i mean there was lots of problems already but her comin back to life really fucked us over to the shittiest max possible</text:p>
      <text:p text:style-name="P1">yup!</text:p>
      <text:p text:style-name="P1">any other ideas?</text:p>
      <text:p text:style-name="P1">like what</text:p>
      <text:p text:style-name="P1">o?</text:p>
      <text:p text:style-name="P1">u saw the skull kids drawins?</text:p>
      <text:p text:style-name="P1">D:</text:p>
      <text:p text:style-name="P1">then you mean</text:p>
      <text:p text:style-name="P1">it was callies bro</text:p>
      <text:p text:style-name="P1">you beat him up????</text:p>
      <text:p text:style-name="P1">daaamn</text:p>
      <text:p text:style-name="P1">yall must be STRONG</text:p>
      <text:p text:style-name="P1">ahahahahaha</text:p>
      <text:p text:style-name="P1"><text:soft-page-break/>fuck his animes</text:p>
      <text:p text:style-name="P1">yeah</text:p>
      <text:p text:style-name="P1">i know that guy</text:p>
      <text:p text:style-name="P1">he used to troll my friends all the time</text:p>
      <text:p text:style-name="P1">wait no</text:p>
      <text:p text:style-name="P1">used to "jeer" us</text:p>
      <text:p text:style-name="P1">he was a tool</text:p>
      <text:p text:style-name="P1">_</text:p>
      <text:p text:style-name="P1">171. JE31: =009012</text:p>
      <text:p text:style-name="P1">thats pretty good thinkin</text:p>
      <text:p text:style-name="P1">but um</text:p>
      <text:p text:style-name="P1">maybe were getting ahead of ourselves here</text:p>
      <text:p text:style-name="P1">makin plans 4 rumble royale with mangaka dudebro, lord of the shitwanks</text:p>
      <text:p text:style-name="P1">we should probably focus on bringing our loved ones back to life first</text:p>
      <text:p text:style-name="P1">_</text:p>
      <text:p text:style-name="P1">172. JE32: =009015</text:p>
      <text:p text:style-name="P1">is uh</text:p>
      <text:p text:style-name="P1">is that dirks anime sword</text:p>
      <text:p text:style-name="P1">whats up with that</text:p>
      <text:p text:style-name="P1">_</text:p>
      <text:p text:style-name="P1">173. JE33: =009016</text:p>
      <text:p text:style-name="P1">a funeral u say</text:p>
      <text:p text:style-name="P1">...</text:p>
      <text:p text:style-name="P1">_</text:p>
      <text:p text:style-name="P1">174. JE34: =009019</text:p>
      <text:p text:style-name="P1"><text:soft-page-break/>yoink!</text:p>
      <text:p text:style-name="P1">_</text:p>
      <text:p text:style-name="P1">175. JE35: =009021</text:p>
      <text:p text:style-name="P1">well to quote an extremely wise and hunky dude i once knew...</text:p>
      <text:p text:style-name="P1">oh man he was so so wise i hope i dont butcher his quote but</text:p>
      <text:p text:style-name="P1">i think it goes a lil somethin like</text:p>
      <text:p text:style-name="P1">you can handle it john</text:p>
      <text:p text:style-name="P1">i believe in you!</text:p>
      <text:p text:style-name="P1">_</text:p>
      <text:p text:style-name="P1">176. JE36: =009022</text:p>
      <text:p text:style-name="P1">i will</text:p>
      <text:p text:style-name="P1">alright cool</text:p>
      <text:p text:style-name="P1">yeah</text:p>
      <text:p text:style-name="P1">dammit</text:p>
      <text:p text:style-name="P1">were doin this again</text:p>
      <text:p text:style-name="P1">being awkward instead of getting our shit in gear</text:p>
      <text:p text:style-name="P1">too bad grouchy scarf troll aint here to coordinate another stilted goodbye</text:p>
      <text:p text:style-name="P1">k i will be here</text:p>
      <text:p text:style-name="P1">waitin</text:p>
      <text:p text:style-name="P1">trainin</text:p>
      <text:p text:style-name="P1">partying with those yellow lizards</text:p>
      <text:p text:style-name="P1">fuck</text:p>
      <text:p text:style-name="P1">_</text:p>
      <text:p text:style-name="P2">Act 6 Act 6 Act 5</text:p>
      <text:p text:style-name="P1">_</text:p>
      <text:p text:style-name="P2">Act 6 Act 6 Intermission 5</text:p>
      <text:p text:style-name="P1"><text:soft-page-break/>_</text:p>
      <text:p text:style-name="P1">177. =009367</text:p>
      <text:p text:style-name="P1">umm</text:p>
      <text:p text:style-name="P1">_</text:p>
      <text:p text:style-name="P1">178. =009368</text:p>
      <text:p text:style-name="P1">heh</text:p>
      <text:p text:style-name="P1">hi</text:p>
      <text:p text:style-name="P1">_</text:p>
      <text:p text:style-name="P1">179. RL3: =009381</text:p>
      <text:p text:style-name="P1">:D :D :D :D :D</text:p>
      <text:p text:style-name="P1">_</text:p>
      <text:p text:style-name="P1">180. RL4; KM1: =009393</text:p>
      <text:p text:style-name="P1">haha im sorry</text:p>
      <text:p text:style-name="P1">for stammering an all being an agog grinning idiot</text:p>
      <text:p text:style-name="P1">i just cannot....</text:p>
      <text:p text:style-name="P1">actually believe u are real and here and alive and not dying and so am i!</text:p>
      <text:p text:style-name="P1">here with u i mean + sharin all those mentioned attributes</text:p>
      <text:p text:style-name="P1">i have so much to say...</text:p>
      <text:p text:style-name="P1">i think???</text:p>
      <text:p text:style-name="P1">even though i cant think of the stuff atm</text:p>
      <text:p text:style-name="P1">i hope its ok if i just sit near u not bein 'specially articulate for a bit</text:p>
      <text:p text:style-name="P1">omg!!!!</text:p>
      <text:p text:style-name="P1">ahahah youre dirk!</text:p>
      <text:p text:style-name="P1">wow wow i just caught it wow wow wow!</text:p>
      <text:p text:style-name="P1">you sound SO much like him oh my GOD thats too perf and cute :3</text:p>
      <text:p text:style-name="P1"><text:soft-page-break/>hahah i cant get over it now i cant unhear it...</text:p>
      <text:p text:style-name="P1">even your voice sounds kinda like his but its just... girl dirk</text:p>
      <text:p text:style-name="P1">lmao wow yes &lt;3</text:p>
      <text:p text:style-name="P1">ohh u have noo idea</text:p>
      <text:p text:style-name="P1">im redy &lt;|:)</text:p>
      <text:p text:style-name="P1">the answer is yes and yes</text:p>
      <text:p text:style-name="P1">whatta ya wanna know about me?</text:p>
      <text:p text:style-name="P1">well i didnt raise u or anything but i can sincerely take a crack at both kindsa questions</text:p>
      <text:p text:style-name="P1">rose</text:p>
      <text:p text:style-name="P1">rose</text:p>
      <text:p text:style-name="P1">rooose</text:p>
      <text:p text:style-name="P1">i fucken</text:p>
      <text:p text:style-name="P1">LOVE</text:p>
      <text:p text:style-name="P1">wizzards</text:p>
      <text:p text:style-name="P1">oh?</text:p>
      <text:p text:style-name="P1">i never even got the chance to misunderstand my mom</text:p>
      <text:p text:style-name="P1">or grownup you</text:p>
      <text:p text:style-name="P1">or... i mean i didnt get to misunderstand her IN PERSON</text:p>
      <text:p text:style-name="P1">more like as a legendary figure</text:p>
      <text:p text:style-name="P1">cause i grew up 400 years after she died</text:p>
      <text:p text:style-name="P1">not really!</text:p>
      <text:p text:style-name="P1">not to me at least... i was lonely</text:p>
      <text:p text:style-name="P1">i thought about her a lot to pass the time</text:p>
      <text:p text:style-name="P1">she was p amazing at least according to history</text:p>
      <text:p text:style-name="P1">she wrote hella books about wizards and rode a genocidal fat man down a waterfall of blood</text:p>
      <text:p text:style-name="P1"><text:soft-page-break/>yeh!</text:p>
      <text:p text:style-name="P1">they were famous n good and everything</text:p>
      <text:p text:style-name="P1">ummmm yes!</text:p>
      <text:p text:style-name="P1">yes i do there are copies back on my planet</text:p>
      <text:p text:style-name="P1">assuming john didnt retcon them away like a book thiefin sneak!</text:p>
      <text:p text:style-name="P1">no not at all!</text:p>
      <text:p text:style-name="P1">hey!</text:p>
      <text:p text:style-name="P1">thats a nice name and also ur pretty</text:p>
      <text:p text:style-name="P1">wow man that was somehow both a convoluted thing to say yet smooth as hell</text:p>
      <text:p text:style-name="P1">m impressed</text:p>
      <text:p text:style-name="P1">but yes ill get u those books!</text:p>
      <text:p text:style-name="P1">theyre great they made me wanna write my own wizard books</text:p>
      <text:p text:style-name="P1">errr</text:p>
      <text:p text:style-name="P1">yeah sorta :\</text:p>
      <text:p text:style-name="P1">ummmm</text:p>
      <text:p text:style-name="P1">yeah but u were like an old pro when u wrote yours!</text:p>
      <text:p text:style-name="P1">they are freaking MASTERPIECE WIZARDFICS!!!</text:p>
      <text:p text:style-name="P1">they won pulizters and shit</text:p>
      <text:p text:style-name="P1">um idk probably?</text:p>
      <text:p text:style-name="P1">i dunno they are just vry vry good</text:p>
      <text:p text:style-name="P1">so the ancient prize scholars im sure were like, dude these wizards</text:p>
      <text:p text:style-name="P1">are vry vry fucking good</text:p>
      <text:p text:style-name="P1">give them all the awards, then shut down the awards, but not cuz of the looming apocalypse, just cuz u literally cannot do better than these wizards</text:p>
      <text:p text:style-name="P1">so yeah i dunno i guess u can see</text:p>
      <text:p text:style-name="P1"><text:soft-page-break/>but its a pale ghost of a story compared to ur stuff and its also um kinda weird?</text:p>
      <text:p text:style-name="P1">yeah</text:p>
      <text:p text:style-name="P1">just... your opinion means a lot to me &amp; im nervous u might think it sucks!</text:p>
      <text:p text:style-name="P1">o really??</text:p>
      <text:p text:style-name="P1">aw man ok then that sounds fun! :)</text:p>
      <text:p text:style-name="P1">_</text:p>
      <text:p text:style-name="P1">181. KM2; RL5: =009394</text:p>
      <text:p text:style-name="P1">hahaha yeah sure its ok!</text:p>
      <text:p text:style-name="P1">kanaya sorry me and rose are babbling away here to each other we dont mean to be excluding you</text:p>
      <text:p text:style-name="P1">u dont gotta!</text:p>
      <text:p text:style-name="P1">jump in whenever you feelin it! :D</text:p>
      <text:p text:style-name="P1">i love meeting new trolls</text:p>
      <text:p text:style-name="P1">well at least when theyre not evil or somethin</text:p>
      <text:p text:style-name="P1">love them not evil trolls</text:p>
      <text:p text:style-name="P1">like the cranky one over there in rad ruby shades</text:p>
      <text:p text:style-name="P1">yeah shes a boss</text:p>
      <text:p text:style-name="P1">oh also</text:p>
      <text:p text:style-name="P1">lest we forget dear fefeta</text:p>
      <text:p text:style-name="P1">no fefeta!!!</text:p>
      <text:p text:style-name="P1">she was a dear precious soul</text:p>
      <text:p text:style-name="P1">she was my sprite</text:p>
      <text:p text:style-name="P1">guess she never happened in this version of stuff though?</text:p>
      <text:p text:style-name="P1">dang</text:p>
      <text:p text:style-name="P1">thats sad but maybe not quite as sad as her existing then exploding?</text:p>
      <text:p text:style-name="P1"><text:soft-page-break/>im confuse</text:p>
      <text:p text:style-name="P1">wonder what even else is different...</text:p>
      <text:p text:style-name="P1">i did?</text:p>
      <text:p text:style-name="P1">jeez</text:p>
      <text:p text:style-name="P1">yeah i... had a really similar thing happen in my timeline...</text:p>
      <text:p text:style-name="P1">also involving a fork</text:p>
      <text:p text:style-name="P1">and even tho youre ok now its still almost too sad to even talk about</text:p>
      <text:p text:style-name="P1">same</text:p>
      <text:p text:style-name="P1">altho...</text:p>
      <text:p text:style-name="P1">instead of waiting for you to come back i had to jump thru all these hoops with john</text:p>
      <text:p text:style-name="P1">and went through some uh</text:p>
      <text:p text:style-name="P1">different stuff</text:p>
      <text:p text:style-name="P1">i uh</text:p>
      <text:p text:style-name="P1">i MAY have thrown an impromptu funeral for your alt-u dead body :o</text:p>
      <text:p text:style-name="P1">yup</text:p>
      <text:p text:style-name="P1">sorry if that sounds weird</text:p>
      <text:p text:style-name="P1">and i knew i was comin to meet a new version of you</text:p>
      <text:p text:style-name="P1">but</text:p>
      <text:p text:style-name="P1">it helped me</text:p>
      <text:p text:style-name="P1">with like</text:p>
      <text:p text:style-name="P1">feelings about people i left behind</text:p>
      <text:p text:style-name="P1">?</text:p>
      <text:p text:style-name="P1">oh yea?</text:p>
      <text:p text:style-name="P1">hehe</text:p>
      <text:p text:style-name="P1">i like your mom!</text:p>
      <text:p text:style-name="P1"><text:soft-page-break/>_</text:p>
      <text:p text:style-name="P1">182. RL6: =009395</text:p>
      <text:p text:style-name="P1">what about me is surprising?</text:p>
      <text:p text:style-name="P1">.....?</text:p>
      <text:p text:style-name="P1">conflicted about what?</text:p>
      <text:p text:style-name="P1">:)</text:p>
      <text:p text:style-name="P1">so youre sayin</text:p>
      <text:p text:style-name="P1">youre surprised im unlike her in that way cause i dont seem like someone whod get drunk off her ass all the time?</text:p>
      <text:p text:style-name="P1">hahahaha</text:p>
      <text:p text:style-name="P1">well i guess i should be flattered if u rly think so buttttt</text:p>
      <text:p text:style-name="P1">wrong</text:p>
      <text:p text:style-name="P1">my storys kind of like yours!</text:p>
      <text:p text:style-name="P1">i had a mom i never knew and wanted to feel close to her however i could</text:p>
      <text:p text:style-name="P1">i grew up MOSTLY unsupervised in her old old house</text:p>
      <text:p text:style-name="P1">and it had all this old stuff in it plus some old booze squirrelled away here and there</text:p>
      <text:p text:style-name="P1">aaand i just uhhh started up even tho i was WAY too young for shit like that WHOOPS....</text:p>
      <text:p text:style-name="P1">and like i said it was a bit lite on discipline round then, its not like a buncha silly pumpkin eaters were gonna stop me</text:p>
      <text:p text:style-name="P1">chess guys</text:p>
      <text:p text:style-name="P1">loads of them</text:p>
      <text:p text:style-name="P1">but yeah i wanted to be like her and do what she did but mostly just made a hot catastrophe of myself</text:p>
      <text:p text:style-name="P1">i doubt that is what she wanted</text:p>
      <text:p text:style-name="P1">at the time it seemed like a cool thing a real intellectual an mysterious book celebrity would do while also leading a badass and secretly subversive life in opposition of tyranny</text:p>
      <text:p text:style-name="P1"><text:soft-page-break/>but</text:p>
      <text:p text:style-name="P1">i think what is more likely is</text:p>
      <text:p text:style-name="P1">she knew the whole world would end and everyone would die no matter what she did</text:p>
      <text:p text:style-name="P1">which was probly hard to live with</text:p>
      <text:p text:style-name="P1">idk if i can blame the old lady for wantin to get a WEE bit sauced after a couple of rapping clowns won a presidential election</text:p>
      <text:p text:style-name="P1">long story</text:p>
      <text:p text:style-name="P1">bad story</text:p>
      <text:p text:style-name="P1">plz continue</text:p>
      <text:p text:style-name="P1">poor moms :(</text:p>
      <text:p text:style-name="P1">poor poor adult dead sexy lady us :( :(</text:p>
      <text:p text:style-name="P1">but awnyway</text:p>
      <text:p text:style-name="P1">back to... us!</text:p>
      <text:p text:style-name="P1">kid alive sexy lady us</text:p>
      <text:p text:style-name="P1">agree</text:p>
      <text:p text:style-name="P1">i know what you mean about being nervous</text:p>
      <text:p text:style-name="P1">about meeting you i mean</text:p>
      <text:p text:style-name="P1">maybe nervous isnt quite right but</text:p>
      <text:p text:style-name="P1">when i started thinking about meeting u is when i started thinkin...</text:p>
      <text:p text:style-name="P1">i should try being not QUIIITE such a mess</text:p>
      <text:p text:style-name="P1">so i started takin the idea of cleaning up my act more seriously</text:p>
      <text:p text:style-name="P1">yeah i had friends help me too!</text:p>
      <text:p text:style-name="P1">i couldnta done it w/o them either</text:p>
      <text:p text:style-name="P1">haha</text:p>
      <text:p text:style-name="P1">i think i had to play the latter role to my friends a lot</text:p>
      <text:p text:style-name="P1"><text:soft-page-break/>and also to myself i guess</text:p>
      <text:p text:style-name="P1">who kicked your ass</text:p>
      <text:p text:style-name="P1">was it the yelly guy over there?</text:p>
      <text:p text:style-name="P1">lmao</text:p>
      <text:p text:style-name="P1">yeaaah</text:p>
      <text:p text:style-name="P1">i probably should have been more of a bitch to all my peeps</text:p>
      <text:p text:style-name="P1">maybe we wouldnt have gone to jail and died</text:p>
      <text:p text:style-name="P1">_</text:p>
      <text:p text:style-name="P1">183. RL7: =009396</text:p>
      <text:p text:style-name="P1">seriously tho</text:p>
      <text:p text:style-name="P1">is so nice hearin ur stories</text:p>
      <text:p text:style-name="P1">especially the similarities of stuff we experienced</text:p>
      <text:p text:style-name="P1">wizards and writing and mom stuff and even bad things we went through</text:p>
      <text:p text:style-name="P1">and obviously were similar by dna and all</text:p>
      <text:p text:style-name="P1">but even so</text:p>
      <text:p text:style-name="P1">it still feels comforting</text:p>
      <text:p text:style-name="P1">that even if u flip the universe upside down and change it all around</text:p>
      <text:p text:style-name="P1">pull us apart by centuries, kill humans off, flood the world</text:p>
      <text:p text:style-name="P1">were still connected to each other</text:p>
      <text:p text:style-name="P1">in a mysterious way that goes beyond genes and circumstance</text:p>
      <text:p text:style-name="P1">and that i think is some tight frickin noise to consider</text:p>
      <text:p text:style-name="P1">:')</text:p>
      <text:p text:style-name="P1">_</text:p>
      <text:p text:style-name="P1">184. JaEn28: =009397</text:p>
      <text:p text:style-name="P1">hi jake!!</text:p>
      <text:p text:style-name="P1"><text:soft-page-break/>HIIIII JAKE</text:p>
      <text:p text:style-name="P1">JAKE</text:p>
      <text:p text:style-name="P1">JAKE DAMMIT HI</text:p>
      <text:p text:style-name="P1">:D</text:p>
      <text:p text:style-name="P1">_</text:p>
      <text:p text:style-name="P1">185. DS1; RL8: =009402</text:p>
      <text:p text:style-name="P1">hi!!!</text:p>
      <text:p text:style-name="P1">u think right</text:p>
      <text:p text:style-name="P1">moms ok too tho</text:p>
      <text:p text:style-name="P1">a frying pan in the no bullshit zone??</text:p>
      <text:p text:style-name="P1">sounds intense</text:p>
      <text:p text:style-name="P1">who is manning this pan and who gave him clearance for the no bs zone</text:p>
      <text:p text:style-name="P1">isnt lieutenant a lower rank than captain</text:p>
      <text:p text:style-name="P1">who put this dude in charge of such an important pan</text:p>
      <text:p text:style-name="P1">a machine gun lightning round in a frying pan!!!!!</text:p>
      <text:p text:style-name="P1">god.........DAMN</text:p>
      <text:p text:style-name="P1">yes</text:p>
      <text:p text:style-name="P1">yes</text:p>
      <text:p text:style-name="P1">yes</text:p>
      <text:p text:style-name="P1">um... i guess?</text:p>
      <text:p text:style-name="P1">guess so!</text:p>
      <text:p text:style-name="P1">um.. y.. yes?</text:p>
      <text:p text:style-name="P1">yes!</text:p>
      <text:p text:style-name="P1">dirk!</text:p>
      <text:p text:style-name="P1">...</text:p>
      <text:p text:style-name="P1">you brought him up!!</text:p>
      <text:p text:style-name="P1"><text:soft-page-break/>ooh!</text:p>
      <text:p text:style-name="P1">just had a thought</text:p>
      <text:p text:style-name="P1">do i get to do a lightning round at you next??</text:p>
      <text:p text:style-name="P1">hmm i dunno</text:p>
      <text:p text:style-name="P1">maybe our asses are gettin too hot</text:p>
      <text:p text:style-name="P1">lol</text:p>
      <text:p text:style-name="P1">;)</text:p>
      <text:p text:style-name="P1">YES</text:p>
      <text:p text:style-name="P1">oh yeah? well maybe YOURE ok</text:p>
      <text:p text:style-name="P1">kinda!</text:p>
      <text:p text:style-name="P1">dirk loves rap so i...</text:p>
      <text:p text:style-name="P1">ummm haha never mind</text:p>
      <text:p text:style-name="P1">forgot we werent talkin about that</text:p>
      <text:p text:style-name="P1">i like...........</text:p>
      <text:p text:style-name="P1">cats!!!</text:p>
      <text:p text:style-name="P1">theyyy kinda were for me though!</text:p>
      <text:p text:style-name="P1">i uh</text:p>
      <text:p text:style-name="P1">used to clone them</text:p>
      <text:p text:style-name="P1">i may have um</text:p>
      <text:p text:style-name="P1">gotten a little carried away</text:p>
      <text:p text:style-name="P1">a scifi world?</text:p>
      <text:p text:style-name="P1">watery</text:p>
      <text:p text:style-name="P1">fulla chess people</text:p>
      <text:p text:style-name="P1">lots o pumpkins</text:p>
      <text:p text:style-name="P1">u kno</text:p>
      <text:p text:style-name="P1">usual dystopian stuff</text:p>
      <text:p text:style-name="P1">yup</text:p>
      <text:p text:style-name="P1"><text:soft-page-break/>yeah</text:p>
      <text:p text:style-name="P1">i talked to my friends a lot though</text:p>
      <text:p text:style-name="P1">via computers n shit</text:p>
      <text:p text:style-name="P1">yeah!!</text:p>
      <text:p text:style-name="P1">wanna meet the mayor!</text:p>
      <text:p text:style-name="P1">more?</text:p>
      <text:p text:style-name="P1">damn dude</text:p>
      <text:p text:style-name="P1">this frying pan...</text:p>
      <text:p text:style-name="P1">shit be SIZZLIN</text:p>
      <text:p text:style-name="P1">ummmmmmmm</text:p>
      <text:p text:style-name="P1">writin</text:p>
      <text:p text:style-name="P1">um</text:p>
      <text:p text:style-name="P1">a FAIR amount of uh</text:p>
      <text:p text:style-name="P1">lets say recreational liquid intake</text:p>
      <text:p text:style-name="P1">and uhh</text:p>
      <text:p text:style-name="P1">oh um hacking</text:p>
      <text:p text:style-name="P1">yeah!</text:p>
      <text:p text:style-name="P1">well computer programming rly</text:p>
      <text:p text:style-name="P1">hacking is just what u call it to sound cool</text:p>
      <text:p text:style-name="P1">there wasnt even much shit around to "hack"</text:p>
      <text:p text:style-name="P1">hahahahaha really</text:p>
      <text:p text:style-name="P1">tha BEST 8)</text:p>
      <text:p text:style-name="P1">maybe i could give him some pointers on the leet haxx </text:p>
      <text:p text:style-name="P1">ok</text:p>
      <text:p text:style-name="P1">oh umm</text:p>
      <text:p text:style-name="P1">idk dave i might be runnin outta shit to say!</text:p>
      <text:p text:style-name="P1">iiii</text:p>
      <text:p text:style-name="P1"><text:soft-page-break/>liked to play games?</text:p>
      <text:p text:style-name="P1">uh mostly...</text:p>
      <text:p text:style-name="P1">the nintendos</text:p>
      <text:p text:style-name="P1">a whole bunch of nintendos!!</text:p>
      <text:p text:style-name="P1">like lotsa diff systems n titles</text:p>
      <text:p text:style-name="P1">i dunno if the ones i associate strongly with would have the same meaning like culturally speaking for you</text:p>
      <text:p text:style-name="P1">because to me they were all like cool ancient relics that kept me somewhat in touch with a world that was long gone</text:p>
      <text:p text:style-name="P1">that sounds incredible tbh</text:p>
      <text:p text:style-name="P1">do u think we can play games together some time?</text:p>
      <text:p text:style-name="P1">wanna see ur majestic skatebros in their element</text:p>
      <text:p text:style-name="P1">ok ok !</text:p>
      <text:p text:style-name="P1">i think its</text:p>
      <text:p text:style-name="P1">my turn??</text:p>
      <text:p text:style-name="P1">keep your ass in the pan buddy u gona get GRILLED</text:p>
      <text:p text:style-name="P1">oh um</text:p>
      <text:p text:style-name="P1">rose please dont think im excluding you!</text:p>
      <text:p text:style-name="P1">jump in the convo any time k?</text:p>
      <text:p text:style-name="P1">:p</text:p>
      <text:p text:style-name="P1">lmao</text:p>
      <text:p text:style-name="P1">god is EVERYONE in this family tree a psychoanalyst???</text:p>
      <text:p text:style-name="P1">haha no</text:p>
      <text:p text:style-name="P1">but yeah makes sense</text:p>
      <text:p text:style-name="P1">but like, youre all mr funny interrogation right now, rose is quite possibly a literal therapist in training i guess?? and uh dirk is dirk</text:p>
      <text:p text:style-name="P1">just makes ya think is all</text:p>
      <text:p text:style-name="P1"><text:soft-page-break/>_</text:p>
      <text:p text:style-name="P1">186. DS2; RL9: =009403</text:p>
      <text:p text:style-name="P1">here comes da lightning</text:p>
      <text:p text:style-name="P1">u got to imagine it comin out my fingertips</text:p>
      <text:p text:style-name="P1">wherein i am an almighty wisard</text:p>
      <text:p text:style-name="P1">pCHOO</text:p>
      <text:p text:style-name="P1">um</text:p>
      <text:p text:style-name="P1">what</text:p>
      <text:p text:style-name="P1">is your favorite rap guy</text:p>
      <text:p text:style-name="P1">im trying to think of stuff to ask jeez!</text:p>
      <text:p text:style-name="P1">gimme a sec...</text:p>
      <text:p text:style-name="P1">kay</text:p>
      <text:p text:style-name="P1">howwww did</text:p>
      <text:p text:style-name="P1">you become a god tier</text:p>
      <text:p text:style-name="P1">HOLY CRAP</text:p>
      <text:p text:style-name="P1">THAT IS SO RIDICULOUSLY INSANE AND COOL!</text:p>
      <text:p text:style-name="P1">AND SO SO SO MUCH MORE AWESOME THAN WHAT HAPPENED TO US WOW!</text:p>
      <text:p text:style-name="P1">god its almost embarrassing to even describe</text:p>
      <text:p text:style-name="P1">especially compared to that!</text:p>
      <text:p text:style-name="P1">um we all had a hangover from magic candy</text:p>
      <text:p text:style-name="P1">and woke up on our god slabs</text:p>
      <text:p text:style-name="P1">and like</text:p>
      <text:p text:style-name="P1">talked for a while</text:p>
      <text:p text:style-name="P1">have u ever seen the breakfast club</text:p>
      <text:p text:style-name="P1">ok well it was like that</text:p>
      <text:p text:style-name="P1">but probably shittier</text:p>
      <text:p text:style-name="P1">then we all sorta randomly died on accident</text:p>
      <text:p text:style-name="P1"><text:soft-page-break/>due to surprise villain attacks</text:p>
      <text:p text:style-name="P1">thanks!</text:p>
      <text:p text:style-name="P1">k then... next</text:p>
      <text:p text:style-name="P1">have u</text:p>
      <text:p text:style-name="P1">ever kissed anybody??</text:p>
      <text:p text:style-name="P1">well??</text:p>
      <text:p text:style-name="P1">o yeah</text:p>
      <text:p text:style-name="P1">i was corpse smooched once too</text:p>
      <text:p text:style-name="P1">...</text:p>
      <text:p text:style-name="P1">hey its still my lightning round!</text:p>
      <text:p text:style-name="P1">i was askin if YOU ever kissed somebody</text:p>
      <text:p text:style-name="P1">like awake and alive and on purpose</text:p>
      <text:p text:style-name="P1">ok ok!</text:p>
      <text:p text:style-name="P1">hahaha :)</text:p>
      <text:p text:style-name="P1">do youuu</text:p>
      <text:p text:style-name="P1">like drawin</text:p>
      <text:p text:style-name="P1">comics?</text:p>
      <text:p text:style-name="P1">funny comics??</text:p>
      <text:p text:style-name="P1">about fat assed idiots and jpeg trashloss everywhere</text:p>
      <text:p text:style-name="P1">ok ima admit</text:p>
      <text:p text:style-name="P1">i have you at a little disadvantage</text:p>
      <text:p text:style-name="P1">since i know some things about your alt future grownup self</text:p>
      <text:p text:style-name="P1">dont wanna spoil it!</text:p>
      <text:p text:style-name="P1">theres a better time for that conversation</text:p>
      <text:p text:style-name="P1">and maybe a better person to have it with than me</text:p>
      <text:p text:style-name="P1">do you like orange soda</text:p>
      <text:p text:style-name="P1">NO??</text:p>
      <text:p text:style-name="P1"><text:soft-page-break/>then whats your poison</text:p>
      <text:p text:style-name="P1">huh?</text:p>
      <text:p text:style-name="P1">thats fuckin cute</text:p>
      <text:p text:style-name="P1">have u ever been in love</text:p>
      <text:p text:style-name="P1">_</text:p>
      <text:p text:style-name="P1">183. JS1; DS3; RL10; RS1: VS1: =009405</text:p>
      <text:p text:style-name="P1">FRIGGLISH!</text:p>
      <text:p text:style-name="P1">oh my god you cheeky bastard</text:p>
      <text:p text:style-name="P1">oooomg</text:p>
      <text:p text:style-name="P1">frigglish</text:p>
      <text:p text:style-name="P1">i cannot believe this</text:p>
      <text:p text:style-name="P1">you dug up her body!!!!!</text:p>
      <text:p text:style-name="P1">omg that is SO BAD!</text:p>
      <text:p text:style-name="P1">but also sweet of you to bring her back but also WOW BAD!!!!!</text:p>
      <text:p text:style-name="P1">um</text:p>
      <text:p text:style-name="P1">johns planet</text:p>
      <text:p text:style-name="P1">remember the funeral i mentioned?</text:p>
      <text:p text:style-name="P1">frigglish was there too</text:p>
      <text:p text:style-name="P1">orrr um jaspers?? our dumb departed beautiful idiot cat!!</text:p>
      <text:p text:style-name="P1">haha i guess i made a novice mistake</text:p>
      <text:p text:style-name="P1">i turned my back on the body</text:p>
      <text:p text:style-name="P1">yeah!</text:p>
      <text:p text:style-name="P1">so um...</text:p>
      <text:p text:style-name="P1">HI!!!!!</text:p>
      <text:p text:style-name="P1">wow haha this is confusing!</text:p>
      <text:p text:style-name="P1">welcome back youre alive again hey come here!</text:p>
      <text:p text:style-name="P1">wha</text:p>
      <text:p text:style-name="P1"><text:soft-page-break/>ohhh</text:p>
      <text:p text:style-name="P1">heh right</text:p>
      <text:p text:style-name="P1">_</text:p>
      <text:p text:style-name="P1">184. RS2; RL11: =009406</text:p>
      <text:p text:style-name="P1">lol</text:p>
      <text:p text:style-name="P1">um wow</text:p>
      <text:p text:style-name="P1">i dunno!</text:p>
      <text:p text:style-name="P1">hahah man i only JUST met um... alive rose here</text:p>
      <text:p text:style-name="P1">and that was after JUST buryin you and saying goodbye and all which was this um</text:p>
      <text:p text:style-name="P1">emotional thing and now ur back cus of a silly cat! and</text:p>
      <text:p text:style-name="P1">idk im confused haha</text:p>
      <text:p text:style-name="P1">rose what do you think</text:p>
      <text:p text:style-name="P1">rose</text:p>
      <text:p text:style-name="P1">yo rose...</text:p>
      <text:p text:style-name="P1">hello?</text:p>
      <text:p text:style-name="P1">_</text:p>
      <text:p text:style-name="P1">185. DS4; RL12; JE37: =009412</text:p>
      <text:p text:style-name="P1">wait wats goin on</text:p>
      <text:p text:style-name="P1">are we all talkin about how hot jane is???</text:p>
      <text:p text:style-name="P1">cuz janey is a straightup sexual fox riding a red hot nuclear bombshell</text:p>
      <text:p text:style-name="P1">right toward the yowza plaza in the heart of babe city, assachusetts, U S A</text:p>
      <text:p text:style-name="P1">the last A just stands for more ass</text:p>
      <text:p text:style-name="P1">lmao</text:p>
      <text:p text:style-name="P1">_</text:p>
      <text:p text:style-name="P1">186. VS2: =009418</text:p>
      <text:p text:style-name="P1"><text:soft-page-break/>so.....</text:p>
      <text:p text:style-name="P1">wheres the condesce right now?</text:p>
      <text:p text:style-name="P1">_</text:p>
      <text:p text:style-name="P1">187. VS3: =009429</text:p>
      <text:p text:style-name="P1">yo did you loot my house or something...</text:p>
      <text:p text:style-name="P1">_</text:p>
      <text:p text:style-name="P1">188. VS4: =009432</text:p>
      <text:p text:style-name="P1">ME</text:p>
      <text:p text:style-name="P1">_</text:p>
      <text:p text:style-name="P1">189. JE38: =009443</text:p>
      <text:p text:style-name="P1">yeah!!!</text:p>
      <text:p text:style-name="P1">_</text:p>
      <text:p text:style-name="P1">190. JC32: =009484</text:p>
      <text:p text:style-name="P1">JANE!!!!!</text:p>
      <text:p text:style-name="P1">ur wake! </text:p>
      <text:p text:style-name="P1">so are you!</text:p>
      <text:p text:style-name="P1">you were dead last time i saw you and also before i found u sleepin here but now ur awake and also alive!</text:p>
      <text:p text:style-name="P1">aw janey you dont gotta worry about whatever sad incident that frowns about</text:p>
      <text:p text:style-name="P1">thats all water under a bridge from a reality i got no recollection of and therefore dont matter at all</text:p>
      <text:p text:style-name="P1">by which i mean......</text:p>
      <text:p text:style-name="P1">this reality here, so ok the reality is still KIND of relevant because we are literally inside of it atm</text:p>
      <text:p text:style-name="P1">but im new here!</text:p>
      <text:p text:style-name="P1">i came over to keep being roxy since the old one died or whatever thru hecka debacles</text:p>
      <text:p text:style-name="P1">cmere u extravagant bitch!!! </text:p>
      <text:p text:style-name="P1"><text:soft-page-break/>_</text:p>
      <text:p text:style-name="P1">191. JE39; JC33; RL13; RS3: =009486</text:p>
      <text:p text:style-name="P1">lol</text:p>
      <text:p text:style-name="P1">real smooth shit john</text:p>
      <text:p text:style-name="P1">ooh jane thats my daughter there say hi to her!!!</text:p>
      <text:p text:style-name="P1">also thats umm ANOTHER version of rose who died and then i buried and a stupid cat unburied her for some reason and prototyped her</text:p>
      <text:p text:style-name="P1">so say hello to my cool floaty double daughter!</text:p>
      <text:p text:style-name="P1">_</text:p>
      <text:p text:style-name="P1">192. JC34; JE40; RL14; RS4; JS2: =009487</text:p>
      <text:p text:style-name="P1">hey janey that is all like a lot of stuff to say and everything goin on here is faaairly complicated and heavily peopled</text:p>
      <text:p text:style-name="P1">dont worry ill ease you into comprehending shit again ;)</text:p>
      <text:p text:style-name="P1">well ok cliff notes are: jake fucked off somewhere and dirk recently fucked off BACK here through a window but he left again pretty quick...</text:p>
      <text:p text:style-name="P1">dave went with dirk at wherever their fucking off too now, i think to get ready for some swords fightin, and yeah jade is still asleep but a coupla trolls lugged her off somewhere safe for now</text:p>
      <text:p text:style-name="P1">the REST of the junk im still sorting out myself bcs like i said im new to this exact plane of shenanigans</text:p>
      <text:p text:style-name="P1">m-hmmm!</text:p>
      <text:p text:style-name="P1">wat!</text:p>
      <text:p text:style-name="P1">you saw callie in your dreams????</text:p>
      <text:p text:style-name="P1">hoh man</text:p>
      <text:p text:style-name="P1">how is she!</text:p>
      <text:p text:style-name="P1">i saw her in a dream a little while ago and we talked about lots of stuff</text:p>
      <text:p text:style-name="P1">she looked like a troll then</text:p>
      <text:p text:style-name="P1"><text:soft-page-break/>:O FUCK</text:p>
      <text:p text:style-name="P1">wellll...</text:p>
      <text:p text:style-name="P1">now that u mention it</text:p>
      <text:p text:style-name="P1">it IS one of my chief objectives to go lookin for her asap</text:p>
      <text:p text:style-name="P1">aaand not to be THAT ROGUE n brag all heavy but i MAY be in better touch with my void powers now</text:p>
      <text:p text:style-name="P1">soo maybe i stand a p good chance of trackin her down?</text:p>
      <text:p text:style-name="P1">cus i GOT somethin for her</text:p>
      <text:p text:style-name="P1">just a lil presie, nbd</text:p>
      <text:p text:style-name="P1">JK IT IS CRUCIAL FUKKIN BLING JANEY</text:p>
      <text:p text:style-name="P1">ONE (1) PRICELESS DIGIT DONUT!!!</text:p>
      <text:p text:style-name="P1">W/ MORE KARATS THAN A RABBIT TOO FAT FOR A HOLE</text:p>
      <text:p text:style-name="P1">(s'magic to)</text:p>
      <text:p text:style-name="P1">hmm yeh!</text:p>
      <text:p text:style-name="P1">u think i can do it?</text:p>
      <text:p text:style-name="P1">yeah maybe!</text:p>
      <text:p text:style-name="P1">shucks fuckers ._.</text:p>
      <text:p text:style-name="P1">yall killin me here &lt;3</text:p>
      <text:p text:style-name="P1">frigglish u silly bastard whats up?</text:p>
      <text:p text:style-name="P1">_</text:p>
      <text:p text:style-name="P1">193. JR1: =009492</text:p>
      <text:p text:style-name="P1">why is everything always so wonderful</text:p>
      <text:p text:style-name="P1">_</text:p>
      <text:p text:style-name="P1">194. JR2: =009549</text:p>
      <text:p text:style-name="P1">:O</text:p>
      <text:p text:style-name="P1">_</text:p>
      <text:p text:style-name="P1">195. JR3: =009550</text:p>
      <text:p text:style-name="P1"><text:soft-page-break/>:O</text:p>
      <text:p text:style-name="P1">_</text:p>
      <text:p text:style-name="P1">196. Ce42; JC35: =009583</text:p>
      <text:p text:style-name="P1">yeh! um</text:p>
      <text:p text:style-name="P1">so like the hilarious cheshire cat rose already pointed out</text:p>
      <text:p text:style-name="P1">this is my friend from the dead callie &amp; shes super pretty</text:p>
      <text:p text:style-name="P1">she was my web friend onlines for a long time and janes too</text:p>
      <text:p text:style-name="P1">jane u just saw her but here she is again alive and everything!</text:p>
      <text:p text:style-name="P1">i hear ya</text:p>
      <text:p text:style-name="P1">takin compliments can be kinda hard sometimes</text:p>
      <text:p text:style-name="P1">like if its a weird subject for u</text:p>
      <text:p text:style-name="P1">we can lay off!!</text:p>
      <text:p text:style-name="P1">_</text:p>
      <text:p text:style-name="P1">197. TP5; Ce43; RL15: =009585</text:p>
      <text:p text:style-name="P1">(yoo troll grouch... john is so nice agh its fuckin me up)</text:p>
      <text:p text:style-name="P1">o so you found her then??</text:p>
      <text:p text:style-name="P1">frightening???? </text:p>
      <text:p text:style-name="P1">hey guys its been cool having yall meet callie and such but</text:p>
      <text:p text:style-name="P1">do you think she and i could have a moment alone?</text:p>
      <text:p text:style-name="P1">got some stuff i wanna talk about!</text:p>
      <text:p text:style-name="P1">_</text:p>
      <text:p text:style-name="P1">198. Ce44: =009594</text:p>
      <text:p text:style-name="P1">hay!! hope you dont mind i pulled you off to the side like this</text:p>
      <text:p text:style-name="P1">away from other nice pals for a lil one + one rox &amp; cal time</text:p>
      <text:p text:style-name="P1">i might b greedy as shit!</text:p>
      <text:p text:style-name="P1">fffuck yes</text:p>
      <text:p text:style-name="P1">like a couple of friendship burglars pickin each others pockets <text:soft-page-break/>all shifty eyed and lookin out for cops</text:p>
      <text:p text:style-name="P1">but also giggling i guess because that is in the spirit of the scenario in question</text:p>
      <text:p text:style-name="P1">i cant believe youre really here</text:p>
      <text:p text:style-name="P1">it hardly seems real!</text:p>
      <text:p text:style-name="P1">after all these years and how u were just like a mystery friend online and then how worried i was we might lose you for good</text:p>
      <text:p text:style-name="P1">but now......</text:p>
      <text:p text:style-name="P1">wow</text:p>
      <text:p text:style-name="P1">so u and jane and jade were hangin out?</text:p>
      <text:p text:style-name="P1">well</text:p>
      <text:p text:style-name="P1">i swore i would</text:p>
      <text:p text:style-name="P1">and john kinda double swore he would help</text:p>
      <text:p text:style-name="P1">damn the kid is persistent</text:p>
      <text:p text:style-name="P1">yeah!</text:p>
      <text:p text:style-name="P1">you were still helpful though!</text:p>
      <text:p text:style-name="P1">you were the force in our lives that gave us hope that we could all get together some day</text:p>
      <text:p text:style-name="P1">going down that road has been craaazy and by no means a smooth ride</text:p>
      <text:p text:style-name="P1">im losin count of all the times it looked like everything was about to break or catch fire or actually DID break and catch fire resulting in loads of dismay</text:p>
      <text:p text:style-name="P1">but when you look back, every time things went to shit there was always something constructive about that turn of events</text:p>
      <text:p text:style-name="P1">something that was necessary for the good outcome to happen at all</text:p>
      <text:p text:style-name="P1">so whenever something stupid happens like some a-hole gets a bonehead idea to steal a ring and then everyone dies horribly and at the TIME u think ur just gonna curl up and cry yourself into weepy nonexistence</text:p>
      <text:p text:style-name="P1"><text:soft-page-break/>maybe those arent even "bad" realities?</text:p>
      <text:p text:style-name="P1">maybe they are as important as any</text:p>
      <text:p text:style-name="P1">and so are all the experiences that u had in them and so are the experiences of everyone who died because you dont just get to say your experiences are more important or significant just cus you happened to be someone who survived longer</text:p>
      <text:p text:style-name="P1">i guess what im saying is</text:p>
      <text:p text:style-name="P1">im grateful you let me go on this adventure and not even in spite of the hardship it involved</text:p>
      <text:p text:style-name="P1">i just had a little time to think about it in the firefly nothingspace</text:p>
      <text:p text:style-name="P1">and i think all of it was good</text:p>
      <text:p text:style-name="P1">what do you think shell do</text:p>
      <text:p text:style-name="P1">but she told u to live right</text:p>
      <text:p text:style-name="P1">by which i can only assume she meant</text:p>
      <text:p text:style-name="P1">yo live it UP girl</text:p>
      <text:p text:style-name="P1">like uh</text:p>
      <text:p text:style-name="P1">go shopping or something</text:p>
      <text:p text:style-name="P1">or rocket down the highway in a convertible with cash flyin out the back??</text:p>
      <text:p text:style-name="P1">you make it sound like</text:p>
      <text:p text:style-name="P1">she is the legit callie</text:p>
      <text:p text:style-name="P1">and you are the afterthought</text:p>
      <text:p text:style-name="P1">like the one from the funky reality that didnt go right?</text:p>
      <text:p text:style-name="P1">so this seems like</text:p>
      <text:p text:style-name="P1">an example of what i was just sayin actually</text:p>
      <text:p text:style-name="P1">the story of the two callies</text:p>
      <text:p text:style-name="P1">neither is really "more important"</text:p>
      <text:p text:style-name="P1">and your timelines cant really be described as the good one or the bad one</text:p>
      <text:p text:style-name="P1"><text:soft-page-break/>there were good and bad things about both ways stuff went down and different qualities to the people you became</text:p>
      <text:p text:style-name="P1">her life sounds like it was harsh and lonely in its own way</text:p>
      <text:p text:style-name="P1">but it sorta paid off cause she got to beat her brother</text:p>
      <text:p text:style-name="P1">but then got arbitrarily punished for that outcome because it wasnt supposed to happen??</text:p>
      <text:p text:style-name="P1">and then finally u meet her and "free" her or something so she presumably gets to go off and do... something badass???</text:p>
      <text:p text:style-name="P1">then theres you</text:p>
      <text:p text:style-name="P1">who had probably an even more challenging upbringing gettin so hassled by your bro</text:p>
      <text:p text:style-name="P1">and he killed you i guess because the way the deck was shuffled he had the edge this time</text:p>
      <text:p text:style-name="P1">but the upshot was you got to have all these great friends who cared about you</text:p>
      <text:p text:style-name="P1">and it helped you become the nice person you are who means a lot to other people</text:p>
      <text:p text:style-name="P1">and now</text:p>
      <text:p text:style-name="P1">you get to live whatever kind of life you want and be completely free from all the crummy stuff you grew up with</text:p>
      <text:p text:style-name="P1">who cares if you arent as strong as her or dont have the wicked powers she does or some "important" mission to do</text:p>
      <text:p text:style-name="P1">you both came from perfectly legitimate realities and IMHO you are both equally valuable</text:p>
      <text:p text:style-name="P1">and both of those realities seem to be tied together</text:p>
      <text:p text:style-name="P1">she cant do her mysterious badass thing unless you make it all the way through your journey and free her</text:p>
      <text:p text:style-name="P1">and your reality was the thing settin the stage for this huge multiversal vortex of problems which after a kajillion fuckin EPOCHS she was always meant to resolve in some way</text:p>
      <text:p text:style-name="P1">and that doesnt mean your life was like... a means to an end in a big cosmic sense</text:p>
      <text:p text:style-name="P1"><text:soft-page-break/>i think its more like...</text:p>
      <text:p text:style-name="P1">you ARE the end, or one of the ends</text:p>
      <text:p text:style-name="P1">you and me and everyone who made it and everyone who didnt</text:p>
      <text:p text:style-name="P1">so that means you dont have to be able to do a lot of super special shit to validate your identity as the real version of yourself</text:p>
      <text:p text:style-name="P1">the only validation you need is being who you are cause no one can be that person but you!</text:p>
      <text:p text:style-name="P1">_</text:p>
      <text:p text:style-name="P1">199. Ce45: =009595</text:p>
      <text:p text:style-name="P1">you can be!</text:p>
      <text:p text:style-name="P1">you can help me out</text:p>
      <text:p text:style-name="P1">i know you arent god tier or anything or probably never did much to get in touch with your aspect</text:p>
      <text:p text:style-name="P1">but maybe that doesnt matter</text:p>
      <text:p text:style-name="P1">u are space right?</text:p>
      <text:p text:style-name="P1">sounds cool!</text:p>
      <text:p text:style-name="P1">no but that potential has to be inside you somewhere</text:p>
      <text:p text:style-name="P1">actually</text:p>
      <text:p text:style-name="P1">its one reason why i wanted u to be with me here for a while</text:p>
      <text:p text:style-name="P1">aside from catch up a bit :)</text:p>
      <text:p text:style-name="P1">nothin really</text:p>
      <text:p text:style-name="P1">just be here with me...</text:p>
      <text:p text:style-name="P1">while i try this</text:p>
      <text:p text:style-name="P1">idk why but i feel like your presence will help</text:p>
      <text:p text:style-name="P1">and if nothing else i just like having u here</text:p>
      <text:p text:style-name="P1">makes me feel better about trying to focus on this weird lil chore</text:p>
      <text:p text:style-name="P1">maybe</text:p>
      <text:p text:style-name="P1"><text:soft-page-break/>i think space is related to this in some abstract way i cant put my finger on</text:p>
      <text:p text:style-name="P1">i gotta make this egg see?</text:p>
      <text:p text:style-name="P1">but it isnt really just an egg its this HELLA complicated egg in both its biological design and everything it represents for the future of an entire civilization</text:p>
      <text:p text:style-name="P1">and i dont have the genetic or chemical or molecular blueprints for it or anything</text:p>
      <text:p text:style-name="P1">i have to figure it out using... just thought</text:p>
      <text:p text:style-name="P1">like, ideas</text:p>
      <text:p text:style-name="P1">ideas that are really basic and live in this primordial sorta quasi-consciousness</text:p>
      <text:p text:style-name="P1">so i have to build the idea of this egg in some way before i do anything</text:p>
      <text:p text:style-name="P1">which means trying to grasp its reality and what it represents</text:p>
      <text:p text:style-name="P1">its like a funky little construct of biological propagation</text:p>
      <text:p text:style-name="P1">and i think that intersects with the nature of space</text:p>
      <text:p text:style-name="P1">at least as we have come to understand it</text:p>
      <text:p text:style-name="P1">the propagation of space is really just some profound cosmological feat of reproduction</text:p>
      <text:p text:style-name="P1">that is... a literally biological process right?</text:p>
      <text:p text:style-name="P1">so to make this egg</text:p>
      <text:p text:style-name="P1">as a rogue of void what im really doing here is something kind of insane</text:p>
      <text:p text:style-name="P1">you yourself told me once how id be able to do this crazy shit!</text:p>
      <text:p text:style-name="P1">ill be like... probing nothingness for an idea</text:p>
      <text:p text:style-name="P1">a pretty complicated idea in this case</text:p>
      <text:p text:style-name="P1">and</text:p>
      <text:p text:style-name="P1">pulling that idea from unreality</text:p>
      <text:p text:style-name="P1">so maybe if im right and a closer connection to the nature of <text:soft-page-break/>space will help me locate that idea...</text:p>
      <text:p text:style-name="P1">almost like</text:p>
      <text:p text:style-name="P1">standing next to an antenna to boost the signal of that idea</text:p>
      <text:p text:style-name="P1">then maybe my chances will be better</text:p>
      <text:p text:style-name="P1">and hey</text:p>
      <text:p text:style-name="P1">even if not</text:p>
      <text:p text:style-name="P1">its just nice to have a friend nearby while u try to do something hard</text:p>
      <text:p text:style-name="P1">_</text:p>
      <text:p text:style-name="P1">200. Ce46: =009627</text:p>
      <text:p text:style-name="P1">you can stay here with the others until this all blows over!</text:p>
      <text:p text:style-name="P1">jade!!</text:p>
      <text:p text:style-name="P1">she sleepin</text:p>
      <text:p text:style-name="P1">please keep an eye on her k?</text:p>
      <text:p text:style-name="P1">also a man they call the mayor is here</text:p>
      <text:p text:style-name="P1">i dunno much about the dude myself but APPARENTLY he is a hell of a guy</text:p>
      <text:p text:style-name="P1">give him my regards</text:p>
      <text:p text:style-name="P1">_</text:p>
      <text:p text:style-name="P1">201. Ce47: =009630</text:p>
      <text:p text:style-name="P1">so</text:p>
      <text:p text:style-name="P1">yeah</text:p>
      <text:p text:style-name="P1">if we make it thru this</text:p>
      <text:p text:style-name="P1">ill come back for you</text:p>
      <text:p text:style-name="P1">and then</text:p>
      <text:p text:style-name="P1">we figure out what happens next!</text:p>
      <text:p text:style-name="P1">hope ur not sick of hearin it yet</text:p>
      <text:p text:style-name="P1"><text:soft-page-break/>but im still so psyched youre with us</text:p>
      <text:p text:style-name="P1">it is just</text:p>
      <text:p text:style-name="P1">errgh</text:p>
      <text:p text:style-name="P1">callie in times such as these...</text:p>
      <text:p text:style-name="P1">ya know</text:p>
      <text:p text:style-name="P1">words have trouble cuttin it</text:p>
      <text:p text:style-name="P1">ca'mere</text:p>
      <text:p text:style-name="P1">_</text:p>
      <text:p text:style-name="P1">202. Ce48: =009631</text:p>
      <text:p text:style-name="P1">keep me in ur thoughts ok?</text:p>
      <text:p text:style-name="P1">in the luckiest and magickest way you kno how</text:p>
      <text:p text:style-name="P1">now if u will excuse me</text:p>
      <text:p text:style-name="P1">_</text:p>
      <text:p text:style-name="P1">203. Ce49: =009632</text:p>
      <text:p text:style-name="P1">i got a delivery to make!</text:p>
      <text:p text:style-name="P1">_</text:p>
      <text:p text:style-name="P1">204. KM3: =009667</text:p>
      <text:p text:style-name="P1">hey!!!!!!!!!</text:p>
      <text:p text:style-name="P1">_</text:p>
      <text:p text:style-name="P1">205. KM4: =009668</text:p>
      <text:p text:style-name="P1">heeeey</text:p>
      <text:p text:style-name="P1">_</text:p>
      <text:p text:style-name="P1">206. KM5: =009669</text:p>
      <text:p text:style-name="P1">heeeeeeeeeeeeey!</text:p>
      <text:p text:style-name="P1">heeyyyyyyyyyyyyyyyyy</text:p>
      <text:p text:style-name="P1">_</text:p>
      <text:p text:style-name="P1">207. KM6: =009670</text:p>
      <text:p text:style-name="P1"><text:soft-page-break/>kanaya!</text:p>
      <text:p text:style-name="P1">guess what</text:p>
      <text:p text:style-name="P1">i GOT somethin 4 u</text:p>
      <text:p text:style-name="P1">thats the thing you gots to be guessin!</text:p>
      <text:p text:style-name="P1">_</text:p>
      <text:p text:style-name="P1">208. KM7: =009671</text:p>
      <text:p text:style-name="P1">yup but u gotta be more specific</text:p>
      <text:p text:style-name="P1">hahahahaha no but that would be SO FUNNY!</text:p>
      <text:p text:style-name="P1">hahaha youre pretty funny</text:p>
      <text:p text:style-name="P1">damn now i wanna go away and start this whole shit over so i can do that punchline instead</text:p>
      <text:p text:style-name="P1">yes!!</text:p>
      <text:p text:style-name="P1">but no</text:p>
      <text:p text:style-name="P1">what i have for youuu</text:p>
      <text:p text:style-name="P1">_</text:p>
      <text:p text:style-name="P1">209. KM8: =009672</text:p>
      <text:p text:style-name="P1">is this!</text:p>
      <text:p text:style-name="P1">_</text:p>
      <text:p text:style-name="P1">210. KM9: =009675</text:p>
      <text:p text:style-name="P1">yeah!!!</text:p>
      <text:p text:style-name="P1">i mean</text:p>
      <text:p text:style-name="P1">as real as i could make it</text:p>
      <text:p text:style-name="P1">which i think means</text:p>
      <text:p text:style-name="P1">as real as the thing that it is and was always supposed to be when its idea is expressed as purely as possible through physical matter!</text:p>
      <text:p text:style-name="P1">its a real alien egg!</text:p>
      <text:p text:style-name="P1">bottom line</text:p>
      <text:p text:style-name="P1"><text:soft-page-break/>it took a lot of work and i guess voidy soul searching? but</text:p>
      <text:p text:style-name="P1">i finally made it</text:p>
      <text:p text:style-name="P1">just for you!</text:p>
      <text:p text:style-name="P1">yep</text:p>
      <text:p text:style-name="P1">hey i know i dont know ya too well</text:p>
      <text:p text:style-name="P1">we just met!</text:p>
      <text:p text:style-name="P1">but really it was always gonna be for you</text:p>
      <text:p text:style-name="P1">this egg is stinkin useless without someone whos qualified to care for it</text:p>
      <text:p text:style-name="P1">and thats you</text:p>
      <text:p text:style-name="P1">please look after the lil guy... i have developed some oddly motherly feelins for the spiky fucker myself</text:p>
      <text:p text:style-name="P1">it was like this whole quasi intellectu-motional SAGA or something for me to figure out how to make this freaking egg</text:p>
      <text:p text:style-name="P1">yeah! that!</text:p>
      <text:p text:style-name="P1">dont worry about it</text:p>
      <text:p text:style-name="P1">s'just ~*powers*~</text:p>
      <text:p text:style-name="P1">whooshhhhwoooshhhhhh (magic noises)</text:p>
      <text:p text:style-name="P1">voila, insta-orb</text:p>
      <text:p text:style-name="P1">just add the subtraction of its nonexistence!</text:p>
      <text:p text:style-name="P1">_</text:p>
      <text:p text:style-name="P1">211. KM10: =009678</text:p>
      <text:p text:style-name="P1">no problem!</text:p>
      <text:p text:style-name="P1">nah</text:p>
      <text:p text:style-name="P1">nope!</text:p>
      <text:p text:style-name="P1">yes</text:p>
      <text:p text:style-name="P1">does it?</text:p>
      <text:p text:style-name="P1">the way i see it is you shouldnt have needed to worry about makin <text:soft-page-break/>the thing</text:p>
      <text:p text:style-name="P1">i think it will be challenging enough like...</text:p>
      <text:p text:style-name="P1">hatching it??</text:p>
      <text:p text:style-name="P1">and tending to all the stuff that comes next</text:p>
      <text:p text:style-name="P1">isnt that basically being responsible for the preservation of an entire race of people?</text:p>
      <text:p text:style-name="P1">like not even a simple kinda people that all go about havin their own babies by themselves n such</text:p>
      <text:p text:style-name="P1">u have to set up and deal with this huge creature that does it all herself right? </text:p>
      <text:p text:style-name="P1">yeah so just focus on that!</text:p>
      <text:p text:style-name="P1">im sure you will have help if you need it</text:p>
      <text:p text:style-name="P1">i mean... after all this shit is over obviously</text:p>
      <text:p text:style-name="P1">hey speaking of which</text:p>
      <text:p text:style-name="P1">howd it go here? did you do the thing?</text:p>
      <text:p text:style-name="P1">we?</text:p>
      <text:p text:style-name="P1">oh yeah karkat came too didnt he</text:p>
      <text:p text:style-name="P1">where did he go?</text:p>
      <text:p text:style-name="P1">meditating huh</text:p>
      <text:p text:style-name="P1">heheh ok</text:p>
      <text:p text:style-name="P1">_</text:p>
      <text:p text:style-name="P1">212. KM11: =009679</text:p>
      <text:p text:style-name="P1">so you are roses girlfriend right?</text:p>
      <text:p text:style-name="P1">umm</text:p>
      <text:p text:style-name="P1">i dunno</text:p>
      <text:p text:style-name="P1">is a matesprit the thing trolls call each other when they are girlfriends or boyfriends with each other?</text:p>
      <text:p text:style-name="P1">ah ha!</text:p>
      <text:p text:style-name="P1"><text:soft-page-break/>then uh</text:p>
      <text:p text:style-name="P1">the answer is yes?</text:p>
      <text:p text:style-name="P1">lmao</text:p>
      <text:p text:style-name="P1">ok it was kind of obvious i was just makin sure</text:p>
      <text:p text:style-name="P1">anyway thats cool!</text:p>
      <text:p text:style-name="P1">did you meet on ur fancy meteor vessel</text:p>
      <text:p text:style-name="P1">so i guess you mustve gotten to know each other a lot better during the trip</text:p>
      <text:p text:style-name="P1">i bet :)</text:p>
      <text:p text:style-name="P1">man... three years was it?</text:p>
      <text:p text:style-name="P1">thats crazy!</text:p>
      <text:p text:style-name="P1">for a whole bunch of people who only just met including humans AND aliens</text:p>
      <text:p text:style-name="P1">or i mean trolls whoops sorry if thats rude</text:p>
      <text:p text:style-name="P1">haha</text:p>
      <text:p text:style-name="P1">but then you all IMMEDIATELY have to hunker down together for three years</text:p>
      <text:p text:style-name="P1">it sounds fun!</text:p>
      <text:p text:style-name="P1">kinda wish i could have been there</text:p>
      <text:p text:style-name="P1">i guess i had my own less long stint with people in my session</text:p>
      <text:p text:style-name="P1">only like half a year tho</text:p>
      <text:p text:style-name="P1">which was cool in its own way but it wasnt nearly as... social as your scene sounded?</text:p>
      <text:p text:style-name="P1">yeah WOW!!!</text:p>
      <text:p text:style-name="P1">i remember hearing about that from a friend</text:p>
      <text:p text:style-name="P1">who...</text:p>
      <text:p text:style-name="P1">never even existed from this frame of reference :(</text:p>
      <text:p text:style-name="P1">i guess thats another weird thing about my lil sojourn to get to this point...</text:p>
      <text:p text:style-name="P1"><text:soft-page-break/>it is all made of memories now that didnt even happen for other people</text:p>
      <text:p text:style-name="P1">yeah</text:p>
      <text:p text:style-name="P1">aw yeas 8)</text:p>
      <text:p text:style-name="P1">i hope so!</text:p>
      <text:p text:style-name="P1">i really hope it all works out and you make a super successful trollworld 2</text:p>
      <text:p text:style-name="P1">who</text:p>
      <text:p text:style-name="P1">_</text:p>
      <text:p text:style-name="P1">213. KM12: =009680</text:p>
      <text:p text:style-name="P1">count me in! :D</text:p>
      <text:p text:style-name="P1">hm??</text:p>
      <text:p text:style-name="P1">how so</text:p>
      <text:p text:style-name="P1">ooh i see</text:p>
      <text:p text:style-name="P1">yeah!</text:p>
      <text:p text:style-name="P1">it is like.....</text:p>
      <text:p text:style-name="P1">like say a mother wolf being all ready to stand up to some other asshole of nature</text:p>
      <text:p text:style-name="P1">like a nasty bear</text:p>
      <text:p text:style-name="P1">and shes ready to fight and all but also shes got to think about what happens to her pups if she gets hurt yeah?</text:p>
      <text:p text:style-name="P1">oh sure</text:p>
      <text:p text:style-name="P1">just imagine instead of a wolf its like</text:p>
      <text:p text:style-name="P1">a mother uhhhh</text:p>
      <text:p text:style-name="P1">help me out here</text:p>
      <text:p text:style-name="P1">a beautiful mother musclebeast</text:p>
      <text:p text:style-name="P1">and instead of a bear</text:p>
      <text:p text:style-name="P1">its um</text:p>
      <text:p text:style-name="P1"><text:soft-page-break/>a metroid</text:p>
      <text:p text:style-name="P1">damn straight</text:p>
      <text:p text:style-name="P1">be fuckin fight of the year right there</text:p>
      <text:p text:style-name="P1">but yes that concern is completely understandable</text:p>
      <text:p text:style-name="P1">you dont gotta fight if you dont want!</text:p>
      <text:p text:style-name="P1">but im sure we could really use the help</text:p>
      <text:p text:style-name="P1">i think so!</text:p>
      <text:p text:style-name="P1">id look at it this way</text:p>
      <text:p text:style-name="P1">none of this next gen troll stuff is even going to matter if we dont win this fight</text:p>
      <text:p text:style-name="P1">so we have to prioritize beating all these goddamn villains</text:p>
      <text:p text:style-name="P1">specially the witch!</text:p>
      <text:p text:style-name="P1">any extra edge is going to help</text:p>
      <text:p text:style-name="P1">and tho i admit i dont know much about you i am feeling prrrettyyy confident in my assessment that u are probably some sort of sick deadly bitch</text:p>
      <text:p text:style-name="P1">i knews it ;)</text:p>
      <text:p text:style-name="P1">in fact i would BET</text:p>
      <text:p text:style-name="P1">that you could USE your concern for all ur future space pups to be WAY extra deadlier in this fray</text:p>
      <text:p text:style-name="P1">maybe youd make the whole difference??</text:p>
      <text:p text:style-name="P1">the point is we need you now just as much as anyone in the future will</text:p>
      <text:p text:style-name="P1">and we are ALL riskin stuff and ALL in this together and if youre with me and rose and john, dont worry we aint gonna let anything happen to you</text:p>
      <text:p text:style-name="P1">i promise!!!!!</text:p>
      <text:p text:style-name="P1">dang?</text:p>
      <text:p text:style-name="P1">for real?!</text:p>
      <text:p text:style-name="P1">FUCK YES</text:p>
      <text:p text:style-name="P1"><text:soft-page-break/>me?? nuhhh</text:p>
      <text:p text:style-name="P1">im not naturally good at that at all</text:p>
      <text:p text:style-name="P1">i mostly just yelled at my friends cause they were such a gaggle of frustrating bozos</text:p>
      <text:p text:style-name="P1">i guess im just feeling way inspired by the fact everyone is here together and we are all about to try and do something huge and important</text:p>
      <text:p text:style-name="P1">ive also watched john in action a bit and he is VERY good at that stuff</text:p>
      <text:p text:style-name="P1">hes actually so good at being inspiring hes inspired me to try and be... more inspiring? that sounds dumb as hell but is true as shit</text:p>
      <text:p text:style-name="P1">i also love how hes got NO IDEA how good he is at leadery stuff, its</text:p>
      <text:p text:style-name="P1">it</text:p>
      <text:p text:style-name="P1">it is so inspirationally friggin adorable</text:p>
      <text:p text:style-name="P1">_</text:p>
      <text:p text:style-name="P1">214. KM13: =009682</text:p>
      <text:p text:style-name="P1">we hella shall</text:p>
      <text:p text:style-name="P1">_</text:p>
      <text:p text:style-name="P1">215. JE41: =009830</text:p>
      <text:p text:style-name="P1">went cool</text:p>
      <text:p text:style-name="P1">dropped callie off with jade + mayor</text:p>
      <text:p text:style-name="P1">gave kanaya space egg</text:p>
      <text:p text:style-name="P1">shit is shaping the heck up</text:p>
      <text:p text:style-name="P1">_</text:p>
      <text:p text:style-name="P1">216. JE42: =009831</text:p>
      <text:p text:style-name="P1">:)</text:p>
      <text:p text:style-name="P1">_</text:p>
      <text:p text:style-name="P1">217. KM14: =009832</text:p>
      <text:p text:style-name="P1"><text:soft-page-break/>hay whats happening to skaia</text:p>
      <text:p text:style-name="P1">oh</text:p>
      <text:p text:style-name="P1">soo...</text:p>
      <text:p text:style-name="P1">how do we do that again?</text:p>
      <text:p text:style-name="P1">_</text:p>
      <text:p text:style-name="P1">218. JE43: =009833</text:p>
      <text:p text:style-name="P1">hes meditating</text:p>
      <text:p text:style-name="P1">echidna really blitzed his chakras apparently</text:p>
      <text:p text:style-name="P1">shrug</text:p>
      <text:p text:style-name="P1">some soul junk that gets blitzed in the presence of a snake goddess??</text:p>
      <text:p text:style-name="P1">yup</text:p>
      <text:p text:style-name="P1">mmm thas good shit</text:p>
      <text:p text:style-name="P1">very leadery :)</text:p>
      <text:p text:style-name="P1">_</text:p>
      <text:p text:style-name="P1">219. JE44: =009836</text:p>
      <text:p text:style-name="P1">......</text:p>
      <text:p text:style-name="P1">_</text:p>
      <text:p text:style-name="P1">220. JE45: =009878</text:p>
      <text:p text:style-name="P1">yeah!!!</text:p>
      <text:p text:style-name="P1">_</text:p>
      <text:p text:style-name="P1">221. JE46: =010030</text:p>
      <text:p text:style-name="P1"><draw:frame draw:style-name="fr1" draw:name="graphics3" text:anchor-type="paragraph" svg:x="0.7272in" svg:y="-0.052in" svg:width="0.2783in" svg:height="0.261in" draw:z-index="2"><draw:image xlink:href="Pictures/10000201000000A0000000A08AD969BE.png" xlink:type="simple" xlink:show="embed" xlink:actuate="onLoad"/></draw:frame><draw:frame draw:style-name="fr1" draw:name="graphics2" text:anchor-type="paragraph" svg:x="0.3874in" svg:y="-0.0516in" svg:width="0.2736in" svg:height="0.2626in" draw:z-index="1"><draw:image xlink:href="Pictures/10000201000000A0000000A0E264F8BB.png" xlink:type="simple" xlink:show="embed" xlink:actuate="onLoad"/></draw:frame><draw:frame draw:style-name="fr1" draw:name="graphics1" text:anchor-type="paragraph" svg:x="0.0555in" svg:y="-0.052in" svg:width="0.2783in" svg:height="0.261in" draw:z-index="0"><draw:image xlink:href="Pictures/10000201000000A0000000A08AD969BE.png" xlink:type="simple" xlink:show="embed" xlink:actuate="onLoad"/></draw:frame>from me callie + chess guys :)</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Mangal" svg:font-family="Mangal" style:font-pitch="variable"/>
    <style:font-face style:name="Microsoft YaHei" svg:font-family="'Microsoft YaHei'" style:font-pitch="variable"/>
    <style:font-face style:name="Arial" svg:font-family="Aria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zh" style:country-asian="CN" style:font-name-complex="Courier New"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Courier New" fo:font-size="12pt" fo:language="en" fo:country="US" style:font-name-asian="Courier New" style:font-size-asian="12pt" style:language-asian="en" style:country-asian="US" style:font-name-complex="Courier New" fo:hyphenate="false" fo:hyphenation-remain-char-count="2" fo:hyphenation-push-char-count="2"/>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use-window-font-color="true" style:font-name="Arial" fo:font-size="14pt" fo:language="en" fo:country="US" style:font-name-asian="Mangal" style:font-size-asian="14pt" style:language-asian="zh" style:country-asian="CN" style:font-name-complex="Microsoft YaHei" fo:hyphenate="false" fo:hyphenation-remain-char-count="2" fo:hyphenation-push-char-count="2"/>
    </style:style>
    <style:style style:name="Text_20_body" style:display-name="Text body" style:family="paragraph" style:parent-style-name="Standard" style:class="text">
      <style:paragraph-properties fo:margin-top="0in" fo:margin-bottom="0.0835in" fo:hyphenation-ladder-count="no-limit"/>
      <style:text-properties style:use-window-font-color="true" style:font-name="Courier New" fo:font-size="12pt" fo:language="en" fo:country="US" style:font-name-asian="Courier New" style:font-size-asian="12pt" style:language-asian="zh" style:country-asian="CN" style:font-name-complex="Courier New" fo:hyphenate="false" fo:hyphenation-remain-char-count="2" fo:hyphenation-push-char-count="2"/>
    </style:style>
    <style:style style:name="List" style:family="paragraph" style:parent-style-name="Text_20_body" style:class="list">
      <style:text-properties style:font-name-asian="Mangal1"/>
    </style:style>
    <style:style style:name="Caption" style:family="paragraph" style:parent-style-name="Standard" style:class="extra">
      <style:paragraph-properties fo:margin-top="0.0835in" fo:margin-bottom="0.0835in" fo:hyphenation-ladder-count="no-limit"/>
      <style:text-properties style:use-window-font-color="true" style:font-name="Courier New" fo:font-size="12pt" fo:language="en" fo:country="US" fo:font-style="italic" style:font-name-asian="Mangal1" style:language-asian="zh" style:country-asian="CN" style:font-style-asian="italic" style:font-name-complex="Courier New" style:font-style-complex="italic" fo:hyphenate="false" fo:hyphenation-remain-char-count="2" fo:hyphenation-push-char-count="2"/>
    </style:style>
    <style:style style:name="Index" style:family="paragraph" style:parent-style-name="Standard" style:class="index">
      <style:paragraph-properties fo:hyphenation-ladder-count="no-limit"/>
      <style:text-properties style:use-window-font-color="true" style:font-name="Courier New" fo:font-size="12pt" fo:language="en" fo:country="US" style:font-name-asian="Mangal1" style:font-size-asian="12pt" style:language-asian="zh" style:country-asian="CN" style:font-name-complex="Courier New"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date>2018-01-11T03:01:10.97</dc:date>
    <dc:creator>Elan Buckley</dc:creator>
    <meta:editing-duration>PT8M37S</meta:editing-duration>
    <meta:editing-cycles>2</meta:editing-cycles>
    <meta:document-statistic meta:table-count="0" meta:image-count="3" meta:object-count="0" meta:page-count="181" meta:paragraph-count="4527" meta:word-count="25562" meta:character-count="124391"/>
  </office:meta>
</office:document-meta>
</file>